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ages/majorcomponents.jpg"/>
  <manifest:file-entry manifest:full-path="Pictures/./images/users_register.jpg"/>
  <manifest:file-entry manifest:full-path="Pictures/./images/Users_login.jpg"/>
  <manifest:file-entry manifest:full-path="Pictures/./images/datarelation.jpg"/>
  <manifest:file-entry manifest:full-path="Pictures/./images/adminuse.jpg"/>
  <manifest:file-entry manifest:full-path="Pictures/./images/dd_firstpage.png"/>
  <manifest:file-entry manifest:full-path="Pictures/./images/dd_register.png"/>
  <manifest:file-entry manifest:full-path="Pictures/./images/dd_login.png"/>
  <manifest:file-entry manifest:full-path="Pictures/./images/dd_afterlogin.png"/>
  <manifest:file-entry manifest:full-path="Pictures/./images/dd_listfieldtypes.png"/>
  <manifest:file-entry manifest:full-path="Pictures/./images/dd_newfieldtype.png"/>
  <manifest:file-entry manifest:full-path="Pictures/./images/dd_viewfieldtype.png"/>
  <manifest:file-entry manifest:full-path="Pictures/./images/dd_editfieldtype.png"/>
  <manifest:file-entry manifest:full-path="Pictures/./images/dd_editcreatequery.png"/>
  <manifest:file-entry manifest:full-path="Pictures/./images/dd_viewquery.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9.0pt"/>
    </style:style>
    <style:style style:name="cmbx-10x-x-109" style:family="text">
      <style:text-properties fo:font-weight="bold"/>
    </style:style>
    <style:style style:name="cmbsy-10x-x-109" style:family="text">
      <style:text-properties fo:font-weight="bold"/>
    </style:style>
    <style:style style:name="cmbsy-8" style:family="text">
      <style:text-properties fo:font-weight="bold" fo:font-size="7.2pt"/>
    </style:style>
    <style:style style:name="cmbsy-6" style:family="text">
      <style:text-properties fo:font-weight="bold" fo:font-size="5.4pt"/>
    </style:style>
    <style:style style:name="cmr-8" style:family="text">
      <style:text-properties fo:font-size="7.2pt"/>
    </style:style>
    <style:style style:name="cmr-6" style:family="text">
      <style:text-properties fo:font-size="5.4pt"/>
    </style:style>
    <style:style style:name="cmmi-10x-x-109" style:family="text">
      <style:text-properties fo:font-style="italic"/>
    </style:style>
    <style:style style:name="cmmi-8" style:family="text">
      <style:text-properties fo:font-style="italic" fo:font-size="7.2pt"/>
    </style:style>
    <style:style style:name="cmmi-6" style:family="text">
      <style:text-properties fo:font-style="italic" fo:font-size="5.4pt"/>
    </style:style>
    <style:style style:name="cmsy-8" style:family="text">
      <style:text-properties fo:font-size="7.2pt"/>
    </style:style>
    <style:style style:name="cmsy-6" style:family="text">
      <style:text-properties fo:font-size="5.4pt"/>
    </style:style>
    <style:style style:name="cmr-17" style:family="text">
      <style:text-properties fo:font-size="15.4pt"/>
    </style:style>
    <style:style style:name="cmr-12" style:family="text">
      <style:text-properties fo:font-size="10.9pt"/>
    </style:style>
    <style:style style:name="cmtt-10x-x-109" style:family="text">
      <style:text-properties fo:font-family="monospace"/>
    </style:style>
    <style:style style:name="cmti-10x-x-109" style:family="text">
      <style:text-properties fo:font-style="italic"/>
    </style:style>
    <style:style style:name="cmtt-10" style:family="text">
      <style:text-properties fo:font-family="monospace" fo:font-size="9.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r-17">DeepDepth</text:span><text:line-break/>
<text:span text:style-name="cmr-17">An Approach To Visualize Twitter Tweets</text:span></text:p>
<text:p text:style-name="author"><text:span text:style-name="cmr-12">AmirSaber Sharifi</text:span></text:p>
<text:p text:style-name="date"><text:span text:style-name="cmr-12">October 2014</text:span></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Chapter<text:s/>1 </text:span><t4htlink href="#x1-20001" name="QQ2-1-2"/>Introduction</text:p><text:p text:style-name="P2"><text:span text:style-name="toc-mark">1.1 </text:span><t4htlink href="#x1-30001.1" name="QQ2-1-3"/>Social Networks</text:p><text:p text:style-name="P2"><text:span text:style-name="toc-mark">1.2 </text:span><t4htlink href="#x1-40001.2" name="QQ2-1-4"/>DeepDepth</text:p><text:p text:style-name="P2"><text:span text:style-name="toc-mark">1.3 </text:span><t4htlink href="#x1-50001.3" name="QQ2-1-5"/>Related
works</text:p><text:p text:style-name="P2"><text:span text:style-name="toc-mark">1.4 </text:span><t4htlink href="#x1-120001.4" name="QQ2-1-12"/>Challenges</text:p><text:p text:style-name="P1"><text:span text:style-name="toc-mark">Chapter<text:s/>2 </text:span><t4htlink href="#x1-130002" name="QQ2-1-13"/>DeepDepth</text:p><text:p text:style-name="P2"><text:span text:style-name="toc-mark">2.1 </text:span><t4htlink href="#x1-140002.1" name="QQ2-1-14"/>High-Level Description</text:p><text:p text:style-name="P3"><text:span text:style-name="toc-mark">2.1.1
</text:span><t4htlink href="#x1-150002.1.1" name="QQ2-1-15"/>Components</text:p><text:p text:style-name="P4"><text:span text:style-name="toc-mark">2.1.1.1 </text:span><t4htlink href="#x1-160002.1.1.1" name="QQ2-1-16"/>Major Components</text:p><text:p text:style-name="P4"><text:span text:style-name="toc-mark">2.1.1.2 </text:span><t4htlink href="#x1-170002.1.1.2" name="QQ2-1-18"/>Web Appication</text:p><text:p text:style-name="P3"><text:span text:style-name="toc-mark">2.1.2
</text:span><t4htlink href="#x1-180002.1.2" name="QQ2-1-23"/>Technologies</text:p><text:p text:style-name="P4"><text:span text:style-name="toc-mark">2.1.2.1 </text:span><t4htlink href="#x1-190002.1.2.1" name="QQ2-1-24"/>Social data</text:p><text:p text:style-name="P4"><text:span text:style-name="toc-mark">2.1.2.2 </text:span><t4htlink href="#x1-200002.1.2.2" name="QQ2-1-25"/>Web Application</text:p><text:p text:style-name="P2"><text:span text:style-name="toc-mark">2.2 </text:span><t4htlink href="#x1-210002.2" name="QQ2-1-26"/>Implementation</text:p><text:p text:style-name="P3"><text:span text:style-name="toc-mark">2.2.1
</text:span><t4htlink href="#x1-220002.2.1" name="QQ2-1-27"/>Server</text:p><text:p text:style-name="P4"><text:span text:style-name="toc-mark">2.2.1.1 </text:span><t4htlink href="#x1-230002.2.1.1" name="QQ2-1-30"/>Environments</text:p><text:p text:style-name="P4"><text:span text:style-name="toc-mark">2.2.1.2 </text:span><t4htlink href="#x1-240002.2.1.2" name="QQ2-1-32"/>Models</text:p><text:p text:style-name="P4"><text:span text:style-name="toc-mark">2.2.1.3 </text:span><t4htlink href="#x1-250002.2.1.3" name="QQ2-1-34"/>Controllers</text:p><text:p text:style-name="P4"><text:span text:style-name="toc-mark">2.2.1.4 </text:span><t4htlink href="#x1-260002.2.1.4" name="QQ2-1-36"/>Routes</text:p><text:p text:style-name="P4"><text:span text:style-name="toc-mark">2.2.1.5
</text:span><t4htlink href="#x1-270002.2.1.5" name="QQ2-1-38"/>Tasks</text:p><text:p text:style-name="P4"><text:span text:style-name="toc-mark">2.2.1.6 </text:span><t4htlink href="#x1-280002.2.1.6" name="QQ2-1-40"/>Tests</text:p><text:p text:style-name="P3"><text:span text:style-name="toc-mark">2.2.2 </text:span><t4htlink href="#x1-290002.2.2" name="QQ2-1-41"/>Client</text:p><text:p text:style-name="P4"><text:span text:style-name="toc-mark">2.2.2.1 </text:span><t4htlink href="#x1-300002.2.2.1" name="QQ2-1-42"/>Modules</text:p><text:p text:style-name="P4"><text:span text:style-name="toc-mark">2.2.2.2 </text:span><t4htlink href="#x1-310002.2.2.2" name="QQ2-1-43"/>Config</text:p><text:p text:style-name="P4"><text:span text:style-name="toc-mark">2.2.2.3 </text:span><t4htlink href="#x1-320002.2.2.3" name="QQ2-1-44"/>Services</text:p><text:p text:style-name="P4"><text:span text:style-name="toc-mark">2.2.2.4
</text:span><t4htlink href="#x1-330002.2.2.4" name="QQ2-1-45"/>Views</text:p><text:p text:style-name="P3"><text:span text:style-name="toc-mark">2.2.3 </text:span><t4htlink href="#x1-340002.2.3" name="QQ2-1-46"/>Example</text:p><text:p text:style-name="P4"><text:span text:style-name="toc-mark">2.2.3.1 </text:span><t4htlink href="#x1-350002.2.3.1" name="QQ2-1-48"/>Register and Login</text:p><text:p text:style-name="P4"><text:span text:style-name="toc-mark">2.2.3.2 </text:span><t4htlink href="#x1-360002.2.3.2" name="QQ2-1-51"/>Main Menu</text:p><text:p text:style-name="P4"><text:span text:style-name="toc-mark">2.2.3.3
</text:span><t4htlink href="#x1-370002.2.3.3" name="QQ2-1-57"/>Query</text:p><text:p text:style-name="P1"><text:span text:style-name="toc-mark">Chapter<text:s/>3 </text:span><t4htlink href="#x1-380003" name="QQ2-1-60"/>Summary and Future Works</text:p>
    </text:index-body> 
</text:table-of-content> 

                                                                     

                                                                     
   <!--start of chapter*
--><text:p text:style-name="clearpage"/><text:h text:style-name="Heading-1" text:outline-level="1"><text:reference-mark text:name="x1-1000"> </text:reference-mark></text:h> 

   <text:table-of-content text:name="toc" text:style-name="Sect1" text:protected="true"> 
<text:table-of-content-source text:outline-level="6"> 
<text:index-title-template text:style-name="Contents-Heading">List of Figure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List of Figures</text:p> </text:index-title> <text:p><text:span text:style-name="toc-mark">2.1<text:s/><text:span text:style-name="reference-ref"><text:reference-ref text:ref-name="x1-160011" text:reference-format="text"> </text:reference-ref></text:span>How major components are connected</text:span></text:p><text:p><text:span text:style-name="toc-mark">2.2<text:s/><text:span text:style-name="reference-ref"><text:reference-ref text:ref-name="x1-170012" text:reference-format="text"> </text:reference-ref></text:span>Register process</text:span></text:p><text:p><text:span text:style-name="toc-mark">2.3<text:s/><text:span text:style-name="reference-ref"><text:reference-ref text:ref-name="x1-170023" text:reference-format="text"> </text:reference-ref></text:span>Login
process</text:span></text:p><text:p><text:span text:style-name="toc-mark">2.4<text:s/><text:span text:style-name="reference-ref"><text:reference-ref text:ref-name="x1-170034" text:reference-format="text"> </text:reference-ref></text:span>Field type, Graph type, Job type and Query relation</text:span></text:p><text:p><text:span text:style-name="toc-mark">2.5<text:s/><text:span text:style-name="reference-ref"><text:reference-ref text:ref-name="x1-170045" text:reference-format="text"> </text:reference-ref></text:span>Admin
use case</text:span></text:p><text:p><text:span text:style-name="toc-mark">2.6<text:s/><text:span text:style-name="reference-ref"><text:reference-ref text:ref-name="x1-220016" text:reference-format="text"> </text:reference-ref></text:span>DeepDepth server.js</text:span></text:p><text:p><text:span text:style-name="toc-mark">2.7<text:s/><text:span text:style-name="reference-ref"><text:reference-ref text:ref-name="x1-220307" text:reference-format="text"> </text:reference-ref></text:span>DeepDepth package.json</text:span></text:p><text:p><text:span text:style-name="toc-mark">2.8<text:s/><text:span text:style-name="reference-ref"><text:reference-ref text:ref-name="x1-230018" text:reference-format="text"> </text:reference-ref></text:span>DeepDepth
development.js</text:span></text:p><text:p><text:span text:style-name="toc-mark">2.9<text:s/><text:span text:style-name="reference-ref"><text:reference-ref text:ref-name="x1-240019" text:reference-format="text"> </text:reference-ref></text:span>DeepDepth Jobtype Schema</text:span></text:p><text:p><text:span text:style-name="toc-mark">2.10<text:s/><text:span text:style-name="reference-ref"><text:reference-ref text:ref-name="x1-2500110" text:reference-format="text"> </text:reference-ref></text:span>DeepDepth Fieldtype
controller function</text:span></text:p><text:p><text:span text:style-name="toc-mark">2.11<text:s/><text:span text:style-name="reference-ref"><text:reference-ref text:ref-name="x1-2600111" text:reference-format="text"> </text:reference-ref></text:span>DeepDepth Query Routes</text:span></text:p><text:p><text:span text:style-name="toc-mark">2.12<text:s/><text:span text:style-name="reference-ref"><text:reference-ref text:ref-name="x1-2700112" text:reference-format="text"> </text:reference-ref></text:span>DeepDepth Query
Task</text:span></text:p><text:p><text:span text:style-name="toc-mark">2.13<text:s/><text:span text:style-name="reference-ref"><text:reference-ref text:ref-name="x1-3400113" text:reference-format="text"> </text:reference-ref></text:span>DeepDepth Home Page</text:span></text:p><text:p><text:span text:style-name="toc-mark">2.14<text:s/><text:span text:style-name="reference-ref"><text:reference-ref text:ref-name="x1-3500114" text:reference-format="text"> </text:reference-ref></text:span>DeepDepth Sign Up</text:span></text:p><text:p><text:span text:style-name="toc-mark">2.15<text:s/><text:span text:style-name="reference-ref"><text:reference-ref text:ref-name="x1-3500215" text:reference-format="text"> </text:reference-ref></text:span>DeepDepth Sign
in</text:span></text:p><text:p><text:span text:style-name="toc-mark">2.16<text:s/><text:span text:style-name="reference-ref"><text:reference-ref text:ref-name="x1-3600116" text:reference-format="text"> </text:reference-ref></text:span>DeepDepth Admin Menu</text:span></text:p><text:p><text:span text:style-name="toc-mark">2.17<text:s/><text:span text:style-name="reference-ref"><text:reference-ref text:ref-name="x1-3600217" text:reference-format="text"> </text:reference-ref></text:span>DeepDepth List Field type</text:span></text:p><text:p><text:span text:style-name="toc-mark">2.18<text:s/><text:span text:style-name="reference-ref"><text:reference-ref text:ref-name="x1-3600318" text:reference-format="text"> </text:reference-ref></text:span>DeepDepth
New Field type</text:span></text:p><text:p><text:span text:style-name="toc-mark">2.19<text:s/><text:span text:style-name="reference-ref"><text:reference-ref text:ref-name="x1-3600419" text:reference-format="text"> </text:reference-ref></text:span>DeepDepth View Field type</text:span></text:p><text:p><text:span text:style-name="toc-mark">2.20<text:s/><text:span text:style-name="reference-ref"><text:reference-ref text:ref-name="x1-3600520" text:reference-format="text"> </text:reference-ref></text:span>DeepDepth Edit
Field type</text:span></text:p><text:p><text:span text:style-name="toc-mark">2.21<text:s/><text:span text:style-name="reference-ref"><text:reference-ref text:ref-name="x1-3700121" text:reference-format="text"> </text:reference-ref></text:span>DeepDepth Create Query</text:span></text:p><text:p><text:span text:style-name="toc-mark">2.22<text:s/><text:span text:style-name="reference-ref"><text:reference-ref text:ref-name="x1-3700222" text:reference-format="text"> </text:reference-ref></text:span>DeepDepth View Query</text:span></text:p>
    </text:index-body> 
</text:table-of-content> 

                                                                     

                                                                     
   <!--start of chapter
--><text:p text:style-name="clearpage"/><text:h text:style-name="Heading-1" text:outline-level="1"><text:span text:style-name="chapter">Chapter<text:s/>1 </text:span><text:line-break/><t4htlink href="#QQ2-1-2" name="x1-20001"/>Introduction</text:h> 

   <!--start of section
--><text:h text:style-name="Heading-2" text:outline-level="2"><text:span text:style-name="section">1.1    </text:span><t4htlink href="#QQ2-1-3" name="x1-30001.1"/>Social Networks</text:h> 

<!--l. 59
--><text:p text:style-name="Text-body">A <text:span text:style-name="Emphasis"><text:span text:style-name="cmti-10x-x-109">social network</text:span></text:span> is a structure of relationships linking <text:span text:style-name="Emphasis"><text:span text:style-name="cmti-10x-x-109">social actors</text:span></text:span> or the
set of actors and the ties among them<text:bibliography-mark text:identifier="1" text:bibliography-type="custom1"/><text:span text:style-name="reference-ref"><text:reference-ref text:ref-name="Xstankath" text:reference-format="text"> </text:reference-ref></text:span>. Relationships or ties are the
basic building blocks of human experience, mapping the connections
that individuals have to one another <text:bibliography-mark text:identifier="2" text:bibliography-type="custom1"/><text:span text:style-name="reference-ref"><text:reference-ref text:ref-name="Xpescosolido" text:reference-format="text"> </text:reference-ref></text:span><text:bibliography-mark text:identifier="3" text:bibliography-type="custom1"/><text:span text:style-name="reference-ref"><text:reference-ref text:ref-name="Xsocialnetworkdef" text:reference-format="text"> </text:reference-ref></text:span>. Social Networks are typically
defined as a social structure made up of a set of social actors, who can
be individuals or organizations, and a set of <text:span text:style-name="Emphasis"><text:span text:style-name="cmti-10x-x-109">dyadic ties</text:span></text:span> between these
actors. Being friends, relatives or colleges are examples of possible dyadic
ties.
</text:p> 
<!--l. 61
--><text:p text:style-name="First-line-indent">   As the world becomes more interconnected through the <text:span text:style-name="Emphasis"><text:span text:style-name="cmti-10x-x-109">World Wide Web</text:span></text:span>,
social networks are becoming more relevant through World Wide Web.
When these relations happen through World Wide Web they are called
<text:span text:style-name="Emphasis"><text:span text:style-name="cmti-10x-x-109">Social Web</text:span></text:span>. In general, Social Web is a set of relationships that link
people over the World Wide Web<text:bibliography-mark text:identifier="4" text:bibliography-type="custom1"/><text:span text:style-name="reference-ref"><text:reference-ref text:ref-name="Xsocialwebw3" text:reference-format="text"> </text:reference-ref></text:span>. Social Web covers the design and
develop of software or web pages that encourage social interactions using
Word Wide Web. Examples of some Social Web implementation can be
games, education and social networking websites. Facebook, Google Plus,
Tumbler and Twitter can be named as examples of social networking
websites.
</text:p> 
<!--l. 63
--><text:p text:style-name="First-line-indent">   Depend on the social networking website, social actors can be individuals,
organizations and groups and social dyadic ties between these actors also
depends on the social networking website. As an example in Twitter, both
individuals and organizations can have accounts and they can interact with other
actors by following others, posting a message, replying to other actor
messages and re-post a message that has been originally posted by other
actor.
</text:p> 
<!--l. 65
--><text:p text:style-name="First-line-indent">   These social networking websites can get benefits to individuals and
organizations. As an individual, making friends, chatting, posting photos and
having social interactions in general can be expected as a benefit of a
social networking website. Creating online communities so users with
common interests can join and socialized around the topic or find old
school friends on these websites are some other benefits of social web for
individuals.
</text:p> 
<!--l. 67
--><text:p text:style-name="First-line-indent">   On the other hand organization can use social networking websites to reach
their audiences easier. They can establish communities and pages to reach more
audiences and even use smart advertisement tools to advertise their message to
specific group of people. By looking at trends and hit rate of their posts they can
make better decisions for their future activities or products. These are some
examples of benefits for organizations while a lot more can be imagined
using social network websites and related analytic tools designed for
them.
                                                                     

                                                                     
</text:p> 
<!--l. 69
--><text:p text:style-name="First-line-indent">   Each social network could be analyzed with different perspectives.
One can be analyzing social network structures to identify patterns and
examine network dynamics. The other can be analyzing social network
data. These data can be the message that a user posts or a color they
choose as background or even time of the day users are active on social
networks.
</text:p> 
<!--l. 71
--><text:p text:style-name="First-line-indent">   Twitter is one of the famous social networking website. Users in Twitter can
read and post 140 character short messages that are called <text:span text:style-name="Emphasis"><text:span text:style-name="cmti-10x-x-109">tweets</text:span></text:span>. Twitter
provide various ways of posting a tweet like using their web site, application or
text messages. It’s established on March 2006 and since then it grows fast
between users<text:bibliography-mark text:identifier="5" text:bibliography-type="custom1"/><text:span text:style-name="reference-ref"><text:reference-ref text:ref-name="Xtwitterstat" text:reference-format="text"> </text:reference-ref></text:span>. There are about 284 million active users on Twitter. Users on
Twitter post average of 6,000 tweets per second which correspond to 350,000
tweets per minute and 500 million tweets per day<text:bibliography-mark text:identifier="6" text:bibliography-type="custom1"/><text:span text:style-name="reference-ref"><text:reference-ref text:ref-name="Xtwittercompany" text:reference-format="text"> </text:reference-ref></text:span>. Twitter also supports more
than 35 languages. This is a substantial amount of data that can be used in
different analyses.
</text:p> 
<!--l. 73
--><text:p text:style-name="First-line-indent">   Twitter provides a substantial amount of information of each tweet.
Information like user number of tweets, user profile color, language and etc.
These information can be useful also. One example can be looking at relation
between profile color of users and their tweets about committing suicides. By
implementing an appropriate tool one can analyze Twitter tweets, or any other
social networking websites, in different perspectives and get useful and
meaningful results. For instance by watching and monitoring tweets which
contains symptoms of a disease over time, origin of a disease could be found or
even prevent the next possible epidemic.
</text:p> 
<!--l. 75
--><text:p text:style-name="Text-body">
   </text:p> 
<!--end of section
--><!--start of section
--><text:h text:style-name="Heading-2" text:outline-level="2"><text:span text:style-name="section">1.2    </text:span><t4htlink href="#QQ2-1-4" name="x1-40001.2"/>DeepDepth</text:h> 

<!--l. 77
--><text:p text:style-name="Text-body">Our goal in this master project is to design a modular platform called DeepDepth
to provide an infrastructure for analyzing and visualizing social network data.
DeepDepth is able to connect to specific sources of social network data
and then be configured to define various analyzes and their required
visualizations.
</text:p> 
<!--l. 79
--><text:p text:style-name="First-line-indent">   Administrator is able to exapand and manage DeepDepth which means an
administrator with knowledge of programming can add query types, graphs or
even new social network source into the platform. In the first iteration of the
platform, Twitter is considered as the main source of data, although other
sources can be added to project later.
</text:p> 
<!--l. 81
--><text:p text:style-name="First-line-indent">   Since DeepDepth is a social network related service users are able to login
using their social network identity or create their own username. DeepDepth will
help them to access visualized meaningful social network data without having
vast knowledge of computer science. They are able to tweek results to their need.
Since using social network websites is growing, various entities such as
                                                                     

                                                                     
researchers, laboratories and industries found social network websites a good
resource of information. Noticing the importance of social network websites on
our life and benefits that a good analytic tool could give us, idea of DeepDepth
shaped.
</text:p> 
<!--l. 83
--><text:p text:style-name="Text-body">
   </text:p> 
<!--end of section
--><!--start of section
--><text:h text:style-name="Heading-2" text:outline-level="2"><text:span text:style-name="section">1.3    </text:span><t4htlink href="#QQ2-1-5" name="x1-50001.3"/>Related works</text:h> 

<!--l. 85
--><text:p text:style-name="Text-body">Here are some other similar systems available on web that do analytic on social
network data. Some of those systems are as follow:
</text:p> 
<!--l. 87
--><text:p text:style-name="Text-body"><!--start of paragraph
--><text:span text:style-name="paragraph-h"><text:reference-mark text:name="x1-60001.3"> </text:reference-mark>Orgnet.com SNA</text:span><text:s/><text:s/> 
 Social Network Analysis (SNA) is a tool that does mapping
and measuring of relationships and flows between actors. It provides
mathematical and visual analysis of social network and calculate different degrees
for each node such as betweenness and closeness.<text:bibliography-mark text:identifier="7" text:bibliography-type="custom1"/><text:span text:style-name="reference-ref"><text:reference-ref text:ref-name="Xorgnet" text:reference-format="text"> </text:reference-ref></text:span>
</text:p> 
<!--l. 90
--><text:p text:style-name="First-line-indent">   <!--end of paragraph
-->
</text:p> 
<!--l. 90
--><text:p text:style-name="Text-body"><!--start of paragraph
--><text:span text:style-name="paragraph-h"><text:reference-mark text:name="x1-70001.3"> </text:reference-mark>Twazzup</text:span><text:s/><text:s/> 
 A monitoring tool to show users each time their keyword is mentioned
in a tweet.<text:bibliography-mark text:identifier="8" text:bibliography-type="custom1"/><text:span text:style-name="reference-ref"><text:reference-ref text:ref-name="Xtwazzup" text:reference-format="text"> </text:reference-ref></text:span>
</text:p> 
<!--l. 92
--><text:p text:style-name="First-line-indent">   <!--end of paragraph
-->
</text:p> 
<!--l. 92
--><text:p text:style-name="Text-body"><!--start of paragraph
--><text:span text:style-name="paragraph-h"><text:reference-mark text:name="x1-80001.3"> </text:reference-mark>Twitscoop</text:span><text:s/><text:s/> 
 was a real-time visualization tool that could tank tweet words based
on how frequently they are used.<text:bibliography-mark text:identifier="9" text:bibliography-type="custom1"/><text:span text:style-name="reference-ref"><text:reference-ref text:ref-name="Xtwitscoop" text:reference-format="text"> </text:reference-ref></text:span>
</text:p> 
<!--l. 94
--><text:p text:style-name="First-line-indent">   <!--end of paragraph
-->
</text:p> 
<!--l. 94
--><text:p text:style-name="Text-body"><!--start of paragraph
--><text:span text:style-name="paragraph-h"><text:reference-mark text:name="x1-90001.3"> </text:reference-mark>TweetPsych</text:span><text:s/><text:s/> 
 is a web application that uses linguistic analysis algorithms to
create a profile for a person based on what they have been tweeted on
Twitter.<text:bibliography-mark text:identifier="10" text:bibliography-type="custom1"/><text:span text:style-name="reference-ref"><text:reference-ref text:ref-name="Xtweetpsych" text:reference-format="text"> </text:reference-ref></text:span>
</text:p> 
<!--l. 96
--><text:p text:style-name="First-line-indent">   <!--end of paragraph
-->
</text:p> 
<!--l. 96
--><text:p text:style-name="Text-body"><!--start of paragraph
--><text:span text:style-name="paragraph-h"><text:reference-mark text:name="x1-100001.3"> </text:reference-mark>Tweeps</text:span><text:s/><text:s/> 
 analyzes the content of user’s tweets and make statistic for that specific
user. This service is currently down.<text:bibliography-mark text:identifier="11" text:bibliography-type="custom1"/><text:span text:style-name="reference-ref"><text:reference-ref text:ref-name="Xtweeps" text:reference-format="text"> </text:reference-ref></text:span>
                                                                     

                                                                     
</text:p> 
<!--l. 98
--><text:p text:style-name="First-line-indent">   <!--end of paragraph
-->
</text:p> 
<!--l. 98
--><text:p text:style-name="Text-body"><!--start of paragraph
--><text:span text:style-name="paragraph-h"><text:reference-mark text:name="x1-110001.3"> </text:reference-mark>Twitonomy</text:span><text:s/><text:s/> 
 analyzes activity of a user in twitter. It can gives some general
numbers like average number of tweets per day or users most mentioned and
active hours and days. <text:bibliography-mark text:identifier="12" text:bibliography-type="custom1"/><text:span text:style-name="reference-ref"><text:reference-ref text:ref-name="Xtwitonomy" text:reference-format="text"> </text:reference-ref></text:span>
   Most twitter Monitoring and Analytics tool are not working any
more because of Twitter change in their API policy which doesn’t let
third party apps to have access to all tweets using their API. Companies
which want to have access to all tweets should go into a contract with
Twitter<text:bibliography-mark text:identifier="13" text:bibliography-type="custom1"/><text:span text:style-name="reference-ref"><text:reference-ref text:ref-name="Xtwitterfirehose" text:reference-format="text"> </text:reference-ref></text:span>.
</text:p> 
<!--l. 102
--><text:p text:style-name="First-line-indent">   DeapDepth is different from these examples in essence that DeepDepth is
more general. It’s a platform that administrator of it can add graphs,
query types and etc so users will be able to use different kinds of analytic
and visualizations. It’s more dynamic that means DeepDepth can also
get connected to different data sources and do analyzes on them. These
data sources can be Facebook, Google+ or any other social network in
future.
</text:p> 
<!--l. 104
--><text:p text:style-name="Text-body">
</text:p> 
<!--l. 104
--><text:p text:style-name="First-line-indent">   <!--end of paragraph
-->
   </text:p> 
<!--end of section
--><!--start of section
--><text:h text:style-name="Heading-2" text:outline-level="2"><text:span text:style-name="section">1.4    </text:span><t4htlink href="#QQ2-1-12" name="x1-120001.4"/>Challenges</text:h> 

<!--l. 106
--><text:p text:style-name="Text-body">To implement DeepDepth there were some challenges. This challenges happened
in different aspect of project. For instance in gathering data, storing data,
processing data and visualizing the result.
</text:p> 
<!--l. 108
--><text:p text:style-name="First-line-indent">   The first step in analyzing a data is the data and gather it. Since DeepDepth
is a modular application, it can use any Hive database as it source of
analyzes. For Twitter scenario gathering data has been done by using
Twitter Official client for developers which is called HBC. It’s a client for a
stream API that receive a sample of all tweets. Since HBC should be an
always running process it’s running in a PaaS named Heroku<text:bibliography-mark text:identifier="14" text:bibliography-type="custom1"/><text:span text:style-name="reference-ref"><text:reference-ref text:ref-name="Xherokuadd" text:reference-format="text"> </text:reference-ref></text:span>. Heroku is
also the service that help storing the data using its Treasure Data<text:bibliography-mark text:identifier="15" text:bibliography-type="custom1"/><text:span text:style-name="reference-ref"><text:reference-ref text:ref-name="Xtreasuredataadd" text:reference-format="text"> </text:reference-ref></text:span>
api.
</text:p> 
<!--l. 110
--><text:p text:style-name="First-line-indent">   Processing data was a challenge that could be handled in various ways. One
can suggest using Apache Storm<text:bibliography-mark text:identifier="16" text:bibliography-type="custom1"/><text:span text:style-name="reference-ref"><text:reference-ref text:ref-name="Xapachestormadd" text:reference-format="text"> </text:reference-ref></text:span> which results in a real time analysis. Because
of required resources to do real time processing, DeepDepth is using an on
demand processing. MapReduce is the technique that is used to process a Hive
database entries.
</text:p> 
<!--l. 112
--><text:p text:style-name="First-line-indent">   After the process phase results need to be visualized. To be able to have a
modular application a framework of drawing charts and graphs should be
considered so administrator and developers can later add graphs to the project
easily. So in DeepDepth Visualizing data part is implemented using D3.JS<text:bibliography-mark text:identifier="17" text:bibliography-type="custom1"/><text:span text:style-name="reference-ref"><text:reference-ref text:ref-name="Xd3jsadd" text:reference-format="text"> </text:reference-ref></text:span>
library which is a graph framework that is able to draw specific charts
and graphs and also can be programmed to draw custom graphs and
                                                                     

                                                                     
charts. By using D3.Js a lot of ready to use charts are available to use in
DeepDepth and developer or administrator can also add other graph types to
it.
                                                                     

                                                                     
   </text:p> 
<!--end of section
--><!--end of chapter
--><!--start of chapter
--><text:p text:style-name="clearpage"/><text:h text:style-name="Heading-1" text:outline-level="1"><text:span text:style-name="chapter">Chapter<text:s/>2 </text:span><text:line-break/><t4htlink href="#QQ2-1-13" name="x1-130002"/>DeepDepth</text:h> 

<!--l. 121
--><text:p text:style-name="Text-body">     </text:p> 
<!--l. 121
--><text:list text:style-name="Itemize"> 

     <text:list-item>
     <text:p text:style-name="Inside-itemize">Implementation  of  server  and  client  sides  using  Test  Driven
     Development</text:p> 
</text:list-item> 
</text:list> 
                                                 <text:line-break/>
   <!--start of section
--><text:h text:style-name="Heading-2" text:outline-level="2"><text:span text:style-name="section">2.1    </text:span><t4htlink href="#QQ2-1-14" name="x1-140002.1"/>High-Level Description</text:h> 

<!--l. 124
--><text:p text:style-name="Text-body">
   </text:p> 
<!--start of subsection
--><text:h text:style-name="Heading-3" text:outline-level="3"><text:span text:style-name="subsection">2.1.1    </text:span><t4htlink href="#QQ2-1-15" name="x1-150002.1.1"/>Components</text:h> 

                                                                     

                                                                     
<!--l. 137
--><text:p text:style-name="Text-body"/> 
<!--l. 137
--><text:p text:style-name="Text-body">WY: How about combining Chapters 2 and 3 and call it DeepDepth. Then,
you have a section called ”High-Level Description”, which is your Section
2.1  now,  and  then  you  have  another  section  called  ”Implementation
Details” which has the subsections on Server and Client. Then, within
these subsections, you briefly describe the technology that you use, why
you chose to use it, and how you use it.
     </text:p> 
<!--l. 137
--><text:list text:style-name="Itemize"> 

     <text:list-item>
     <text:p text:style-name="Inside-itemize">What are the programmer work space and environment provided for
     this project.
     </text:p> 
</text:list-item> 

     <text:list-item>
     <text:p text:style-name="Inside-itemize">What are the components in this project and briefly describe them
     </text:p> 
</text:list-item> 

     <text:list-item>
     <text:p text:style-name="Inside-itemize">How those components are related and how they interact
     </text:p> 
</text:list-item> 

     <text:list-item>
     <text:p text:style-name="Inside-itemize">Work flow Diagram
     </text:p> 
</text:list-item> 

     <text:list-item>
     <text:p text:style-name="Inside-itemize">Data flow Diagram
     </text:p> 
</text:list-item> 

     <text:list-item>
     <text:p text:style-name="Inside-itemize">Use  Cases,  what  are  user  types  and  how  different  users  see  the
     project and how they use this software</text:p> 
</text:list-item> 
</text:list> 
                          <text:line-break/>
   <!--start of subsubsection
--><text:h text:style-name="Heading-4" text:outline-level="4"><text:span text:style-name="subsubsection">2.1.1.1    </text:span><t4htlink href="#QQ2-1-16" name="x1-160002.1.1.1"/>Major Components</text:h> 

<!--l. 140
--><text:p text:style-name="Text-body">DeepDepth has been made out of 4 major components. Social data collector,
Social data database, Web Application and Web application database. All of
these components are programmed in a cloud IDE, C9, and are available to
access their code via gitHub. Figure 2.1<!--tex4ht:ref: fig:majorcomponents 
--><text:span text:style-name="reference-ref"><text:reference-ref text:ref-name="x1-160011" text:reference-format="text"> </text:reference-ref></text:span> shows how DeepDepth major
components are connected and how they interact with social networks.
   </text:p> 
<text:section text:name="fig" text:style-name="Figure"><text:p text:style-name="bigskip"/>
                                                                     

                                                                     
                                                                     

                                                                     
<text:section text:style-name="begin-end-env" text:name="begin-end-env-1"><text:p text:style-name="begin-env-p"/><!--begin center
-->
<text:p text:style-name="center">
 <draw:frame draw:name="./images/majorcomponents.jpg" text:anchor-type="as-char" draw:z-index="0" svg:width="314pt" svg:height="264pt"><draw:image xlink:href="Pictures/./images/majorcomponents.jpg" xlink:type="simple" xlink:show="embed" xlink:actuate="onLoad"/><!--draw:name="IMG"  

--></draw:frame>
</text:p><text:p text:style-name="end-env-p"/></text:section><!--end center
-->
<!--l. 146
--><text:p text:style-name="Text-body"> 
<text:span text:style-name="caption"><text:span text:style-name="caption-title">Figure<text:s/>2.1<text:reference-mark text:name="x1-160011"> </text:reference-mark>: </text:span>How major components are connected</text:span>
                                                                     

                                                                     
   </text:p> 
<text:p text:style-name="bigskip"/></text:section>
<!--l. 150
--><text:p text:style-name="First-line-indent">   Social data collector is the application that is responsible of collecting data
from social networks and store them into social data database. This can be done
in various ways. It can be done by connecting to social network APIs, crawling
their web site, getting streams and etc. At the same time Social data collector
should saved the retrieved data into a database. Social data collector is an on
going application that should be always working and gather as much as data
possible into database.
</text:p> 
<!--l. 152
--><text:p text:style-name="First-line-indent">   Social data database is the destination of Social data collector for saving
data. Since social data is a big data, the database should be capable of storing
bulk data and should also be able to run large, complex queries in an acceptable
time. For this reason a database with MapReduce capablities is a well fitted
database.
</text:p> 
<!--l. 154
--><text:p text:style-name="First-line-indent">   After receiving and storing data into database, Web application component
should enable the platform for users to access the data and run their own queries
against the Social data database. Web application is the component that users
directly interact with using web protocols. To maintain different types of users,
status of requested queries and etc Web application needs to access to a database
to store it’s data.
</text:p> 
<!--l. 156
--><text:p text:style-name="First-line-indent">   Web application database doesn’t need to ba a bulk database neccesserly.
Since the main process is going to happen on Social data database, Web
application database is only for general information of the application such as
user names, password, query types and etc.
   </text:p> 
<!--end of subsubsection
--><!--start of subsubsection
--><text:h text:style-name="Heading-4" text:outline-level="4"><text:span text:style-name="subsubsection">2.1.1.2    </text:span><t4htlink href="#QQ2-1-18" name="x1-170002.1.1.2"/>Web Appication</text:h> 

<!--l. 160
--><text:p text:style-name="Text-body">Web application is the main component in DeepDepth. Web application is the
component that connects Social data database to users and provide the required
interface for users to submit their queries into database and get their results
back.
</text:p> 
<!--l. 162
--><text:p text:style-name="First-line-indent">   Users are able to register into application by accessing the Web application
via internet and then sign up there. Sign up process can be done by using
existing user services such as Google and Facebook, or by creating a
local user in Web application. Figure 2.2<!--tex4ht:ref: fig:usersregister 
--><text:span text:style-name="reference-ref"><text:reference-ref text:ref-name="x1-170012" text:reference-format="text"> </text:reference-ref></text:span> show how the register process
works.
   </text:p> 
<text:section text:name="fig" text:style-name="Figure"><text:p text:style-name="bigskip"/>
                                                                     

                                                                     
                                                                     

                                                                     
<text:section text:style-name="begin-end-env" text:name="begin-end-env-2"><text:p text:style-name="begin-env-p"/><!--begin center
-->
<text:p text:style-name="center">
 <draw:frame draw:name="./images/users_register.jpg" text:anchor-type="as-char" draw:z-index="0" svg:width="478pt" svg:height="273pt"><draw:image xlink:href="Pictures/./images/users_register.jpg" xlink:type="simple" xlink:show="embed" xlink:actuate="onLoad"/><!--draw:name="IMG"  

--></draw:frame>
</text:p><text:p text:style-name="end-env-p"/></text:section><!--end center
-->
<!--l. 168
--><text:p text:style-name="Text-body"> 
<text:span text:style-name="caption"><text:span text:style-name="caption-title">Figure<text:s/>2.2<text:reference-mark text:name="x1-170012"> </text:reference-mark>: </text:span>Register process</text:span>
                                                                     

                                                                     
   </text:p> 
<text:p text:style-name="bigskip"/></text:section>
<!--l. 173
--><text:p text:style-name="First-line-indent">   Web application consider two types of roles, admins and users. Admins are
the users who have permission to do the required configuration for data sources
and query types. Then users can login and select from the defined query types
and data sources and generate their queries based on their need and submit it
to database to get results. Figure 2.3<!--tex4ht:ref: fig:userslogin 
--><text:span text:style-name="reference-ref"><text:reference-ref text:ref-name="x1-170023" text:reference-format="text"> </text:reference-ref></text:span> demonstrate that after the user
authenticate itself into system their role is assigned to them based on database
information.
   </text:p> 
<text:section text:name="fig" text:style-name="Figure"><text:p text:style-name="bigskip"/>
                                                                     

                                                                     
                                                                     

                                                                     
<text:section text:style-name="begin-end-env" text:name="begin-end-env-3"><text:p text:style-name="begin-env-p"/><!--begin center
-->
<text:p text:style-name="center">
 <draw:frame draw:name="./images/Users_login.jpg" text:anchor-type="as-char" draw:z-index="0" svg:width="343pt" svg:height="200pt"><draw:image xlink:href="Pictures/./images/Users_login.jpg" xlink:type="simple" xlink:show="embed" xlink:actuate="onLoad"/><!--draw:name="IMG"  

--></draw:frame>
</text:p><text:p text:style-name="end-env-p"/></text:section><!--end center
-->
<!--l. 179
--><text:p text:style-name="Text-body"> 
<text:span text:style-name="caption"><text:span text:style-name="caption-title">Figure<text:s/>2.3<text:reference-mark text:name="x1-170023"> </text:reference-mark>: </text:span>Login process</text:span>
                                                                     

                                                                     
   </text:p> 
<text:p text:style-name="bigskip"/></text:section>
<!--l. 183
--><text:p text:style-name="First-line-indent">   After logging into Web application based on the user role, Web application
provide different functionalities for them. An admin is able to create Field types,
Graph types and Job types. Each query should have a Job type that defines the
type of the query, the required fields to run the query and the graphs that can be
drawn for that query. When a user choose a Job type, Web application would
fetch the required Field types and ask the user to fill them to be able to run the
query.
</text:p> 
<!--l. 185
--><text:p text:style-name="First-line-indent">   The main responisibility of admin is to create and maintain Job types. Job
types are created of Graph types, Field types, Query pattern and source. Source
means the database address that the query should be sent to. Field types are the
required fields that are needed to run the query with. Query pattern is
the pattern that will genertate the final query based on what user puts
into fields and the Graph types are the graphs that can be drawn based
on the chosen Job type. Figure 2.4<!--tex4ht:ref: fig:datarelation 
--><text:span text:style-name="reference-ref"><text:reference-ref text:ref-name="x1-170034" text:reference-format="text"> </text:reference-ref></text:span> shows the raltion of data between
entities.
   </text:p> 
<text:section text:name="fig" text:style-name="Figure"><text:p text:style-name="bigskip"/>
                                                                     

                                                                     
                                                                     

                                                                     
<text:section text:style-name="begin-end-env" text:name="begin-end-env-4"><text:p text:style-name="begin-env-p"/><!--begin center
-->
<text:p text:style-name="center">
 <draw:frame draw:name="./images/datarelation.jpg" text:anchor-type="as-char" draw:z-index="0" svg:width="486pt" svg:height="193pt"><draw:image xlink:href="Pictures/./images/datarelation.jpg" xlink:type="simple" xlink:show="embed" xlink:actuate="onLoad"/><!--draw:name="IMG"  

--></draw:frame>
</text:p><text:p text:style-name="end-env-p"/></text:section><!--end center
-->
<!--l. 191
--><text:p text:style-name="Text-body"> 
<text:span text:style-name="caption"><text:span text:style-name="caption-title">Figure<text:s/>2.4<text:reference-mark text:name="x1-170034"> </text:reference-mark>: </text:span>Field type, Graph type, Job type and Query relation</text:span>
                                                                     

                                                                     
   </text:p> 
<text:p text:style-name="bigskip"/></text:section>
<!--l. 195
--><text:p text:style-name="First-line-indent">   When an admin logs into DeepDepth, Field types should be defined. After
defining Field types, Graph types should be defined. Using Field types and
Graph types, Job types could be defiend and users are able to use it. Figure 2.5<!--tex4ht:ref: fig:adminuse 
--><text:span text:style-name="reference-ref"><text:reference-ref text:ref-name="x1-170045" text:reference-format="text"> </text:reference-ref></text:span>
shows the use case of admin.
   </text:p> 
<text:section text:name="fig" text:style-name="Figure"><text:p text:style-name="bigskip"/>
                                                                     

                                                                     
                                                                     

                                                                     
<text:section text:style-name="begin-end-env" text:name="begin-end-env-5"><text:p text:style-name="begin-env-p"/><!--begin center
-->
<text:p text:style-name="center">
 <draw:frame draw:name="./images/adminuse.jpg" text:anchor-type="as-char" draw:z-index="0" svg:width="327pt" svg:height="369pt"><draw:image xlink:href="Pictures/./images/adminuse.jpg" xlink:type="simple" xlink:show="embed" xlink:actuate="onLoad"/><!--draw:name="IMG"  

--></draw:frame>
</text:p><text:p text:style-name="end-env-p"/></text:section><!--end center
-->
<!--l. 201
--><text:p text:style-name="Text-body"> 
<text:span text:style-name="caption"><text:span text:style-name="caption-title">Figure<text:s/>2.5<text:reference-mark text:name="x1-170045"> </text:reference-mark>: </text:span>Admin use case</text:span>
                                                                     

                                                                     
   </text:p> 
<text:p text:style-name="bigskip"/></text:section>
   <!--end of subsubsection
--><!--end of subsection
--><!--start of subsection
--><text:h text:style-name="Heading-3" text:outline-level="3"><text:span text:style-name="subsection">2.1.2    </text:span><t4htlink href="#QQ2-1-23" name="x1-180002.1.2"/>Technologies</text:h> 

<!--l. 213
--><text:p text:style-name="Text-body">     </text:p> 
<!--l. 213
--><text:list text:style-name="Itemize"> 

     <text:list-item>
     <text:p text:style-name="Inside-itemize">Describe the technology that have been used in this project for each
     component
     </text:p> 
</text:list-item> 

     <text:list-item>
     <text:p text:style-name="Inside-itemize">More detail into each component and how they interact with each
     other</text:p> 
</text:list-item> 
</text:list> 
                                                         <text:line-break/>
   <!--start of subsubsection
--><text:h text:style-name="Heading-4" text:outline-level="4"><text:span text:style-name="subsubsection">2.1.2.1    </text:span><t4htlink href="#QQ2-1-24" name="x1-190002.1.2.1"/>Social data</text:h> 

<!--l. 216
--><text:p text:style-name="Text-body">A Social data collector can be written in various ways. In initial version of
DeepDepth it’s uses a Java application which connects to Twitter Filter endpoint
to recieve tweets from Twitter which are filtered based on their location. The
chosen location is mainland of United States. Since it connects to Filter endpoint
it will recieve a sample of tweets which are about 1% of all tweets in U.S. To be
able to have all tweets it needs to connect to Firehose endpoint of Twitter
which is not free for use. Since this application needs to be an always
running application and connected application, it’s running in Heroku
PaaS.
</text:p> 
<!--l. 218
--><text:p text:style-name="First-line-indent">   For each tweet that the Social data collector recieve from Twitter stream it
needs to save it to database. DeepDepth is using Treasure Data service to stores
it’s data. Treasure Data is a company which provides Hive databases as service.
Treasure data can also be used as a plug in into Heroku application. So Social
data collector is able to store its recieved tweet into a Hive database using
Treasure Data service.
</text:p> 
<!--l. 220
--><text:p text:style-name="First-line-indent">   Hive is a database that can be queried using a SQL like language named
HiveQL. These queries will be queued and then executed as MapReduce jobs in
Hive. Query execution time varies based on the query and the number of
processors associated to Treasure Data account. In the initial version of
DeepDepth only one processor is being used.
</text:p> 
<!--l. 222
--><text:p text:style-name="Text-body">
   </text:p> 
<!--end of subsubsection
--><!--start of subsubsection
--><text:h text:style-name="Heading-4" text:outline-level="4"><text:span text:style-name="subsubsection">2.1.2.2    </text:span><t4htlink href="#QQ2-1-25" name="x1-200002.1.2.2"/>Web Application</text:h> 

<!--l. 224
--><text:p text:style-name="Text-body">Web application component of DeepDepth is implemented using MEAN stack.
MEAN stack contains, MongoDB as database, Express.JS as it’s web
                                                                     

                                                                     
server, Angular.JS for it’s browser side and Node.JS as the programming
language.
</text:p> 
<!--l. 226
--><text:p text:style-name="First-line-indent">   On the server side, Node.JS has been used which is a javascript based
platform. It’s hosting Express.JS web framework for web and http requests.
Grunt.JS is used for task automation during building process and debugging
process. For the Web application to be able to recover from crashes, Forever.JS
has been used. Since DeepDepth is developed in a Test Driven Environment,
Should.JS and Phantom.JS are used for testing porposes. JSHint is also used to
make sure of clean Javascript code. In the build process by using CSSHint and
Uglify.JS, a compact version of required Javascripts and CSS files are created for
the client side.
</text:p> 
<!--l. 228
--><text:p text:style-name="First-line-indent">   On the client side, DeepDepth is using Single Page Application model.
Angular.JS is used to achieve SPA. Jquery is the other Javascript library used in
client side for manipulating and controlling HTML elements. D3.JS is used to
implement and draw graphs and charts. For User Interface elements of Web
application, Bootstrap is being used. For templating purposes of application Jade
is being used.
</text:p> 
<!--l. 230
--><text:p text:style-name="First-line-indent">   For local data that are needed by Web application, such as Usernames,
Queries, Job Types and etc. DeepDepth is using MongoDB which is a document
oriented database. On DeepDepth there is a RESTful implementation of Web
API’s so other future applications would be able to use it as a service. To
implement the RESTful API on top of the database, Mongoose has been
used.
</text:p> 
<!--l. 232
--><text:p text:style-name="Text-body">
   </text:p> 
<!--end of subsubsection
--><!--end of subsection
--><!--end of section
--><!--start of section
--><text:h text:style-name="Heading-2" text:outline-level="2"><text:span text:style-name="section">2.2    </text:span><t4htlink href="#QQ2-1-26" name="x1-210002.2"/>Implementation</text:h> 

<!--l. 234
--><text:p text:style-name="Text-body">
   </text:p> 
<!--start of subsection
--><text:h text:style-name="Heading-3" text:outline-level="3"><text:span text:style-name="subsection">2.2.1    </text:span><t4htlink href="#QQ2-1-27" name="x1-220002.2.1"/>Server</text:h> 

<!--l. 242
--><text:p text:style-name="Text-body">     </text:p> 
<!--l. 242
--><text:list text:style-name="Itemize"> 

     <text:list-item>
     <text:p text:style-name="Inside-itemize">What is the server side and what it is doing
     </text:p> 
</text:list-item> 

     <text:list-item>
     <text:p text:style-name="Inside-itemize">How components in server side have been implemented</text:p> 
</text:list-item> 
</text:list> 
           <text:line-break/>DeepDepth Web Application server side has been made of 4 major components.
These 4 components are App, Config, Node Modules and Public. App is the main
component that works on the server side and is reponsible of recieving requests
and replying to request using RESTFul APIs. Config is the component that is
responsible for required configuration such as port numbers and then
                                                                     

                                                                     
initialize the application with them. Node Modules is the component that
consist of other Node.JS ready to use components. Public is what a user
will get as the result of navigating to DeepDepth application using a
browser. Public component is the part that will be considerd is client
side.
   <text:section text:name="fig" text:style-name="Figure"><text:p text:style-name="bigskip"/>
                                                                     

                                                                     
                                                                     

                                                                     
<!--l. 246
--><text:p text:style-name="Text-body"> 
<text:span text:style-name="caption"><text:span text:style-name="caption-title">Figure<text:s/>2.6<text:reference-mark text:name="x1-220016"> </text:reference-mark>: </text:span>DeepDepth server.js</text:span>
</text:p> 
<!--l. 247lstlisting
--><text:p text:style-name="Preformatted-Text">
<text:s/><text:line-break/><text:reference-mark text:name="x1-22002r1"> </text:reference-mark><text:span text:style-name="cmtt-10">’</text:span><text:span text:style-name="cmtt-10">use</text:span><text:span text:style-name="cmtt-10"><text:s/></text:span><text:span text:style-name="cmtt-10">strict</text:span><text:span text:style-name="cmtt-10">’</text:span><text:span text:style-name="cmtt-10">;</text:span><text:s/><text:line-break/><text:reference-mark text:name="x1-22003r2"> </text:reference-mark><text:span text:style-name="cmtt-10">/*</text:span><text:span text:style-name="cmtt-10">*</text:span><text:s/><text:line-break/><text:reference-mark text:name="x1-22004r3"> </text:reference-mark><text:span text:style-name="cmtt-10">*</text:span><text:span text:style-name="cmtt-10"><text:s/></text:span><text:span text:style-name="cmtt-10">Module</text:span><text:span text:style-name="cmtt-10"><text:s/></text:span><text:span text:style-name="cmtt-10">dependencies</text:span><text:span text:style-name="cmtt-10">.</text:span><text:s/><text:line-break/><text:reference-mark text:name="x1-22005r4"> </text:reference-mark><text:span text:style-name="cmtt-10">*/</text:span><text:s/><text:line-break/><text:reference-mark text:name="x1-22006r5"> </text:reference-mark><text:span text:style-name="cmtt-10">var</text:span><text:span text:style-name="cmtt-10"><text:s/></text:span><text:span text:style-name="cmtt-10">init</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config</text:span><text:span text:style-name="cmtt-10">/</text:span><text:span text:style-name="cmtt-10">init</text:span><text:span text:style-name="cmtt-10">’</text:span><text:span text:style-name="cmtt-10">)</text:span><text:span text:style-name="cmtt-10">()</text:span><text:span text:style-name="cmtt-10">,</text:span><text:s/><text:line-break/><text:reference-mark text:name="x1-22007r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config</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config</text:span><text:span text:style-name="cmtt-10">/</text:span><text:span text:style-name="cmtt-10">config</text:span><text:span text:style-name="cmtt-10">’</text:span><text:span text:style-name="cmtt-10">)</text:span><text:span text:style-name="cmtt-10">,</text:span><text:s/><text:line-break/><text:reference-mark text:name="x1-22008r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mongoose</text:span><text:span text:style-name="cmtt-10"><text:s/></text:span><text:span text:style-name="cmtt-10">=</text:span><text:span text:style-name="cmtt-10"><text:s/></text:span><text:span text:style-name="cmtt-10">require</text:span><text:span text:style-name="cmtt-10">(</text:span><text:span text:style-name="cmtt-10">’</text:span><text:span text:style-name="cmtt-10">mongoose</text:span><text:span text:style-name="cmtt-10">’</text:span><text:span text:style-name="cmtt-10">)</text:span><text:span text:style-name="cmtt-10">;</text:span><text:s/><text:line-break/><text:reference-mark text:name="x1-22009r8"> </text:reference-mark><text:span text:style-name="cmtt-10">/*</text:span><text:span text:style-name="cmtt-10">*</text:span><text:s/><text:line-break/><text:reference-mark text:name="x1-22010r9"> </text:reference-mark><text:span text:style-name="cmtt-10">*</text:span><text:span text:style-name="cmtt-10"><text:s/></text:span><text:span text:style-name="cmtt-10">Main</text:span><text:span text:style-name="cmtt-10"><text:s/></text:span><text:span text:style-name="cmtt-10">application</text:span><text:span text:style-name="cmtt-10"><text:s/></text:span><text:span text:style-name="cmtt-10">entry</text:span><text:span text:style-name="cmtt-10"><text:s/></text:span><text:span text:style-name="cmtt-10">file</text:span><text:span text:style-name="cmtt-10">.</text:span><text:s/><text:line-break/><text:reference-mark text:name="x1-22011r10"> </text:reference-mark><text:span text:style-name="cmtt-10">*</text:span><text:span text:style-name="cmtt-10"><text:s/></text:span><text:span text:style-name="cmtt-10">Please</text:span><text:span text:style-name="cmtt-10"><text:s/></text:span><text:span text:style-name="cmtt-10">note</text:span><text:span text:style-name="cmtt-10"><text:s/></text:span><text:span text:style-name="cmtt-10">that</text:span><text:span text:style-name="cmtt-10"><text:s/></text:span><text:span text:style-name="cmtt-10">the</text:span><text:span text:style-name="cmtt-10"><text:s/></text:span><text:span text:style-name="cmtt-10">order</text:span><text:span text:style-name="cmtt-10"><text:s/></text:span><text:span text:style-name="cmtt-10">of</text:span><text:span text:style-name="cmtt-10"><text:s/></text:span><text:span text:style-name="cmtt-10">loading</text:span><text:span text:style-name="cmtt-10"><text:s/></text:span><text:span text:style-name="cmtt-10">is</text:span><text:span text:style-name="cmtt-10"><text:s/></text:span><text:span text:style-name="cmtt-10">important</text:span><text:span text:style-name="cmtt-10">.</text:span><text:s/><text:line-break/><text:reference-mark text:name="x1-22012r11"> </text:reference-mark><text:span text:style-name="cmtt-10">*/</text:span><text:s/><text:line-break/><text:reference-mark text:name="x1-22013r12"> </text:reference-mark><text:span text:style-name="cmtt-10">//</text:span><text:span text:style-name="cmtt-10"><text:s/></text:span><text:span text:style-name="cmtt-10">Bootstrap</text:span><text:span text:style-name="cmtt-10"><text:s/></text:span><text:span text:style-name="cmtt-10">db</text:span><text:span text:style-name="cmtt-10"><text:s/></text:span><text:span text:style-name="cmtt-10">connection</text:span><text:s/><text:line-break/><text:reference-mark text:name="x1-22014r13"> </text:reference-mark><text:span text:style-name="cmtt-10">var</text:span><text:span text:style-name="cmtt-10"><text:s/></text:span><text:span text:style-name="cmtt-10">db</text:span><text:span text:style-name="cmtt-10"><text:s/></text:span><text:span text:style-name="cmtt-10">=</text:span><text:span text:style-name="cmtt-10"><text:s/></text:span><text:span text:style-name="cmtt-10">mongoose</text:span><text:span text:style-name="cmtt-10">.</text:span><text:span text:style-name="cmtt-10">connect</text:span><text:span text:style-name="cmtt-10">(</text:span><text:span text:style-name="cmtt-10">config</text:span><text:span text:style-name="cmtt-10">.</text:span><text:span text:style-name="cmtt-10">db</text:span><text:span text:style-name="cmtt-10">,</text:span><text:span text:style-name="cmtt-10"><text:s/></text:span><text:span text:style-name="cmtt-10">function</text:span><text:span text:style-name="cmtt-10">(</text:span><text:span text:style-name="cmtt-10">err</text:span><text:span text:style-name="cmtt-10">)</text:span><text:span text:style-name="cmtt-10"><text:s/></text:span><text:span text:style-name="cmtt-10">{</text:span><text:s/><text:line-break/><text:reference-mark text:name="x1-22015r1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2016r1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onsole</text:span><text:span text:style-name="cmtt-10">.</text:span><text:span text:style-name="cmtt-10">error</text:span><text:span text:style-name="cmtt-10">(</text:span><text:span text:style-name="cmtt-10">’</text:span><text:span text:style-name="cmtt-10">\</text:span><text:span text:style-name="cmtt-10">x1b</text:span><text:span text:style-name="cmtt-10">[31</text:span><text:span text:style-name="cmtt-10">m</text:span><text:span text:style-name="cmtt-10">’</text:span><text:span text:style-name="cmtt-10">,</text:span><text:span text:style-name="cmtt-10"><text:s/></text:span><text:span text:style-name="cmtt-10">’</text:span><text:span text:style-name="cmtt-10">Could</text:span><text:span text:style-name="cmtt-10"><text:s/></text:span><text:span text:style-name="cmtt-10">not</text:span><text:span text:style-name="cmtt-10"><text:s/></text:span><text:span text:style-name="cmtt-10">connect</text:span><text:span text:style-name="cmtt-10"><text:s/></text:span><text:span text:style-name="cmtt-10">to</text:span><text:span text:style-name="cmtt-10"><text:s/></text:span><text:span text:style-name="cmtt-10">MongoDB</text:span><text:span text:style-name="cmtt-10">!</text:span><text:span text:style-name="cmtt-10">’</text:span><text:span text:style-name="cmtt-10">)</text:span><text:span text:style-name="cmtt-10">;</text:span><text:s/><text:line-break/><text:reference-mark text:name="x1-22017r1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onsole</text:span><text:span text:style-name="cmtt-10">.</text:span><text:span text:style-name="cmtt-10">log</text:span><text:span text:style-name="cmtt-10">(</text:span><text:span text:style-name="cmtt-10">err</text:span><text:span text:style-name="cmtt-10">)</text:span><text:span text:style-name="cmtt-10">;</text:span><text:s/><text:line-break/><text:reference-mark text:name="x1-22018r1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2019r18"> </text:reference-mark><text:span text:style-name="cmtt-10">})</text:span><text:span text:style-name="cmtt-10">;</text:span><text:s/><text:line-break/><text:reference-mark text:name="x1-22020r19"> </text:reference-mark><text:span text:style-name="cmtt-10">//</text:span><text:span text:style-name="cmtt-10"><text:s/></text:span><text:span text:style-name="cmtt-10">Init</text:span><text:span text:style-name="cmtt-10"><text:s/></text:span><text:span text:style-name="cmtt-10">the</text:span><text:span text:style-name="cmtt-10"><text:s/></text:span><text:span text:style-name="cmtt-10">express</text:span><text:span text:style-name="cmtt-10"><text:s/></text:span><text:span text:style-name="cmtt-10">application</text:span><text:s/><text:line-break/><text:reference-mark text:name="x1-22021r20"> </text:reference-mark><text:span text:style-name="cmtt-10">var</text:span><text:span text:style-name="cmtt-10"><text:s/></text:span><text:span text:style-name="cmtt-10">app</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config</text:span><text:span text:style-name="cmtt-10">/</text:span><text:span text:style-name="cmtt-10">express</text:span><text:span text:style-name="cmtt-10">’</text:span><text:span text:style-name="cmtt-10">)</text:span><text:span text:style-name="cmtt-10">(</text:span><text:span text:style-name="cmtt-10">db</text:span><text:span text:style-name="cmtt-10">)</text:span><text:span text:style-name="cmtt-10">;</text:span><text:s/><text:line-break/><text:reference-mark text:name="x1-22022r21"> </text:reference-mark><text:span text:style-name="cmtt-10">//</text:span><text:span text:style-name="cmtt-10"><text:s/></text:span><text:span text:style-name="cmtt-10">Bootstrap</text:span><text:span text:style-name="cmtt-10"><text:s/></text:span><text:span text:style-name="cmtt-10">passport</text:span><text:span text:style-name="cmtt-10"><text:s/></text:span><text:span text:style-name="cmtt-10">config</text:span><text:s/><text:line-break/><text:reference-mark text:name="x1-22023r22"> </text:reference-mark><text:span text:style-name="cmtt-10">require</text:span><text:span text:style-name="cmtt-10">(</text:span><text:span text:style-name="cmtt-10">’</text:span><text:span text:style-name="cmtt-10">./</text:span><text:span text:style-name="cmtt-10">config</text:span><text:span text:style-name="cmtt-10">/</text:span><text:span text:style-name="cmtt-10">passport</text:span><text:span text:style-name="cmtt-10">’</text:span><text:span text:style-name="cmtt-10">)</text:span><text:span text:style-name="cmtt-10">()</text:span><text:span text:style-name="cmtt-10">;</text:span><text:s/><text:line-break/><text:reference-mark text:name="x1-22024r23"> </text:reference-mark><text:span text:style-name="cmtt-10">//</text:span><text:span text:style-name="cmtt-10"><text:s/></text:span><text:span text:style-name="cmtt-10">Start</text:span><text:span text:style-name="cmtt-10"><text:s/></text:span><text:span text:style-name="cmtt-10">the</text:span><text:span text:style-name="cmtt-10"><text:s/></text:span><text:span text:style-name="cmtt-10">app</text:span><text:span text:style-name="cmtt-10"><text:s/></text:span><text:span text:style-name="cmtt-10">by</text:span><text:span text:style-name="cmtt-10"><text:s/></text:span><text:span text:style-name="cmtt-10">listening</text:span><text:span text:style-name="cmtt-10"><text:s/></text:span><text:span text:style-name="cmtt-10">on</text:span><text:span text:style-name="cmtt-10"><text:s/></text:span><text:span text:style-name="cmtt-10">&lt;</text:span><text:span text:style-name="cmtt-10">port</text:span><text:span text:style-name="cmtt-10">&gt;</text:span><text:s/><text:line-break/><text:reference-mark text:name="x1-22025r24"> </text:reference-mark><text:span text:style-name="cmtt-10">app</text:span><text:span text:style-name="cmtt-10">.</text:span><text:span text:style-name="cmtt-10">listen</text:span><text:span text:style-name="cmtt-10">(</text:span><text:span text:style-name="cmtt-10">config</text:span><text:span text:style-name="cmtt-10">.</text:span><text:span text:style-name="cmtt-10">port</text:span><text:span text:style-name="cmtt-10">)</text:span><text:span text:style-name="cmtt-10">;</text:span><text:s/><text:line-break/><text:reference-mark text:name="x1-22026r25"> </text:reference-mark><text:span text:style-name="cmtt-10">//</text:span><text:span text:style-name="cmtt-10"><text:s/></text:span><text:span text:style-name="cmtt-10">Expose</text:span><text:span text:style-name="cmtt-10"><text:s/></text:span><text:span text:style-name="cmtt-10">app</text:span><text:s/><text:line-break/><text:reference-mark text:name="x1-22027r26"> </text:reference-mark><text:span text:style-name="cmtt-10">exports</text:span><text:span text:style-name="cmtt-10"><text:s/></text:span><text:span text:style-name="cmtt-10">=</text:span><text:span text:style-name="cmtt-10"><text:s/></text:span><text:span text:style-name="cmtt-10">module</text:span><text:span text:style-name="cmtt-10">.</text:span><text:span text:style-name="cmtt-10">exports</text:span><text:span text:style-name="cmtt-10"><text:s/></text:span><text:span text:style-name="cmtt-10">=</text:span><text:span text:style-name="cmtt-10"><text:s/></text:span><text:span text:style-name="cmtt-10">app</text:span><text:span text:style-name="cmtt-10">;</text:span><text:s/><text:line-break/><text:reference-mark text:name="x1-22028r27"> </text:reference-mark><text:span text:style-name="cmtt-10">//</text:span><text:span text:style-name="cmtt-10"><text:s/></text:span><text:span text:style-name="cmtt-10">Logging</text:span><text:span text:style-name="cmtt-10"><text:s/></text:span><text:span text:style-name="cmtt-10">initialization</text:span><text:s/><text:line-break/><text:reference-mark text:name="x1-22029r28"> </text:reference-mark><text:span text:style-name="cmtt-10">console</text:span><text:span text:style-name="cmtt-10">.</text:span><text:span text:style-name="cmtt-10">log</text:span><text:span text:style-name="cmtt-10">(</text:span><text:span text:style-name="cmtt-10">’</text:span><text:span text:style-name="cmtt-10">MEAN</text:span><text:span text:style-name="cmtt-10">.</text:span><text:span text:style-name="cmtt-10">JS</text:span><text:span text:style-name="cmtt-10"><text:s/></text:span><text:span text:style-name="cmtt-10">application</text:span><text:span text:style-name="cmtt-10"><text:s/></text:span><text:span text:style-name="cmtt-10">started</text:span><text:span text:style-name="cmtt-10"><text:s/></text:span><text:span text:style-name="cmtt-10">on</text:span><text:span text:style-name="cmtt-10"><text:s/></text:span><text:span text:style-name="cmtt-10">port</text:span><text:span text:style-name="cmtt-10"><text:s/></text:span><text:span text:style-name="cmtt-10">’</text:span><text:span text:style-name="cmtt-10"><text:s/></text:span><text:span text:style-name="cmtt-10">+</text:span><text:span text:style-name="cmtt-10"><text:s/></text:span><text:span text:style-name="cmtt-10">config</text:span><text:span text:style-name="cmtt-10">.</text:span><text:span text:style-name="cmtt-10">port</text:span><text:span text:style-name="cmtt-10">)</text:span><text:span text:style-name="cmtt-10">;</text:span>

</text:p>
                                                                     

                                                                     
   <text:p text:style-name="bigskip"/></text:section>
<!--l. 280
--><text:p text:style-name="First-line-indent">   On server by using server.js and package.json Node.JS knows how to initilize
and start the web server. Figure 2.6<!--tex4ht:ref: fig:nodejsserver 
--><text:span text:style-name="reference-ref"><text:reference-ref text:ref-name="x1-220016" text:reference-format="text"> </text:reference-ref></text:span> shows the usage of config in server.js file and
how the web server get initialized.
</text:p> 
<!--l. 282
--><text:p text:style-name="First-line-indent">   Package.json is the main configuration file for Node.JS that tells the Node.JS
which modules are required and how to start and stop the application. Figure 2.7<!--tex4ht:ref: fig:packagejson 
--><text:span text:style-name="reference-ref"><text:reference-ref text:ref-name="x1-220307" text:reference-format="text"> </text:reference-ref></text:span>
shows the package.json file in DeepDepth application.
   </text:p> 
<text:section text:name="fig" text:style-name="Figure"><text:p text:style-name="bigskip"/>
                                                                     

                                                                     
                                                                     

                                                                     
<!--l. 285
--><text:p text:style-name="Text-body"> 
<text:span text:style-name="caption"><text:span text:style-name="caption-title">Figure<text:s/>2.7<text:reference-mark text:name="x1-220307"> </text:reference-mark>: </text:span>DeepDepth package.json</text:span>
</text:p> 
<!--l. 286lstlisting
--><text:p text:style-name="Preformatted-Text">
<text:s/><text:line-break/><text:reference-mark text:name="x1-22031r1"> </text:reference-mark><text:span text:style-name="cmtt-10">{</text:span><text:s/><text:line-break/><text:reference-mark text:name="x1-22032r2"> </text:reference-mark><text:span text:style-name="cmtt-10"><text:s/></text:span><text:span text:style-name="cmtt-10">"</text:span><text:span text:style-name="cmtt-10">name</text:span><text:span text:style-name="cmtt-10">"</text:span><text:span text:style-name="cmtt-10">:</text:span><text:span text:style-name="cmtt-10"><text:s/></text:span><text:span text:style-name="cmtt-10">"</text:span><text:span text:style-name="cmtt-10">deepdepth</text:span><text:span text:style-name="cmtt-10">"</text:span><text:span text:style-name="cmtt-10">,</text:span><text:s/><text:line-break/><text:reference-mark text:name="x1-22033r3"> </text:reference-mark><text:span text:style-name="cmtt-10"><text:s/></text:span><text:span text:style-name="cmtt-10">"</text:span><text:span text:style-name="cmtt-10">description</text:span><text:span text:style-name="cmtt-10">"</text:span><text:span text:style-name="cmtt-10">:</text:span><text:span text:style-name="cmtt-10"><text:s/></text:span><text:span text:style-name="cmtt-10">"</text:span><text:span text:style-name="cmtt-10">Full</text:span><text:span text:style-name="cmtt-10">-</text:span><text:span text:style-name="cmtt-10">Stack</text:span><text:span text:style-name="cmtt-10"><text:s/></text:span><text:span text:style-name="cmtt-10">JavaScript</text:span><text:span text:style-name="cmtt-10"><text:s/></text:span><text:span text:style-name="cmtt-10">with</text:span><text:span text:style-name="cmtt-10"><text:s/></text:span><text:span text:style-name="cmtt-10">MongoDB</text:span><text:span text:style-name="cmtt-10">,</text:span><text:span text:style-name="cmtt-10"><text:s/></text:span><text:span text:style-name="cmtt-10">Express</text:span><text:span text:style-name="cmtt-10">,</text:span><text:span text:style-name="cmtt-10"><text:s/></text:span><text:span text:style-name="cmtt-10">AngularJS</text:span><text:span text:style-name="cmtt-10">,</text:span><text:span text:style-name="cmtt-10"><text:s/></text:span><text:span text:style-name="cmtt-10">and</text:span><text:span text:style-name="cmtt-10"><text:s/></text:span><text:span text:style-name="cmtt-10">Node</text:span><text:span text:style-name="cmtt-10">.</text:span><text:span text:style-name="cmtt-10">js</text:span><text:span text:style-name="cmtt-10">"</text:span><text:span text:style-name="cmtt-10">,</text:span><text:s/><text:line-break/><text:reference-mark text:name="x1-22034r4"> </text:reference-mark><text:span text:style-name="cmtt-10"><text:s/></text:span><text:span text:style-name="cmtt-10">"</text:span><text:span text:style-name="cmtt-10">version</text:span><text:span text:style-name="cmtt-10">"</text:span><text:span text:style-name="cmtt-10">:</text:span><text:span text:style-name="cmtt-10"><text:s/></text:span><text:span text:style-name="cmtt-10">"</text:span><text:span text:style-name="cmtt-10">0.0.1</text:span><text:span text:style-name="cmtt-10">"</text:span><text:span text:style-name="cmtt-10">,</text:span><text:s/><text:line-break/><text:reference-mark text:name="x1-22035r5"> </text:reference-mark><text:span text:style-name="cmtt-10"><text:s/></text:span><text:span text:style-name="cmtt-10">"</text:span><text:span text:style-name="cmtt-10">author</text:span><text:span text:style-name="cmtt-10">"</text:span><text:span text:style-name="cmtt-10">:</text:span><text:span text:style-name="cmtt-10"><text:s/></text:span><text:span text:style-name="cmtt-10">"</text:span><text:span text:style-name="cmtt-10">AmirSaber</text:span><text:span text:style-name="cmtt-10"><text:s/></text:span><text:span text:style-name="cmtt-10">Sharifi</text:span><text:span text:style-name="cmtt-10">"</text:span><text:span text:style-name="cmtt-10">,</text:span><text:s/><text:line-break/><text:reference-mark text:name="x1-22036r6"> </text:reference-mark><text:span text:style-name="cmtt-10"><text:s/></text:span><text:span text:style-name="cmtt-10">"</text:span><text:span text:style-name="cmtt-10">engines</text:span><text:span text:style-name="cmtt-10">"</text:span><text:span text:style-name="cmtt-10">:</text:span><text:span text:style-name="cmtt-10"><text:s/></text:span><text:span text:style-name="cmtt-10">{</text:span><text:s/><text:line-break/><text:reference-mark text:name="x1-22037r7"> </text:reference-mark><text:span text:style-name="cmtt-10"><text:s/></text:span><text:span text:style-name="cmtt-10"><text:s/></text:span><text:span text:style-name="cmtt-10"><text:s/></text:span><text:span text:style-name="cmtt-10">"</text:span><text:span text:style-name="cmtt-10">node</text:span><text:span text:style-name="cmtt-10">"</text:span><text:span text:style-name="cmtt-10">:</text:span><text:span text:style-name="cmtt-10"><text:s/></text:span><text:span text:style-name="cmtt-10">"</text:span><text:span text:style-name="cmtt-10">0.10.</text:span><text:span text:style-name="cmtt-10">x</text:span><text:span text:style-name="cmtt-10">"</text:span><text:span text:style-name="cmtt-10">,</text:span><text:s/><text:line-break/><text:reference-mark text:name="x1-22038r8"> </text:reference-mark><text:span text:style-name="cmtt-10"><text:s/></text:span><text:span text:style-name="cmtt-10"><text:s/></text:span><text:span text:style-name="cmtt-10"><text:s/></text:span><text:span text:style-name="cmtt-10">"</text:span><text:span text:style-name="cmtt-10">npm</text:span><text:span text:style-name="cmtt-10">"</text:span><text:span text:style-name="cmtt-10">:</text:span><text:span text:style-name="cmtt-10"><text:s/></text:span><text:span text:style-name="cmtt-10">"</text:span><text:span text:style-name="cmtt-10">1.4.</text:span><text:span text:style-name="cmtt-10">x</text:span><text:span text:style-name="cmtt-10">"</text:span><text:s/><text:line-break/><text:reference-mark text:name="x1-22039r9"> </text:reference-mark><text:span text:style-name="cmtt-10"><text:s/></text:span><text:span text:style-name="cmtt-10">},</text:span><text:s/><text:line-break/><text:reference-mark text:name="x1-22040r10"> </text:reference-mark><text:span text:style-name="cmtt-10"><text:s/></text:span><text:span text:style-name="cmtt-10">"</text:span><text:span text:style-name="cmtt-10">scripts</text:span><text:span text:style-name="cmtt-10">"</text:span><text:span text:style-name="cmtt-10">:</text:span><text:span text:style-name="cmtt-10"><text:s/></text:span><text:span text:style-name="cmtt-10">{</text:span><text:s/><text:line-break/><text:reference-mark text:name="x1-22041r11"> </text:reference-mark><text:span text:style-name="cmtt-10"><text:s/></text:span><text:span text:style-name="cmtt-10"><text:s/></text:span><text:span text:style-name="cmtt-10"><text:s/></text:span><text:span text:style-name="cmtt-10">"</text:span><text:span text:style-name="cmtt-10">start</text:span><text:span text:style-name="cmtt-10">"</text:span><text:span text:style-name="cmtt-10">:</text:span><text:span text:style-name="cmtt-10"><text:s/></text:span><text:span text:style-name="cmtt-10">"</text:span><text:span text:style-name="cmtt-10">grunt</text:span><text:span text:style-name="cmtt-10">"</text:span><text:span text:style-name="cmtt-10">,</text:span><text:s/><text:line-break/><text:reference-mark text:name="x1-22042r12"> </text:reference-mark><text:span text:style-name="cmtt-10"><text:s/></text:span><text:span text:style-name="cmtt-10"><text:s/></text:span><text:span text:style-name="cmtt-10"><text:s/></text:span><text:span text:style-name="cmtt-10">"</text:span><text:span text:style-name="cmtt-10">test</text:span><text:span text:style-name="cmtt-10">"</text:span><text:span text:style-name="cmtt-10">:</text:span><text:span text:style-name="cmtt-10"><text:s/></text:span><text:span text:style-name="cmtt-10">"</text:span><text:span text:style-name="cmtt-10">grunt</text:span><text:span text:style-name="cmtt-10"><text:s/></text:span><text:span text:style-name="cmtt-10">test</text:span><text:span text:style-name="cmtt-10">"</text:span><text:span text:style-name="cmtt-10">,</text:span><text:s/><text:line-break/><text:reference-mark text:name="x1-22043r13"> </text:reference-mark><text:span text:style-name="cmtt-10"><text:s/></text:span><text:span text:style-name="cmtt-10"><text:s/></text:span><text:span text:style-name="cmtt-10"><text:s/></text:span><text:span text:style-name="cmtt-10">"</text:span><text:span text:style-name="cmtt-10">postinstall</text:span><text:span text:style-name="cmtt-10">"</text:span><text:span text:style-name="cmtt-10">:</text:span><text:span text:style-name="cmtt-10"><text:s/></text:span><text:span text:style-name="cmtt-10">"</text:span><text:span text:style-name="cmtt-10">bower</text:span><text:span text:style-name="cmtt-10"><text:s/></text:span><text:span text:style-name="cmtt-10">install</text:span><text:span text:style-name="cmtt-10"><text:s/></text:span><text:span text:style-name="cmtt-10">--</text:span><text:span text:style-name="cmtt-10">config</text:span><text:span text:style-name="cmtt-10">.</text:span><text:span text:style-name="cmtt-10">interactive</text:span><text:span text:style-name="cmtt-10">=</text:span><text:span text:style-name="cmtt-10">false</text:span><text:span text:style-name="cmtt-10">"</text:span><text:s/><text:line-break/><text:reference-mark text:name="x1-22044r14"> </text:reference-mark><text:span text:style-name="cmtt-10"><text:s/></text:span><text:span text:style-name="cmtt-10">},</text:span><text:s/><text:line-break/><text:reference-mark text:name="x1-22045r15"> </text:reference-mark><text:span text:style-name="cmtt-10"><text:s/></text:span><text:span text:style-name="cmtt-10">"</text:span><text:span text:style-name="cmtt-10">dependencies</text:span><text:span text:style-name="cmtt-10">"</text:span><text:span text:style-name="cmtt-10">:</text:span><text:span text:style-name="cmtt-10"><text:s/></text:span><text:span text:style-name="cmtt-10">{</text:span><text:s/><text:line-break/><text:reference-mark text:name="x1-22046r16"> </text:reference-mark><text:span text:style-name="cmtt-10"><text:s/></text:span><text:span text:style-name="cmtt-10"><text:s/></text:span><text:span text:style-name="cmtt-10"><text:s/></text:span><text:span text:style-name="cmtt-10">"</text:span><text:span text:style-name="cmtt-10">express</text:span><text:span text:style-name="cmtt-10">"</text:span><text:span text:style-name="cmtt-10">:</text:span><text:span text:style-name="cmtt-10"><text:s/></text:span><text:span text:style-name="cmtt-10">"</text:span><text:span text:style-name="cmtt-10">~4.7.2</text:span><text:span text:style-name="cmtt-10">"</text:span><text:span text:style-name="cmtt-10">,</text:span><text:s/><text:line-break/><text:reference-mark text:name="x1-22047r17"> </text:reference-mark><text:span text:style-name="cmtt-10"><text:s/></text:span><text:span text:style-name="cmtt-10"><text:s/></text:span><text:span text:style-name="cmtt-10"><text:s/></text:span><text:span text:style-name="cmtt-10">"</text:span><text:span text:style-name="cmtt-10">express</text:span><text:span text:style-name="cmtt-10">-</text:span><text:span text:style-name="cmtt-10">session</text:span><text:span text:style-name="cmtt-10">"</text:span><text:span text:style-name="cmtt-10">:</text:span><text:span text:style-name="cmtt-10"><text:s/></text:span><text:span text:style-name="cmtt-10">"</text:span><text:span text:style-name="cmtt-10">~1.7.2</text:span><text:span text:style-name="cmtt-10">"</text:span><text:span text:style-name="cmtt-10">,</text:span><text:s/><text:line-break/><text:reference-mark text:name="x1-22048r18"> </text:reference-mark><text:span text:style-name="cmtt-10"><text:s/></text:span><text:span text:style-name="cmtt-10"><text:s/></text:span><text:span text:style-name="cmtt-10"><text:s/></text:span><text:span text:style-name="cmtt-10">"</text:span><text:span text:style-name="cmtt-10">body</text:span><text:span text:style-name="cmtt-10">-</text:span><text:span text:style-name="cmtt-10">parser</text:span><text:span text:style-name="cmtt-10">"</text:span><text:span text:style-name="cmtt-10">:</text:span><text:span text:style-name="cmtt-10"><text:s/></text:span><text:span text:style-name="cmtt-10">"</text:span><text:span text:style-name="cmtt-10">~1.5.2</text:span><text:span text:style-name="cmtt-10">"</text:span><text:span text:style-name="cmtt-10">,</text:span><text:s/><text:line-break/><text:reference-mark text:name="x1-22049r19"> </text:reference-mark><text:span text:style-name="cmtt-10"><text:s/></text:span><text:span text:style-name="cmtt-10"><text:s/></text:span><text:span text:style-name="cmtt-10"><text:s/></text:span><text:span text:style-name="cmtt-10">"</text:span><text:span text:style-name="cmtt-10">cookie</text:span><text:span text:style-name="cmtt-10">-</text:span><text:span text:style-name="cmtt-10">parser</text:span><text:span text:style-name="cmtt-10">"</text:span><text:span text:style-name="cmtt-10">:</text:span><text:span text:style-name="cmtt-10"><text:s/></text:span><text:span text:style-name="cmtt-10">"</text:span><text:span text:style-name="cmtt-10">~1.3.2</text:span><text:span text:style-name="cmtt-10">"</text:span><text:span text:style-name="cmtt-10">,</text:span><text:s/><text:line-break/><text:reference-mark text:name="x1-22050r20"> </text:reference-mark><text:span text:style-name="cmtt-10"><text:s/></text:span><text:span text:style-name="cmtt-10"><text:s/></text:span><text:span text:style-name="cmtt-10"><text:s/></text:span><text:span text:style-name="cmtt-10">"</text:span><text:span text:style-name="cmtt-10">compression</text:span><text:span text:style-name="cmtt-10">"</text:span><text:span text:style-name="cmtt-10">:</text:span><text:span text:style-name="cmtt-10"><text:s/></text:span><text:span text:style-name="cmtt-10">"</text:span><text:span text:style-name="cmtt-10">~1.0.9</text:span><text:span text:style-name="cmtt-10">"</text:span><text:span text:style-name="cmtt-10">,</text:span><text:s/><text:line-break/><text:reference-mark text:name="x1-22051r21"> </text:reference-mark><text:span text:style-name="cmtt-10"><text:s/></text:span><text:span text:style-name="cmtt-10"><text:s/></text:span><text:span text:style-name="cmtt-10"><text:s/></text:span><text:span text:style-name="cmtt-10">"</text:span><text:span text:style-name="cmtt-10">method</text:span><text:span text:style-name="cmtt-10">-</text:span><text:span text:style-name="cmtt-10">override</text:span><text:span text:style-name="cmtt-10">"</text:span><text:span text:style-name="cmtt-10">:</text:span><text:span text:style-name="cmtt-10"><text:s/></text:span><text:span text:style-name="cmtt-10">"</text:span><text:span text:style-name="cmtt-10">~2.1.2</text:span><text:span text:style-name="cmtt-10">"</text:span><text:span text:style-name="cmtt-10">,</text:span><text:s/><text:line-break/><text:reference-mark text:name="x1-22052r22"> </text:reference-mark><text:span text:style-name="cmtt-10"><text:s/></text:span><text:span text:style-name="cmtt-10"><text:s/></text:span><text:span text:style-name="cmtt-10"><text:s/></text:span><text:span text:style-name="cmtt-10">"</text:span><text:span text:style-name="cmtt-10">morgan</text:span><text:span text:style-name="cmtt-10">"</text:span><text:span text:style-name="cmtt-10">:</text:span><text:span text:style-name="cmtt-10"><text:s/></text:span><text:span text:style-name="cmtt-10">"</text:span><text:span text:style-name="cmtt-10">~1.2.2</text:span><text:span text:style-name="cmtt-10">"</text:span><text:span text:style-name="cmtt-10">,</text:span><text:s/><text:line-break/><text:reference-mark text:name="x1-22053r23"> </text:reference-mark><text:span text:style-name="cmtt-10"><text:s/></text:span><text:span text:style-name="cmtt-10"><text:s/></text:span><text:span text:style-name="cmtt-10"><text:s/></text:span><text:span text:style-name="cmtt-10">"</text:span><text:span text:style-name="cmtt-10">connect</text:span><text:span text:style-name="cmtt-10">-</text:span><text:span text:style-name="cmtt-10">mongo</text:span><text:span text:style-name="cmtt-10">"</text:span><text:span text:style-name="cmtt-10">:</text:span><text:span text:style-name="cmtt-10"><text:s/></text:span><text:span text:style-name="cmtt-10">"</text:span><text:span text:style-name="cmtt-10">~0.4.1</text:span><text:span text:style-name="cmtt-10">"</text:span><text:span text:style-name="cmtt-10">,</text:span><text:s/><text:line-break/><text:reference-mark text:name="x1-22054r24"> </text:reference-mark><text:span text:style-name="cmtt-10"><text:s/></text:span><text:span text:style-name="cmtt-10"><text:s/></text:span><text:span text:style-name="cmtt-10"><text:s/></text:span><text:span text:style-name="cmtt-10">"</text:span><text:span text:style-name="cmtt-10">connect</text:span><text:span text:style-name="cmtt-10">-</text:span><text:span text:style-name="cmtt-10">flash</text:span><text:span text:style-name="cmtt-10">"</text:span><text:span text:style-name="cmtt-10">:</text:span><text:span text:style-name="cmtt-10"><text:s/></text:span><text:span text:style-name="cmtt-10">"</text:span><text:span text:style-name="cmtt-10">~0.1.1</text:span><text:span text:style-name="cmtt-10">"</text:span><text:span text:style-name="cmtt-10">,</text:span><text:s/><text:line-break/><text:reference-mark text:name="x1-22055r25"> </text:reference-mark><text:span text:style-name="cmtt-10"><text:s/></text:span><text:span text:style-name="cmtt-10"><text:s/></text:span><text:span text:style-name="cmtt-10"><text:s/></text:span><text:span text:style-name="cmtt-10">"</text:span><text:span text:style-name="cmtt-10">helmet</text:span><text:span text:style-name="cmtt-10">"</text:span><text:span text:style-name="cmtt-10">:</text:span><text:span text:style-name="cmtt-10"><text:s/></text:span><text:span text:style-name="cmtt-10">"</text:span><text:span text:style-name="cmtt-10">~0.4.0</text:span><text:span text:style-name="cmtt-10">"</text:span><text:span text:style-name="cmtt-10">,</text:span><text:s/><text:line-break/><text:reference-mark text:name="x1-22056r26"> </text:reference-mark><text:span text:style-name="cmtt-10"><text:s/></text:span><text:span text:style-name="cmtt-10"><text:s/></text:span><text:span text:style-name="cmtt-10"><text:s/></text:span><text:span text:style-name="cmtt-10">"</text:span><text:span text:style-name="cmtt-10">consolidate</text:span><text:span text:style-name="cmtt-10">"</text:span><text:span text:style-name="cmtt-10">:</text:span><text:span text:style-name="cmtt-10"><text:s/></text:span><text:span text:style-name="cmtt-10">"</text:span><text:span text:style-name="cmtt-10">~0.10.0</text:span><text:span text:style-name="cmtt-10">"</text:span><text:span text:style-name="cmtt-10">,</text:span><text:s/><text:line-break/><text:reference-mark text:name="x1-22057r27"> </text:reference-mark><text:span text:style-name="cmtt-10"><text:s/></text:span><text:span text:style-name="cmtt-10"><text:s/></text:span><text:span text:style-name="cmtt-10"><text:s/></text:span><text:span text:style-name="cmtt-10">"</text:span><text:span text:style-name="cmtt-10">swig</text:span><text:span text:style-name="cmtt-10">"</text:span><text:span text:style-name="cmtt-10">:</text:span><text:span text:style-name="cmtt-10"><text:s/></text:span><text:span text:style-name="cmtt-10">"</text:span><text:span text:style-name="cmtt-10">~1.4.1</text:span><text:span text:style-name="cmtt-10">"</text:span><text:span text:style-name="cmtt-10">,</text:span><text:s/><text:line-break/><text:reference-mark text:name="x1-22058r28"> </text:reference-mark><text:span text:style-name="cmtt-10"><text:s/></text:span><text:span text:style-name="cmtt-10"><text:s/></text:span><text:span text:style-name="cmtt-10"><text:s/></text:span><text:span text:style-name="cmtt-10">"</text:span><text:span text:style-name="cmtt-10">mongoose</text:span><text:span text:style-name="cmtt-10">"</text:span><text:span text:style-name="cmtt-10">:</text:span><text:span text:style-name="cmtt-10"><text:s/></text:span><text:span text:style-name="cmtt-10">"</text:span><text:span text:style-name="cmtt-10">~3.8.8</text:span><text:span text:style-name="cmtt-10">"</text:span><text:span text:style-name="cmtt-10">,</text:span><text:s/><text:line-break/><text:reference-mark text:name="x1-22059r29"> </text:reference-mark><text:span text:style-name="cmtt-10"><text:s/></text:span><text:span text:style-name="cmtt-10"><text:s/></text:span><text:span text:style-name="cmtt-10"><text:s/></text:span><text:span text:style-name="cmtt-10">"</text:span><text:span text:style-name="cmtt-10">passport</text:span><text:span text:style-name="cmtt-10">"</text:span><text:span text:style-name="cmtt-10">:</text:span><text:span text:style-name="cmtt-10"><text:s/></text:span><text:span text:style-name="cmtt-10">"</text:span><text:span text:style-name="cmtt-10">~0.2.0</text:span><text:span text:style-name="cmtt-10">"</text:span><text:span text:style-name="cmtt-10">,</text:span><text:s/><text:line-break/><text:reference-mark text:name="x1-22060r30"> </text:reference-mark><text:span text:style-name="cmtt-10"><text:s/></text:span><text:span text:style-name="cmtt-10"><text:s/></text:span><text:span text:style-name="cmtt-10"><text:s/></text:span><text:span text:style-name="cmtt-10">"</text:span><text:span text:style-name="cmtt-10">lodash</text:span><text:span text:style-name="cmtt-10">"</text:span><text:span text:style-name="cmtt-10">:</text:span><text:span text:style-name="cmtt-10"><text:s/></text:span><text:span text:style-name="cmtt-10">"</text:span><text:span text:style-name="cmtt-10">~2.4.1</text:span><text:span text:style-name="cmtt-10">"</text:span><text:span text:style-name="cmtt-10">,</text:span><text:s/><text:line-break/><text:reference-mark text:name="x1-22061r31"> </text:reference-mark><text:span text:style-name="cmtt-10"><text:s/></text:span><text:span text:style-name="cmtt-10"><text:s/></text:span><text:span text:style-name="cmtt-10"><text:s/></text:span><text:span text:style-name="cmtt-10">"</text:span><text:span text:style-name="cmtt-10">forever</text:span><text:span text:style-name="cmtt-10">"</text:span><text:span text:style-name="cmtt-10">:</text:span><text:span text:style-name="cmtt-10"><text:s/></text:span><text:span text:style-name="cmtt-10">"</text:span><text:span text:style-name="cmtt-10">~0.11.0</text:span><text:span text:style-name="cmtt-10">"</text:span><text:span text:style-name="cmtt-10">,</text:span><text:s/><text:line-break/><text:reference-mark text:name="x1-22062r32"> </text:reference-mark><text:span text:style-name="cmtt-10"><text:s/></text:span><text:span text:style-name="cmtt-10"><text:s/></text:span><text:span text:style-name="cmtt-10"><text:s/></text:span><text:span text:style-name="cmtt-10">"</text:span><text:span text:style-name="cmtt-10">bower</text:span><text:span text:style-name="cmtt-10">"</text:span><text:span text:style-name="cmtt-10">:</text:span><text:span text:style-name="cmtt-10"><text:s/></text:span><text:span text:style-name="cmtt-10">"</text:span><text:span text:style-name="cmtt-10">~1.3.8</text:span><text:span text:style-name="cmtt-10">"</text:span><text:span text:style-name="cmtt-10">,</text:span><text:s/><text:line-break/><text:reference-mark text:name="x1-22063r33"> </text:reference-mark><text:span text:style-name="cmtt-10"><text:s/></text:span><text:span text:style-name="cmtt-10"><text:s/></text:span><text:span text:style-name="cmtt-10"><text:s/></text:span><text:span text:style-name="cmtt-10">"</text:span><text:span text:style-name="cmtt-10">grunt</text:span><text:span text:style-name="cmtt-10">-</text:span><text:span text:style-name="cmtt-10">cli</text:span><text:span text:style-name="cmtt-10">"</text:span><text:span text:style-name="cmtt-10">:</text:span><text:span text:style-name="cmtt-10"><text:s/></text:span><text:span text:style-name="cmtt-10">"</text:span><text:span text:style-name="cmtt-10">~0.1.13</text:span><text:span text:style-name="cmtt-10">"</text:span><text:span text:style-name="cmtt-10">,</text:span><text:s/><text:line-break/><text:reference-mark text:name="x1-22064r34"> </text:reference-mark><text:span text:style-name="cmtt-10"><text:s/></text:span><text:span text:style-name="cmtt-10"><text:s/></text:span><text:span text:style-name="cmtt-10"><text:s/></text:span><text:span text:style-name="cmtt-10">"</text:span><text:span text:style-name="cmtt-10">glob</text:span><text:span text:style-name="cmtt-10">"</text:span><text:span text:style-name="cmtt-10">:</text:span><text:span text:style-name="cmtt-10"><text:s/></text:span><text:span text:style-name="cmtt-10">"</text:span><text:span text:style-name="cmtt-10">~4.0.5</text:span><text:span text:style-name="cmtt-10">"</text:span><text:span text:style-name="cmtt-10">,</text:span><text:s/><text:line-break/><text:reference-mark text:name="x1-22065r35"> </text:reference-mark><text:span text:style-name="cmtt-10"><text:s/></text:span><text:span text:style-name="cmtt-10"><text:s/></text:span><text:span text:style-name="cmtt-10"><text:s/></text:span><text:span text:style-name="cmtt-10">"</text:span><text:span text:style-name="cmtt-10">async</text:span><text:span text:style-name="cmtt-10">"</text:span><text:span text:style-name="cmtt-10">:</text:span><text:span text:style-name="cmtt-10"><text:s/></text:span><text:span text:style-name="cmtt-10">"</text:span><text:span text:style-name="cmtt-10">~0.9.0</text:span><text:span text:style-name="cmtt-10">"</text:span><text:span text:style-name="cmtt-10">,</text:span><text:s/><text:line-break/><text:reference-mark text:name="x1-22066r36"> </text:reference-mark><text:span text:style-name="cmtt-10"><text:s/></text:span><text:span text:style-name="cmtt-10"><text:s/></text:span><text:span text:style-name="cmtt-10"><text:s/></text:span><text:span text:style-name="cmtt-10">"</text:span><text:span text:style-name="cmtt-10">nodemailer</text:span><text:span text:style-name="cmtt-10">"</text:span><text:span text:style-name="cmtt-10">:</text:span><text:span text:style-name="cmtt-10"><text:s/></text:span><text:span text:style-name="cmtt-10">"</text:span><text:span text:style-name="cmtt-10">~1.1.1</text:span><text:span text:style-name="cmtt-10">"</text:span><text:span text:style-name="cmtt-10">,</text:span><text:s/><text:line-break/><text:reference-mark text:name="x1-22067r37"> </text:reference-mark><text:span text:style-name="cmtt-10"><text:s/></text:span><text:span text:style-name="cmtt-10"><text:s/></text:span><text:span text:style-name="cmtt-10"><text:s/></text:span><text:span text:style-name="cmtt-10">"</text:span><text:span text:style-name="cmtt-10">request</text:span><text:span text:style-name="cmtt-10">"</text:span><text:span text:style-name="cmtt-10">:</text:span><text:span text:style-name="cmtt-10"><text:s/></text:span><text:span text:style-name="cmtt-10">"</text:span><text:span text:style-name="cmtt-10">~2.40.0</text:span><text:span text:style-name="cmtt-10">"</text:span><text:span text:style-name="cmtt-10">,</text:span><text:s/><text:line-break/><text:reference-mark text:name="x1-22068r38"> </text:reference-mark><text:span text:style-name="cmtt-10"><text:s/></text:span><text:span text:style-name="cmtt-10"><text:s/></text:span><text:span text:style-name="cmtt-10"><text:s/></text:span><text:span text:style-name="cmtt-10">"</text:span><text:span text:style-name="cmtt-10">cron</text:span><text:span text:style-name="cmtt-10">"</text:span><text:span text:style-name="cmtt-10">:</text:span><text:span text:style-name="cmtt-10"><text:s/></text:span><text:span text:style-name="cmtt-10">"</text:span><text:span text:style-name="cmtt-10">~1.0.4</text:span><text:span text:style-name="cmtt-10">"</text:span><text:s/><text:line-break/><text:reference-mark text:name="x1-22069r39"> </text:reference-mark><text:span text:style-name="cmtt-10"><text:s/></text:span><text:span text:style-name="cmtt-10">},</text:span><text:s/><text:line-break/><text:reference-mark text:name="x1-22070r40"> </text:reference-mark><text:span text:style-name="cmtt-10"><text:s/></text:span><text:span text:style-name="cmtt-10">"</text:span><text:span text:style-name="cmtt-10">devDependencies</text:span><text:span text:style-name="cmtt-10">"</text:span><text:span text:style-name="cmtt-10">:</text:span><text:span text:style-name="cmtt-10"><text:s/></text:span><text:span text:style-name="cmtt-10">{</text:span><text:s/><text:line-break/><text:reference-mark text:name="x1-22071r41"> </text:reference-mark><text:span text:style-name="cmtt-10"><text:s/></text:span><text:span text:style-name="cmtt-10"><text:s/></text:span><text:span text:style-name="cmtt-10"><text:s/></text:span><text:span text:style-name="cmtt-10">"</text:span><text:span text:style-name="cmtt-10">supertest</text:span><text:span text:style-name="cmtt-10">"</text:span><text:span text:style-name="cmtt-10">:</text:span><text:span text:style-name="cmtt-10"><text:s/></text:span><text:span text:style-name="cmtt-10">"</text:span><text:span text:style-name="cmtt-10">~0.13.0</text:span><text:span text:style-name="cmtt-10">"</text:span><text:span text:style-name="cmtt-10">,</text:span><text:s/><text:line-break/><text:reference-mark text:name="x1-22072r42"> </text:reference-mark><text:span text:style-name="cmtt-10"><text:s/></text:span><text:span text:style-name="cmtt-10"><text:s/></text:span><text:span text:style-name="cmtt-10"><text:s/></text:span><text:span text:style-name="cmtt-10">"</text:span><text:span text:style-name="cmtt-10">should</text:span><text:span text:style-name="cmtt-10">"</text:span><text:span text:style-name="cmtt-10">:</text:span><text:span text:style-name="cmtt-10"><text:s/></text:span><text:span text:style-name="cmtt-10">"</text:span><text:span text:style-name="cmtt-10">~4.0.4</text:span><text:span text:style-name="cmtt-10">"</text:span><text:span text:style-name="cmtt-10">,</text:span><text:s/><text:line-break/><text:reference-mark text:name="x1-22073r43"> </text:reference-mark><text:span text:style-name="cmtt-10"><text:s/></text:span><text:span text:style-name="cmtt-10"><text:s/></text:span><text:span text:style-name="cmtt-10"><text:s/></text:span><text:span text:style-name="cmtt-10">"</text:span><text:span text:style-name="cmtt-10">grunt</text:span><text:span text:style-name="cmtt-10">-</text:span><text:span text:style-name="cmtt-10">env</text:span><text:span text:style-name="cmtt-10">"</text:span><text:span text:style-name="cmtt-10">:</text:span><text:span text:style-name="cmtt-10"><text:s/></text:span><text:span text:style-name="cmtt-10">"</text:span><text:span text:style-name="cmtt-10">~0.4.1</text:span><text:span text:style-name="cmtt-10">"</text:span><text:span text:style-name="cmtt-10">,</text:span><text:s/><text:line-break/><text:reference-mark text:name="x1-22074r44"> </text:reference-mark><text:span text:style-name="cmtt-10"><text:s/></text:span><text:span text:style-name="cmtt-10"><text:s/></text:span><text:span text:style-name="cmtt-10"><text:s/></text:span><text:span text:style-name="cmtt-10">"</text:span><text:span text:style-name="cmtt-10">load</text:span><text:span text:style-name="cmtt-10">-</text:span><text:span text:style-name="cmtt-10">grunt</text:span><text:span text:style-name="cmtt-10">-</text:span><text:span text:style-name="cmtt-10">tasks</text:span><text:span text:style-name="cmtt-10">"</text:span><text:span text:style-name="cmtt-10">:</text:span><text:span text:style-name="cmtt-10"><text:s/></text:span><text:span text:style-name="cmtt-10">"</text:span><text:span text:style-name="cmtt-10">~0.6.0</text:span><text:span text:style-name="cmtt-10">"</text:span><text:span text:style-name="cmtt-10">,</text:span><text:s/><text:line-break/><text:reference-mark text:name="x1-22075r45"> </text:reference-mark><text:span text:style-name="cmtt-10"><text:s/></text:span><text:span text:style-name="cmtt-10"><text:s/></text:span><text:span text:style-name="cmtt-10"><text:s/></text:span><text:span text:style-name="cmtt-10">"</text:span><text:span text:style-name="cmtt-10">karma</text:span><text:span text:style-name="cmtt-10">"</text:span><text:span text:style-name="cmtt-10">:</text:span><text:span text:style-name="cmtt-10"><text:s/></text:span><text:span text:style-name="cmtt-10">"</text:span><text:span text:style-name="cmtt-10">~0.12.0</text:span><text:span text:style-name="cmtt-10">"</text:span><text:span text:style-name="cmtt-10">,</text:span><text:s/><text:line-break/><text:reference-mark text:name="x1-22076r46"> </text:reference-mark><text:span text:style-name="cmtt-10"><text:s/></text:span><text:span text:style-name="cmtt-10"><text:s/></text:span><text:span text:style-name="cmtt-10"><text:s/></text:span><text:span text:style-name="cmtt-10">"</text:span><text:span text:style-name="cmtt-10">karma</text:span><text:span text:style-name="cmtt-10">-</text:span><text:span text:style-name="cmtt-10">phantomjs</text:span><text:span text:style-name="cmtt-10">-</text:span><text:span text:style-name="cmtt-10">launcher</text:span><text:span text:style-name="cmtt-10">"</text:span><text:span text:style-name="cmtt-10">:</text:span><text:span text:style-name="cmtt-10"><text:s/></text:span><text:span text:style-name="cmtt-10">"</text:span><text:span text:style-name="cmtt-10">~0.1.2</text:span><text:span text:style-name="cmtt-10">"</text:span><text:s/><text:line-break/><text:reference-mark text:name="x1-22077r47"> </text:reference-mark><text:span text:style-name="cmtt-10"><text:s/></text:span><text:span text:style-name="cmtt-10">}</text:span><text:s/><text:line-break/><text:reference-mark text:name="x1-22078r48"> </text:reference-mark><text:span text:style-name="cmtt-10">}</text:span>

</text:p>
                                                                     

                                                                     
   <text:p text:style-name="bigskip"/></text:section>
   <!--start of subsubsection
--><text:h text:style-name="Heading-4" text:outline-level="4"><text:span text:style-name="subsubsection">2.2.1.1    </text:span><t4htlink href="#QQ2-1-30" name="x1-230002.2.1.1"/>Environments</text:h> 

<!--l. 349
--><text:p text:style-name="Text-body">     </text:p> 
<!--l. 349
--><text:list text:style-name="Itemize"> 

     <text:list-item>
     <text:p text:style-name="Inside-itemize">What are the development environments (Production, Development
     and Test)
     </text:p> 
</text:list-item> 

     <text:list-item>
     <text:p text:style-name="Inside-itemize">How they have been implemented in this project
     </text:p> 
</text:list-item> 

     <text:list-item>
     <text:p text:style-name="Inside-itemize">Examples of codes</text:p> 
</text:list-item> 
</text:list> 
                                            <text:line-break/>Continues development is considered to be used in DeepDepth. To do that three
environments are considered for DeepDepth. The first environment is the
Production. Production environment is the one that goes live on the main Web
server that users can access and use the application. Development environment is
the other one that developers can use to write new lines of codes and add futures
to application without disturbing the production environment. The test
environment is the environment that test teams can use to write test units and
test blocks to test any change and any code before publishing to production
environment.
   <text:section text:name="fig" text:style-name="Figure"><text:p text:style-name="bigskip"/>
                                                                     

                                                                     
                                                                     

                                                                     
<!--l. 353
--><text:p text:style-name="Text-body"> 
<text:span text:style-name="caption"><text:span text:style-name="caption-title">Figure<text:s/>2.8<text:reference-mark text:name="x1-230018"> </text:reference-mark>: </text:span>DeepDepth development.js</text:span>
</text:p> 
<!--l. 354lstlisting
--><text:p text:style-name="Preformatted-Text">
<text:s/><text:line-break/><text:reference-mark text:name="x1-23002r1"> </text:reference-mark><text:span text:style-name="cmtt-10">’</text:span><text:span text:style-name="cmtt-10">use</text:span><text:span text:style-name="cmtt-10"><text:s/></text:span><text:span text:style-name="cmtt-10">strict</text:span><text:span text:style-name="cmtt-10">’</text:span><text:span text:style-name="cmtt-10">;</text:span><text:s/><text:line-break/><text:reference-mark text:name="x1-23003r2"> </text:reference-mark><text:s/><text:line-break/><text:reference-mark text:name="x1-23004r3"> </text:reference-mark><text:span text:style-name="cmtt-10">module</text:span><text:span text:style-name="cmtt-10">.</text:span><text:span text:style-name="cmtt-10">exports</text:span><text:span text:style-name="cmtt-10"><text:s/></text:span><text:span text:style-name="cmtt-10">=</text:span><text:span text:style-name="cmtt-10"><text:s/></text:span><text:span text:style-name="cmtt-10">{</text:span><text:s/><text:line-break/><text:reference-mark text:name="x1-23005r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db</text:span><text:span text:style-name="cmtt-10">:</text:span><text:span text:style-name="cmtt-10"><text:s/></text:span><text:span text:style-name="cmtt-10">process</text:span><text:span text:style-name="cmtt-10">.</text:span><text:span text:style-name="cmtt-10">env</text:span><text:span text:style-name="cmtt-10">.</text:span><text:span text:style-name="cmtt-10">MONGODB_DEEPDEPTH_DEV</text:span><text:span text:style-name="cmtt-10">,</text:span><text:s/><text:line-break/><text:reference-mark text:name="x1-23006r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app</text:span><text:span text:style-name="cmtt-10">:</text:span><text:span text:style-name="cmtt-10"><text:s/></text:span><text:span text:style-name="cmtt-10">{</text:span><text:s/><text:line-break/><text:reference-mark text:name="x1-23007r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itle</text:span><text:span text:style-name="cmtt-10">:</text:span><text:span text:style-name="cmtt-10"><text:s/></text:span><text:span text:style-name="cmtt-10">’</text:span><text:span text:style-name="cmtt-10">DeepDepth</text:span><text:span text:style-name="cmtt-10"><text:s/></text:span><text:span text:style-name="cmtt-10">-</text:span><text:span text:style-name="cmtt-10"><text:s/></text:span><text:span text:style-name="cmtt-10">Development</text:span><text:span text:style-name="cmtt-10"><text:s/></text:span><text:span text:style-name="cmtt-10">Environment</text:span><text:span text:style-name="cmtt-10">’</text:span><text:s/><text:line-break/><text:reference-mark text:name="x1-23008r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09r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facebook</text:span><text:span text:style-name="cmtt-10">:</text:span><text:span text:style-name="cmtt-10"><text:s/></text:span><text:span text:style-name="cmtt-10">{</text:span><text:s/><text:line-break/><text:reference-mark text:name="x1-23010r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ID</text:span><text:span text:style-name="cmtt-10">:</text:span><text:span text:style-name="cmtt-10"><text:s/></text:span><text:span text:style-name="cmtt-10">process</text:span><text:span text:style-name="cmtt-10">.</text:span><text:span text:style-name="cmtt-10">env</text:span><text:span text:style-name="cmtt-10">.</text:span><text:span text:style-name="cmtt-10">FACEBOOK_ID</text:span><text:span text:style-name="cmtt-10"><text:s/></text:span><text:span text:style-name="cmtt-10">||</text:span><text:span text:style-name="cmtt-10"><text:s/></text:span><text:span text:style-name="cmtt-10">’</text:span><text:span text:style-name="cmtt-10">APP_ID</text:span><text:span text:style-name="cmtt-10">’</text:span><text:span text:style-name="cmtt-10">,</text:span><text:s/><text:line-break/><text:reference-mark text:name="x1-23011r1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Secret</text:span><text:span text:style-name="cmtt-10">:</text:span><text:span text:style-name="cmtt-10"><text:s/></text:span><text:span text:style-name="cmtt-10">process</text:span><text:span text:style-name="cmtt-10">.</text:span><text:span text:style-name="cmtt-10">env</text:span><text:span text:style-name="cmtt-10">.</text:span><text:span text:style-name="cmtt-10">FACEBOOK_SECRET</text:span><text:span text:style-name="cmtt-10"><text:s/></text:span><text:span text:style-name="cmtt-10">||</text:span><text:span text:style-name="cmtt-10"><text:s/></text:span><text:span text:style-name="cmtt-10">’</text:span><text:span text:style-name="cmtt-10">APP_SECRET</text:span><text:span text:style-name="cmtt-10">’</text:span><text:span text:style-name="cmtt-10">,</text:span><text:s/><text:line-break/><text:reference-mark text:name="x1-23012r1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allbackURL</text:span><text:span text:style-name="cmtt-10">:</text:span><text:span text:style-name="cmtt-10"><text:s/></text:span><text:span text:style-name="cmtt-10">’</text:span><text:span text:style-name="cmtt-10">http</text:span><text:span text:style-name="cmtt-10">://</text:span><text:span text:style-name="cmtt-10">localhost</text:span><text:span text:style-name="cmtt-10">:3000/</text:span><text:span text:style-name="cmtt-10">auth</text:span><text:span text:style-name="cmtt-10">/</text:span><text:span text:style-name="cmtt-10">facebook</text:span><text:span text:style-name="cmtt-10">/</text:span><text:span text:style-name="cmtt-10">callback</text:span><text:span text:style-name="cmtt-10">’</text:span><text:s/><text:line-break/><text:reference-mark text:name="x1-23013r1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14r1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witter</text:span><text:span text:style-name="cmtt-10">:</text:span><text:span text:style-name="cmtt-10"><text:s/></text:span><text:span text:style-name="cmtt-10">{</text:span><text:s/><text:line-break/><text:reference-mark text:name="x1-23015r1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ID</text:span><text:span text:style-name="cmtt-10">:</text:span><text:span text:style-name="cmtt-10"><text:s/></text:span><text:span text:style-name="cmtt-10">process</text:span><text:span text:style-name="cmtt-10">.</text:span><text:span text:style-name="cmtt-10">env</text:span><text:span text:style-name="cmtt-10">.</text:span><text:span text:style-name="cmtt-10">TWITTER_KEY</text:span><text:span text:style-name="cmtt-10"><text:s/></text:span><text:span text:style-name="cmtt-10">||</text:span><text:span text:style-name="cmtt-10"><text:s/></text:span><text:span text:style-name="cmtt-10">’</text:span><text:span text:style-name="cmtt-10">CONSUMER_KEY</text:span><text:span text:style-name="cmtt-10">’</text:span><text:span text:style-name="cmtt-10">,</text:span><text:s/><text:line-break/><text:reference-mark text:name="x1-23016r1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Secret</text:span><text:span text:style-name="cmtt-10">:</text:span><text:span text:style-name="cmtt-10"><text:s/></text:span><text:span text:style-name="cmtt-10">process</text:span><text:span text:style-name="cmtt-10">.</text:span><text:span text:style-name="cmtt-10">env</text:span><text:span text:style-name="cmtt-10">.</text:span><text:span text:style-name="cmtt-10">TWITTER_SECRET</text:span><text:span text:style-name="cmtt-10"><text:s/></text:span><text:span text:style-name="cmtt-10">||</text:span><text:span text:style-name="cmtt-10"><text:s/></text:span><text:span text:style-name="cmtt-10">’</text:span><text:span text:style-name="cmtt-10">CONSUMER_SECRET</text:span><text:span text:style-name="cmtt-10">’</text:span><text:span text:style-name="cmtt-10">,</text:span><text:s/><text:line-break/><text:reference-mark text:name="x1-23017r1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allbackURL</text:span><text:span text:style-name="cmtt-10">:</text:span><text:span text:style-name="cmtt-10"><text:s/></text:span><text:span text:style-name="cmtt-10">’</text:span><text:span text:style-name="cmtt-10">http</text:span><text:span text:style-name="cmtt-10">://</text:span><text:span text:style-name="cmtt-10">localhost</text:span><text:span text:style-name="cmtt-10">:3000/</text:span><text:span text:style-name="cmtt-10">auth</text:span><text:span text:style-name="cmtt-10">/</text:span><text:span text:style-name="cmtt-10">twitter</text:span><text:span text:style-name="cmtt-10">/</text:span><text:span text:style-name="cmtt-10">callback</text:span><text:span text:style-name="cmtt-10">’</text:span><text:s/><text:line-break/><text:reference-mark text:name="x1-23018r1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19r1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google</text:span><text:span text:style-name="cmtt-10">:</text:span><text:span text:style-name="cmtt-10"><text:s/></text:span><text:span text:style-name="cmtt-10">{</text:span><text:s/><text:line-break/><text:reference-mark text:name="x1-23020r1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ID</text:span><text:span text:style-name="cmtt-10">:</text:span><text:span text:style-name="cmtt-10"><text:s/></text:span><text:span text:style-name="cmtt-10">process</text:span><text:span text:style-name="cmtt-10">.</text:span><text:span text:style-name="cmtt-10">env</text:span><text:span text:style-name="cmtt-10">.</text:span><text:span text:style-name="cmtt-10">GOOGLE_ID</text:span><text:span text:style-name="cmtt-10"><text:s/></text:span><text:span text:style-name="cmtt-10">||</text:span><text:span text:style-name="cmtt-10"><text:s/></text:span><text:span text:style-name="cmtt-10">’</text:span><text:span text:style-name="cmtt-10">APP_ID</text:span><text:span text:style-name="cmtt-10">’</text:span><text:span text:style-name="cmtt-10">,</text:span><text:s/><text:line-break/><text:reference-mark text:name="x1-23021r2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Secret</text:span><text:span text:style-name="cmtt-10">:</text:span><text:span text:style-name="cmtt-10"><text:s/></text:span><text:span text:style-name="cmtt-10">process</text:span><text:span text:style-name="cmtt-10">.</text:span><text:span text:style-name="cmtt-10">env</text:span><text:span text:style-name="cmtt-10">.</text:span><text:span text:style-name="cmtt-10">GOOGLE_SECRET</text:span><text:span text:style-name="cmtt-10"><text:s/></text:span><text:span text:style-name="cmtt-10">||</text:span><text:span text:style-name="cmtt-10"><text:s/></text:span><text:span text:style-name="cmtt-10">’</text:span><text:span text:style-name="cmtt-10">APP_SECRET</text:span><text:span text:style-name="cmtt-10">’</text:span><text:span text:style-name="cmtt-10">,</text:span><text:s/><text:line-break/><text:reference-mark text:name="x1-23022r2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allbackURL</text:span><text:span text:style-name="cmtt-10">:</text:span><text:span text:style-name="cmtt-10"><text:s/></text:span><text:span text:style-name="cmtt-10">’</text:span><text:span text:style-name="cmtt-10">http</text:span><text:span text:style-name="cmtt-10">://</text:span><text:span text:style-name="cmtt-10">localhost</text:span><text:span text:style-name="cmtt-10">:3000/</text:span><text:span text:style-name="cmtt-10">auth</text:span><text:span text:style-name="cmtt-10">/</text:span><text:span text:style-name="cmtt-10">google</text:span><text:span text:style-name="cmtt-10">/</text:span><text:span text:style-name="cmtt-10">callback</text:span><text:span text:style-name="cmtt-10">’</text:span><text:s/><text:line-break/><text:reference-mark text:name="x1-23023r2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24r2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linkedin</text:span><text:span text:style-name="cmtt-10">:</text:span><text:span text:style-name="cmtt-10"><text:s/></text:span><text:span text:style-name="cmtt-10">{</text:span><text:s/><text:line-break/><text:reference-mark text:name="x1-23025r2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ID</text:span><text:span text:style-name="cmtt-10">:</text:span><text:span text:style-name="cmtt-10"><text:s/></text:span><text:span text:style-name="cmtt-10">process</text:span><text:span text:style-name="cmtt-10">.</text:span><text:span text:style-name="cmtt-10">env</text:span><text:span text:style-name="cmtt-10">.</text:span><text:span text:style-name="cmtt-10">LINKEDIN_ID</text:span><text:span text:style-name="cmtt-10"><text:s/></text:span><text:span text:style-name="cmtt-10">||</text:span><text:span text:style-name="cmtt-10"><text:s/></text:span><text:span text:style-name="cmtt-10">’</text:span><text:span text:style-name="cmtt-10">APP_ID</text:span><text:span text:style-name="cmtt-10">’</text:span><text:span text:style-name="cmtt-10">,</text:span><text:s/><text:line-break/><text:reference-mark text:name="x1-23026r2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Secret</text:span><text:span text:style-name="cmtt-10">:</text:span><text:span text:style-name="cmtt-10"><text:s/></text:span><text:span text:style-name="cmtt-10">process</text:span><text:span text:style-name="cmtt-10">.</text:span><text:span text:style-name="cmtt-10">env</text:span><text:span text:style-name="cmtt-10">.</text:span><text:span text:style-name="cmtt-10">LINKEDIN_SECRET</text:span><text:span text:style-name="cmtt-10"><text:s/></text:span><text:span text:style-name="cmtt-10">||</text:span><text:span text:style-name="cmtt-10"><text:s/></text:span><text:span text:style-name="cmtt-10">’</text:span><text:span text:style-name="cmtt-10">APP_SECRET</text:span><text:span text:style-name="cmtt-10">’</text:span><text:span text:style-name="cmtt-10">,</text:span><text:s/><text:line-break/><text:reference-mark text:name="x1-23027r2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allbackURL</text:span><text:span text:style-name="cmtt-10">:</text:span><text:span text:style-name="cmtt-10"><text:s/></text:span><text:span text:style-name="cmtt-10">’</text:span><text:span text:style-name="cmtt-10">http</text:span><text:span text:style-name="cmtt-10">://</text:span><text:span text:style-name="cmtt-10">localhost</text:span><text:span text:style-name="cmtt-10">:3000/</text:span><text:span text:style-name="cmtt-10">auth</text:span><text:span text:style-name="cmtt-10">/</text:span><text:span text:style-name="cmtt-10">linkedin</text:span><text:span text:style-name="cmtt-10">/</text:span><text:span text:style-name="cmtt-10">callback</text:span><text:span text:style-name="cmtt-10">’</text:span><text:s/><text:line-break/><text:reference-mark text:name="x1-23028r2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29r2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github</text:span><text:span text:style-name="cmtt-10">:</text:span><text:span text:style-name="cmtt-10"><text:s/></text:span><text:span text:style-name="cmtt-10">{</text:span><text:s/><text:line-break/><text:reference-mark text:name="x1-23030r2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ID</text:span><text:span text:style-name="cmtt-10">:</text:span><text:span text:style-name="cmtt-10"><text:s/></text:span><text:span text:style-name="cmtt-10">process</text:span><text:span text:style-name="cmtt-10">.</text:span><text:span text:style-name="cmtt-10">env</text:span><text:span text:style-name="cmtt-10">.</text:span><text:span text:style-name="cmtt-10">GITHUB_ID</text:span><text:span text:style-name="cmtt-10"><text:s/></text:span><text:span text:style-name="cmtt-10">||</text:span><text:span text:style-name="cmtt-10"><text:s/></text:span><text:span text:style-name="cmtt-10">’</text:span><text:span text:style-name="cmtt-10">APP_ID</text:span><text:span text:style-name="cmtt-10">’</text:span><text:span text:style-name="cmtt-10">,</text:span><text:s/><text:line-break/><text:reference-mark text:name="x1-23031r3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lientSecret</text:span><text:span text:style-name="cmtt-10">:</text:span><text:span text:style-name="cmtt-10"><text:s/></text:span><text:span text:style-name="cmtt-10">process</text:span><text:span text:style-name="cmtt-10">.</text:span><text:span text:style-name="cmtt-10">env</text:span><text:span text:style-name="cmtt-10">.</text:span><text:span text:style-name="cmtt-10">GITHUB_SECRET</text:span><text:span text:style-name="cmtt-10"><text:s/></text:span><text:span text:style-name="cmtt-10">||</text:span><text:span text:style-name="cmtt-10"><text:s/></text:span><text:span text:style-name="cmtt-10">’</text:span><text:span text:style-name="cmtt-10">APP_SECRET</text:span><text:span text:style-name="cmtt-10">’</text:span><text:span text:style-name="cmtt-10">,</text:span><text:s/><text:line-break/><text:reference-mark text:name="x1-23032r3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allbackURL</text:span><text:span text:style-name="cmtt-10">:</text:span><text:span text:style-name="cmtt-10"><text:s/></text:span><text:span text:style-name="cmtt-10">’</text:span><text:span text:style-name="cmtt-10">http</text:span><text:span text:style-name="cmtt-10">://</text:span><text:span text:style-name="cmtt-10">localhost</text:span><text:span text:style-name="cmtt-10">:3000/</text:span><text:span text:style-name="cmtt-10">auth</text:span><text:span text:style-name="cmtt-10">/</text:span><text:span text:style-name="cmtt-10">github</text:span><text:span text:style-name="cmtt-10">/</text:span><text:span text:style-name="cmtt-10">callback</text:span><text:span text:style-name="cmtt-10">’</text:span><text:s/><text:line-break/><text:reference-mark text:name="x1-23033r3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34r3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mailer</text:span><text:span text:style-name="cmtt-10">:</text:span><text:span text:style-name="cmtt-10"><text:s/></text:span><text:span text:style-name="cmtt-10">{</text:span><text:s/><text:line-break/><text:reference-mark text:name="x1-23035r3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from</text:span><text:span text:style-name="cmtt-10">:</text:span><text:span text:style-name="cmtt-10"><text:s/></text:span><text:span text:style-name="cmtt-10">process</text:span><text:span text:style-name="cmtt-10">.</text:span><text:span text:style-name="cmtt-10">env</text:span><text:span text:style-name="cmtt-10">.</text:span><text:span text:style-name="cmtt-10">MAILER_FROM</text:span><text:span text:style-name="cmtt-10"><text:s/></text:span><text:span text:style-name="cmtt-10">||</text:span><text:span text:style-name="cmtt-10"><text:s/></text:span><text:span text:style-name="cmtt-10">’</text:span><text:span text:style-name="cmtt-10">MAILER_FROM</text:span><text:span text:style-name="cmtt-10">’</text:span><text:span text:style-name="cmtt-10">,</text:span><text:s/><text:line-break/><text:reference-mark text:name="x1-23036r3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options</text:span><text:span text:style-name="cmtt-10">:</text:span><text:span text:style-name="cmtt-10"><text:s/></text:span><text:span text:style-name="cmtt-10">{</text:span><text:s/><text:line-break/><text:reference-mark text:name="x1-23037r3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service</text:span><text:span text:style-name="cmtt-10">:</text:span><text:span text:style-name="cmtt-10"><text:s/></text:span><text:span text:style-name="cmtt-10">process</text:span><text:span text:style-name="cmtt-10">.</text:span><text:span text:style-name="cmtt-10">env</text:span><text:span text:style-name="cmtt-10">.</text:span><text:span text:style-name="cmtt-10">MAILER_SERVICE_PROVIDER</text:span><text:span text:style-name="cmtt-10"><text:s/></text:span><text:span text:style-name="cmtt-10">||</text:span><text:span text:style-name="cmtt-10"><text:s/></text:span><text:span text:style-name="cmtt-10">’</text:span><text:span text:style-name="cmtt-10">MAILER_SERVICE_PROVIDER</text:span><text:span text:style-name="cmtt-10">’</text:span><text:span text:style-name="cmtt-10">,</text:span><text:s/><text:line-break/><text:reference-mark text:name="x1-23038r3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auth</text:span><text:span text:style-name="cmtt-10">:</text:span><text:span text:style-name="cmtt-10"><text:s/></text:span><text:span text:style-name="cmtt-10">{</text:span><text:s/><text:line-break/><text:reference-mark text:name="x1-23039r3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user</text:span><text:span text:style-name="cmtt-10">:</text:span><text:span text:style-name="cmtt-10"><text:s/></text:span><text:span text:style-name="cmtt-10">process</text:span><text:span text:style-name="cmtt-10">.</text:span><text:span text:style-name="cmtt-10">env</text:span><text:span text:style-name="cmtt-10">.</text:span><text:span text:style-name="cmtt-10">MAILER_EMAIL_ID</text:span><text:span text:style-name="cmtt-10"><text:s/></text:span><text:span text:style-name="cmtt-10">||</text:span><text:span text:style-name="cmtt-10"><text:s/></text:span><text:span text:style-name="cmtt-10">’</text:span><text:span text:style-name="cmtt-10">MAILER_EMAIL_ID</text:span><text:span text:style-name="cmtt-10">’</text:span><text:span text:style-name="cmtt-10">,</text:span><text:s/><text:line-break/><text:reference-mark text:name="x1-23040r3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pass</text:span><text:span text:style-name="cmtt-10">:</text:span><text:span text:style-name="cmtt-10"><text:s/></text:span><text:span text:style-name="cmtt-10">process</text:span><text:span text:style-name="cmtt-10">.</text:span><text:span text:style-name="cmtt-10">env</text:span><text:span text:style-name="cmtt-10">.</text:span><text:span text:style-name="cmtt-10">MAILER_PASSWORD</text:span><text:span text:style-name="cmtt-10"><text:s/></text:span><text:span text:style-name="cmtt-10">||</text:span><text:span text:style-name="cmtt-10"><text:s/></text:span><text:span text:style-name="cmtt-10">’</text:span><text:span text:style-name="cmtt-10">MAILER_PASSWORD</text:span><text:span text:style-name="cmtt-10">’</text:span><text:s/><text:line-break/><text:reference-mark text:name="x1-23041r4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42r4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43r4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3044r43"> </text:reference-mark><text:span text:style-name="cmtt-10">};</text:span>

</text:p>
                                                                     

                                                                     
   <text:p text:style-name="bigskip"/></text:section>
<!--l. 402
--><text:p text:style-name="First-line-indent">   Each environment is configured to use different basic variables such as
database connection, mailing system and even the deployment server. Figure 2.8<!--tex4ht:ref: fig:developmentjs 
--><text:span text:style-name="reference-ref"><text:reference-ref text:ref-name="x1-230018" text:reference-format="text"> </text:reference-ref></text:span>
shows the source code of development environment as an example of
environments.
   </text:p> 
<!--end of subsubsection
--><!--start of subsubsection
--><text:h text:style-name="Heading-4" text:outline-level="4"><text:span text:style-name="subsubsection">2.2.1.2    </text:span><t4htlink href="#QQ2-1-32" name="x1-240002.2.1.2"/>Models</text:h> 

<!--l. 413
--><text:p text:style-name="Text-body">     </text:p> 
<!--l. 413
--><text:list text:style-name="Itemize"> 

     <text:list-item>
     <text:p text:style-name="Inside-itemize">What are Models in this project
     </text:p> 
</text:list-item> 

     <text:list-item>
     <text:p text:style-name="Inside-itemize">how they are related
     </text:p> 
</text:list-item> 

     <text:list-item>
     <text:p text:style-name="Inside-itemize">examples of implementation</text:p> 
</text:list-item> 
</text:list> 
                                    <text:line-break/>Models are entities in the DeepDepth. Entities such as a user or a query. In
DeepDepth there are 5 main entities. Fieldtype, Graphtype, Jobtype, Query and
User. These models are implemented using Mongoose Schemas. By using
Mongoose Schemas DeepDepth is able to validate fields, set required
properties for each model and run pre and post validation functions before
saving or updating any of models. Figure 2.9<!--tex4ht:ref: fig:jobtype 
--><text:span xmlns:text="urn:oasis:names:tc:opendocument:xmlns:text:1.0" xmlns:number="urn:oasis:names:tc:opendocument:xmlns:datastyle:1.0" xmlns:form="urn:oasis:names:tc:opendocument:xmlns:form:1.0" xmlns:math="http://www.w3.org/1998/Math/MathML" xmlns:dr3d="urn:oasis:names:tc:opendocument:xmlns:dr3d:1.0" xmlns:ooow="http://openoffice.org/2004/writer" xmlns:xsi="http://www.w3.org/2001/XMLSchema-instance" xmlns:fo="http://www.w3.org/1999/XSL/Format" xmlns:office="urn:oasis:names:tc:opendocument:xmlns:office:1.0" xmlns:xlink="http://www.w3.org/1999/xlink" xmlns:xsd="http://www.w3.org/2001/XMLSchema" xmlns:draw="urn:oasis:names:tc:opendocument:xmlns:drawing:1.0" xmlns:meta="urn:oasis:names:tc:opendocument:xmlns:meta:1.0" xmlns:chart="urn:oasis:names:tc:opendocument:xmlns:chart:1.0" xmlns:svg="http://www.w3.org/2000/svg"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text:style-name="reference-ref"><text:reference-ref text:ref-name="x1-240019" text:reference-format="text"> </text:reference-ref></text:span> shows the source code of
Jobtype model with a good example of refrencing to other models and
validation.
   <text:section text:name="fig" text:style-name="Figure"><text:p text:style-name="bigskip"/>
                                                                     

                                                                     
                                                                     

                                                                     
<!--l. 417
--><text:p text:style-name="Text-body"> 
<text:span text:style-name="caption"><text:span text:style-name="caption-title">Figure<text:s/>2.9<text:reference-mark text:name="x1-240019"> </text:reference-mark>: </text:span>DeepDepth Jobtype Schema</text:span>
</text:p> 
<!--l. 418lstlisting
--><text:p text:style-name="Preformatted-Text">
<text:s/><text:line-break/><text:reference-mark text:name="x1-24002r1"> </text:reference-mark><text:span text:style-name="cmtt-10">’</text:span><text:span text:style-name="cmtt-10">use</text:span><text:span text:style-name="cmtt-10"><text:s/></text:span><text:span text:style-name="cmtt-10">strict</text:span><text:span text:style-name="cmtt-10">’</text:span><text:span text:style-name="cmtt-10">;</text:span><text:s/><text:line-break/><text:reference-mark text:name="x1-24003r2"> </text:reference-mark><text:span text:style-name="cmtt-10">/*</text:span><text:span text:style-name="cmtt-10">*</text:span><text:s/><text:line-break/><text:reference-mark text:name="x1-24004r3"> </text:reference-mark><text:span text:style-name="cmtt-10">*</text:span><text:span text:style-name="cmtt-10"><text:s/></text:span><text:span text:style-name="cmtt-10">Module</text:span><text:span text:style-name="cmtt-10"><text:s/></text:span><text:span text:style-name="cmtt-10">dependencies</text:span><text:span text:style-name="cmtt-10">.</text:span><text:s/><text:line-break/><text:reference-mark text:name="x1-24005r4"> </text:reference-mark><text:span text:style-name="cmtt-10">*/</text:span><text:s/><text:line-break/><text:reference-mark text:name="x1-24006r5"> </text:reference-mark><text:span text:style-name="cmtt-10">var</text:span><text:span text:style-name="cmtt-10"><text:s/></text:span><text:span text:style-name="cmtt-10">mongoose</text:span><text:span text:style-name="cmtt-10"><text:s/></text:span><text:span text:style-name="cmtt-10">=</text:span><text:span text:style-name="cmtt-10"><text:s/></text:span><text:span text:style-name="cmtt-10">require</text:span><text:span text:style-name="cmtt-10">(</text:span><text:span text:style-name="cmtt-10">’</text:span><text:span text:style-name="cmtt-10">mongoose</text:span><text:span text:style-name="cmtt-10">’</text:span><text:span text:style-name="cmtt-10">)</text:span><text:span text:style-name="cmtt-10">,</text:span><text:s/><text:line-break/><text:reference-mark text:name="x1-24007r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Schema</text:span><text:span text:style-name="cmtt-10"><text:s/></text:span><text:span text:style-name="cmtt-10">=</text:span><text:span text:style-name="cmtt-10"><text:s/></text:span><text:span text:style-name="cmtt-10">mongoose</text:span><text:span text:style-name="cmtt-10">.</text:span><text:span text:style-name="cmtt-10">Schema</text:span><text:span text:style-name="cmtt-10">;</text:span><text:s/><text:line-break/><text:reference-mark text:name="x1-24008r7"> </text:reference-mark><text:span text:style-name="cmtt-10">/*</text:span><text:span text:style-name="cmtt-10">*</text:span><text:s/><text:line-break/><text:reference-mark text:name="x1-24009r8"> </text:reference-mark><text:span text:style-name="cmtt-10">*</text:span><text:span text:style-name="cmtt-10"><text:s/></text:span><text:span text:style-name="cmtt-10">Validation</text:span><text:span text:style-name="cmtt-10"><text:s/></text:span><text:span text:style-name="cmtt-10">functions</text:span><text:s/><text:line-break/><text:reference-mark text:name="x1-24010r9"> </text:reference-mark><text:span text:style-name="cmtt-10">*/</text:span><text:s/><text:line-break/><text:reference-mark text:name="x1-24011r10"> </text:reference-mark><text:span text:style-name="cmtt-10">var</text:span><text:span text:style-name="cmtt-10"><text:s/></text:span><text:span text:style-name="cmtt-10">validateArrayLength</text:span><text:span text:style-name="cmtt-10"><text:s/></text:span><text:span text:style-name="cmtt-10">=</text:span><text:span text:style-name="cmtt-10"><text:s/></text:span><text:span text:style-name="cmtt-10">function</text:span><text:span text:style-name="cmtt-10">(</text:span><text:span text:style-name="cmtt-10">value</text:span><text:span text:style-name="cmtt-10">)</text:span><text:span text:style-name="cmtt-10"><text:s/></text:span><text:span text:style-name="cmtt-10">{</text:span><text:s/><text:line-break/><text:reference-mark text:name="x1-24012r1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return</text:span><text:span text:style-name="cmtt-10"><text:s/></text:span><text:span text:style-name="cmtt-10">value</text:span><text:span text:style-name="cmtt-10">.</text:span><text:span text:style-name="cmtt-10">length</text:span><text:span text:style-name="cmtt-10"><text:s/></text:span><text:span text:style-name="cmtt-10">&gt;</text:span><text:span text:style-name="cmtt-10"><text:s/></text:span><text:span text:style-name="cmtt-10">0;</text:span><text:s/><text:line-break/><text:reference-mark text:name="x1-24013r12"> </text:reference-mark><text:span text:style-name="cmtt-10">};</text:span><text:s/><text:line-break/><text:reference-mark text:name="x1-24014r13"> </text:reference-mark><text:span text:style-name="cmtt-10">/*</text:span><text:span text:style-name="cmtt-10">*</text:span><text:s/><text:line-break/><text:reference-mark text:name="x1-24015r14"> </text:reference-mark><text:span text:style-name="cmtt-10">*</text:span><text:span text:style-name="cmtt-10"><text:s/></text:span><text:span text:style-name="cmtt-10">Jobtype</text:span><text:span text:style-name="cmtt-10"><text:s/></text:span><text:span text:style-name="cmtt-10">Schema</text:span><text:s/><text:line-break/><text:reference-mark text:name="x1-24016r15"> </text:reference-mark><text:span text:style-name="cmtt-10">*/</text:span><text:s/><text:line-break/><text:reference-mark text:name="x1-24017r16"> </text:reference-mark><text:span text:style-name="cmtt-10">var</text:span><text:span text:style-name="cmtt-10"><text:s/></text:span><text:span text:style-name="cmtt-10">JobtypeSchema</text:span><text:span text:style-name="cmtt-10"><text:s/></text:span><text:span text:style-name="cmtt-10">=</text:span><text:span text:style-name="cmtt-10"><text:s/></text:span><text:span text:style-name="cmtt-10">new</text:span><text:span text:style-name="cmtt-10"><text:s/></text:span><text:span text:style-name="cmtt-10">Schema</text:span><text:span text:style-name="cmtt-10">({</text:span><text:s/><text:line-break/><text:reference-mark text:name="x1-24018r1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name</text:span><text:span text:style-name="cmtt-10">:</text:span><text:span text:style-name="cmtt-10"><text:s/></text:span><text:span text:style-name="cmtt-10">{</text:span><text:s/><text:line-break/><text:reference-mark text:name="x1-24019r1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ype</text:span><text:span text:style-name="cmtt-10">:</text:span><text:span text:style-name="cmtt-10"><text:s/></text:span><text:span text:style-name="cmtt-10">String</text:span><text:span text:style-name="cmtt-10">,</text:span><text:s/><text:line-break/><text:reference-mark text:name="x1-24020r1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default</text:span><text:span text:style-name="cmtt-10">:</text:span><text:span text:style-name="cmtt-10"><text:s/></text:span><text:span text:style-name="cmtt-10">’</text:span><text:span text:style-name="cmtt-10">’</text:span><text:span text:style-name="cmtt-10">,</text:span><text:s/><text:line-break/><text:reference-mark text:name="x1-24021r2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quired</text:span><text:span text:style-name="cmtt-10">:</text:span><text:span text:style-name="cmtt-10"><text:s/></text:span><text:span text:style-name="cmtt-10">’</text:span><text:span text:style-name="cmtt-10">Please</text:span><text:span text:style-name="cmtt-10"><text:s/></text:span><text:span text:style-name="cmtt-10">fill</text:span><text:span text:style-name="cmtt-10"><text:s/></text:span><text:span text:style-name="cmtt-10">Job</text:span><text:span text:style-name="cmtt-10"><text:s/></text:span><text:span text:style-name="cmtt-10">Type</text:span><text:span text:style-name="cmtt-10"><text:s/></text:span><text:span text:style-name="cmtt-10">name</text:span><text:span text:style-name="cmtt-10">’</text:span><text:span text:style-name="cmtt-10">,</text:span><text:s/><text:line-break/><text:reference-mark text:name="x1-24022r2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rim</text:span><text:span text:style-name="cmtt-10">:</text:span><text:span text:style-name="cmtt-10"><text:s/></text:span><text:span text:style-name="cmtt-10">true</text:span><text:span text:style-name="cmtt-10">,</text:span><text:s/><text:line-break/><text:reference-mark text:name="x1-24023r2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unique</text:span><text:span text:style-name="cmtt-10">:</text:span><text:span text:style-name="cmtt-10"><text:s/></text:span><text:span text:style-name="cmtt-10">true</text:span><text:s/><text:line-break/><text:reference-mark text:name="x1-24024r2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4025r2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address</text:span><text:span text:style-name="cmtt-10">:</text:span><text:span text:style-name="cmtt-10"><text:s/></text:span><text:span text:style-name="cmtt-10">{</text:span><text:s/><text:line-break/><text:reference-mark text:name="x1-24026r2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ype</text:span><text:span text:style-name="cmtt-10">:</text:span><text:span text:style-name="cmtt-10"><text:s/></text:span><text:span text:style-name="cmtt-10">String</text:span><text:span text:style-name="cmtt-10">,</text:span><text:s/><text:line-break/><text:reference-mark text:name="x1-24027r2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quired</text:span><text:span text:style-name="cmtt-10">:</text:span><text:span text:style-name="cmtt-10"><text:s/></text:span><text:span text:style-name="cmtt-10">’</text:span><text:span text:style-name="cmtt-10">Please</text:span><text:span text:style-name="cmtt-10"><text:s/></text:span><text:span text:style-name="cmtt-10">fill</text:span><text:span text:style-name="cmtt-10"><text:s/></text:span><text:span text:style-name="cmtt-10">Job</text:span><text:span text:style-name="cmtt-10"><text:s/></text:span><text:span text:style-name="cmtt-10">Type</text:span><text:span text:style-name="cmtt-10"><text:s/></text:span><text:span text:style-name="cmtt-10">address</text:span><text:span text:style-name="cmtt-10">’</text:span><text:span text:style-name="cmtt-10">,</text:span><text:s/><text:line-break/><text:reference-mark text:name="x1-24028r2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rim</text:span><text:span text:style-name="cmtt-10">:</text:span><text:span text:style-name="cmtt-10"><text:s/></text:span><text:span text:style-name="cmtt-10">true</text:span><text:s/><text:line-break/><text:reference-mark text:name="x1-24029r2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4030r2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fields</text:span><text:span text:style-name="cmtt-10">:</text:span><text:span text:style-name="cmtt-10"><text:s/></text:span><text:span text:style-name="cmtt-10">[{</text:span><text:s/><text:line-break/><text:reference-mark text:name="x1-24031r3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ype</text:span><text:span text:style-name="cmtt-10">:</text:span><text:span text:style-name="cmtt-10"><text:s/></text:span><text:span text:style-name="cmtt-10">Schema</text:span><text:span text:style-name="cmtt-10">.</text:span><text:span text:style-name="cmtt-10">Types</text:span><text:span text:style-name="cmtt-10">.</text:span><text:span text:style-name="cmtt-10">ObjectId</text:span><text:span text:style-name="cmtt-10">,</text:span><text:s/><text:line-break/><text:reference-mark text:name="x1-24032r3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f</text:span><text:span text:style-name="cmtt-10">:</text:span><text:span text:style-name="cmtt-10"><text:s/></text:span><text:span text:style-name="cmtt-10">’</text:span><text:span text:style-name="cmtt-10">Fieldtype</text:span><text:span text:style-name="cmtt-10">’</text:span><text:s/><text:line-break/><text:reference-mark text:name="x1-24033r3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4034r3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graphs</text:span><text:span text:style-name="cmtt-10">:</text:span><text:span text:style-name="cmtt-10"><text:s/></text:span><text:span text:style-name="cmtt-10">[{</text:span><text:s/><text:line-break/><text:reference-mark text:name="x1-24035r3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ype</text:span><text:span text:style-name="cmtt-10">:</text:span><text:span text:style-name="cmtt-10"><text:s/></text:span><text:span text:style-name="cmtt-10">Schema</text:span><text:span text:style-name="cmtt-10">.</text:span><text:span text:style-name="cmtt-10">Types</text:span><text:span text:style-name="cmtt-10">.</text:span><text:span text:style-name="cmtt-10">ObjectId</text:span><text:span text:style-name="cmtt-10">,</text:span><text:s/><text:line-break/><text:reference-mark text:name="x1-24036r3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f</text:span><text:span text:style-name="cmtt-10">:</text:span><text:span text:style-name="cmtt-10"><text:s/></text:span><text:span text:style-name="cmtt-10">’</text:span><text:span text:style-name="cmtt-10">Graphtype</text:span><text:span text:style-name="cmtt-10">’</text:span><text:s/><text:line-break/><text:reference-mark text:name="x1-24037r3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4038r3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queryPattern</text:span><text:span text:style-name="cmtt-10">:{</text:span><text:s/><text:line-break/><text:reference-mark text:name="x1-24039r3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ype</text:span><text:span text:style-name="cmtt-10">:</text:span><text:span text:style-name="cmtt-10"><text:s/></text:span><text:span text:style-name="cmtt-10">String</text:span><text:span text:style-name="cmtt-10">,</text:span><text:s/><text:line-break/><text:reference-mark text:name="x1-24040r3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default</text:span><text:span text:style-name="cmtt-10">:</text:span><text:span text:style-name="cmtt-10"><text:s/></text:span><text:span text:style-name="cmtt-10">’</text:span><text:span text:style-name="cmtt-10">’</text:span><text:span text:style-name="cmtt-10">,</text:span><text:s/><text:line-break/><text:reference-mark text:name="x1-24041r4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quired</text:span><text:span text:style-name="cmtt-10">:</text:span><text:span text:style-name="cmtt-10"><text:s/></text:span><text:span text:style-name="cmtt-10">’</text:span><text:span text:style-name="cmtt-10">Please</text:span><text:span text:style-name="cmtt-10"><text:s/></text:span><text:span text:style-name="cmtt-10">fill</text:span><text:span text:style-name="cmtt-10"><text:s/></text:span><text:span text:style-name="cmtt-10">Job</text:span><text:span text:style-name="cmtt-10"><text:s/></text:span><text:span text:style-name="cmtt-10">Type</text:span><text:span text:style-name="cmtt-10"><text:s/></text:span><text:span text:style-name="cmtt-10">Query</text:span><text:span text:style-name="cmtt-10"><text:s/></text:span><text:span text:style-name="cmtt-10">Pattern</text:span><text:span text:style-name="cmtt-10">’</text:span><text:span text:style-name="cmtt-10">,</text:span><text:s/><text:line-break/><text:reference-mark text:name="x1-24042r4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rim</text:span><text:span text:style-name="cmtt-10">:</text:span><text:span text:style-name="cmtt-10"><text:s/></text:span><text:span text:style-name="cmtt-10">true</text:span><text:s/><text:line-break/><text:reference-mark text:name="x1-24043r4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4044r43"> </text:reference-mark><text:span text:style-name="cmtt-10">})</text:span><text:span text:style-name="cmtt-10">;</text:span><text:s/><text:line-break/><text:reference-mark text:name="x1-24045r44"> </text:reference-mark><text:span text:style-name="cmtt-10">mongoose</text:span><text:span text:style-name="cmtt-10">.</text:span><text:span text:style-name="cmtt-10">model</text:span><text:span text:style-name="cmtt-10">(</text:span><text:span text:style-name="cmtt-10">’</text:span><text:span text:style-name="cmtt-10">Jobtype</text:span><text:span text:style-name="cmtt-10">’</text:span><text:span text:style-name="cmtt-10">,</text:span><text:span text:style-name="cmtt-10"><text:s/></text:span><text:span text:style-name="cmtt-10">JobtypeSchema</text:span><text:span text:style-name="cmtt-10">)</text:span><text:span text:style-name="cmtt-10">.</text:span><text:span text:style-name="cmtt-10">schema</text:span><text:span text:style-name="cmtt-10">.</text:span><text:span text:style-name="cmtt-10">path</text:span><text:span text:style-name="cmtt-10">(</text:span><text:span text:style-name="cmtt-10">’</text:span><text:span text:style-name="cmtt-10">fields</text:span><text:span text:style-name="cmtt-10">’</text:span><text:span text:style-name="cmtt-10">)</text:span><text:span text:style-name="cmtt-10">.</text:span><text:span text:style-name="cmtt-10">validate</text:span><text:span text:style-name="cmtt-10">(</text:span><text:span text:style-name="cmtt-10">validateArrayLength</text:span><text:span text:style-name="cmtt-10">,</text:span><text:span text:style-name="cmtt-10"><text:s/></text:span><text:span text:style-name="cmtt-10">’</text:span><text:span text:style-name="cmtt-10">Please</text:span><text:span text:style-name="cmtt-10"><text:s/></text:span><text:span text:style-name="cmtt-10">add</text:span><text:span text:style-name="cmtt-10"><text:s/></text:span><text:span text:style-name="cmtt-10">at</text:span><text:span text:style-name="cmtt-10"><text:s/></text:span><text:span text:style-name="cmtt-10">least</text:span><text:span text:style-name="cmtt-10"><text:s/></text:span><text:span text:style-name="cmtt-10">one</text:span><text:span text:style-name="cmtt-10"><text:s/></text:span><text:span text:style-name="cmtt-10">field</text:span><text:span text:style-name="cmtt-10">’</text:span><text:span text:style-name="cmtt-10">)</text:span><text:span text:style-name="cmtt-10">;</text:span><text:s/><text:line-break/><text:reference-mark text:name="x1-24046r45"> </text:reference-mark><text:span text:style-name="cmtt-10">mongoose</text:span><text:span text:style-name="cmtt-10">.</text:span><text:span text:style-name="cmtt-10">model</text:span><text:span text:style-name="cmtt-10">(</text:span><text:span text:style-name="cmtt-10">’</text:span><text:span text:style-name="cmtt-10">Jobtype</text:span><text:span text:style-name="cmtt-10">’</text:span><text:span text:style-name="cmtt-10">,</text:span><text:span text:style-name="cmtt-10"><text:s/></text:span><text:span text:style-name="cmtt-10">JobtypeSchema</text:span><text:span text:style-name="cmtt-10">)</text:span><text:span text:style-name="cmtt-10">.</text:span><text:span text:style-name="cmtt-10">schema</text:span><text:span text:style-name="cmtt-10">.</text:span><text:span text:style-name="cmtt-10">path</text:span><text:span text:style-name="cmtt-10">(</text:span><text:span text:style-name="cmtt-10">’</text:span><text:span text:style-name="cmtt-10">graphs</text:span><text:span text:style-name="cmtt-10">’</text:span><text:span text:style-name="cmtt-10">)</text:span><text:span text:style-name="cmtt-10">.</text:span><text:span text:style-name="cmtt-10">validate</text:span><text:span text:style-name="cmtt-10">(</text:span><text:span text:style-name="cmtt-10">validateArrayLength</text:span><text:span text:style-name="cmtt-10">,</text:span><text:span text:style-name="cmtt-10"><text:s/></text:span><text:span text:style-name="cmtt-10">’</text:span><text:span text:style-name="cmtt-10">Please</text:span><text:span text:style-name="cmtt-10"><text:s/></text:span><text:span text:style-name="cmtt-10">add</text:span><text:span text:style-name="cmtt-10"><text:s/></text:span><text:span text:style-name="cmtt-10">at</text:span><text:span text:style-name="cmtt-10"><text:s/></text:span><text:span text:style-name="cmtt-10">least</text:span><text:span text:style-name="cmtt-10"><text:s/></text:span><text:span text:style-name="cmtt-10">one</text:span><text:span text:style-name="cmtt-10"><text:s/></text:span><text:span text:style-name="cmtt-10">graph</text:span><text:span text:style-name="cmtt-10">’</text:span><text:span text:style-name="cmtt-10">)</text:span><text:span text:style-name="cmtt-10">;</text:span>

</text:p>
                                                                     

                                                                     
   <text:p text:style-name="bigskip"/></text:section>
   <!--end of subsubsection
--><!--start of subsubsection
--><text:h text:style-name="Heading-4" text:outline-level="4"><text:span text:style-name="subsubsection">2.2.1.3    </text:span><t4htlink href="#QQ2-1-34" name="x1-250002.2.1.3"/>Controllers</text:h> 

<!--l. 476
--><text:p text:style-name="Text-body">     </text:p> 
<!--l. 476
--><text:list text:style-name="Itemize"> 

     <text:list-item>
     <text:p text:style-name="Inside-itemize">what are the controllers
     </text:p> 
</text:list-item> 

     <text:list-item>
     <text:p text:style-name="Inside-itemize">how they have been implemented</text:p> 
</text:list-item> 
</text:list> 
                               <text:line-break/>To interact with any of the models, some functions should be implemented. To
be able to have full control over access to models, DeepDepth is using
controllers. Controllers are parts of application which define functions that are
available for each model and how that function process the model. Using
controllers, maintaining models and their integrity is easier. For each model
there is a controller and for every model that wants to interact with
another model it should go through their controllers. Examples of functions
that are implemented in controllers are create, read, update, delete, list,
hasAutorization and etc. For instance hasAuthorization is the function that is
authorize users to work with models or their instances. Using this function is
neccessary to implement application security and object policies. Figure
2.10<!--tex4ht:ref: fig:fieldtype 
--><text:span xmlns:text="urn:oasis:names:tc:opendocument:xmlns:text:1.0" xmlns:number="urn:oasis:names:tc:opendocument:xmlns:datastyle:1.0" xmlns:form="urn:oasis:names:tc:opendocument:xmlns:form:1.0" xmlns:math="http://www.w3.org/1998/Math/MathML" xmlns:dr3d="urn:oasis:names:tc:opendocument:xmlns:dr3d:1.0" xmlns:ooow="http://openoffice.org/2004/writer" xmlns:xsi="http://www.w3.org/2001/XMLSchema-instance" xmlns:fo="http://www.w3.org/1999/XSL/Format" xmlns:office="urn:oasis:names:tc:opendocument:xmlns:office:1.0" xmlns:xlink="http://www.w3.org/1999/xlink" xmlns:xsd="http://www.w3.org/2001/XMLSchema" xmlns:draw="urn:oasis:names:tc:opendocument:xmlns:drawing:1.0" xmlns:meta="urn:oasis:names:tc:opendocument:xmlns:meta:1.0" xmlns:chart="urn:oasis:names:tc:opendocument:xmlns:chart:1.0" xmlns:svg="http://www.w3.org/2000/svg"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text:style-name="reference-ref"><text:reference-ref text:ref-name="x1-2500110" text:reference-format="text"> </text:reference-ref></text:span> shows three function of Fieldtype controller. These functions are
responsible to provide delete, list and authorization interface for Fieldtype
model.
   <text:section text:name="fig" text:style-name="Figure"><text:p text:style-name="bigskip"/>
                                                                     

                                                                     
                                                                     

                                                                     
<!--l. 480
--><text:p text:style-name="Text-body"> 
<text:span text:style-name="caption"><text:span text:style-name="caption-title">Figure<text:s/>2.10<text:reference-mark text:name="x1-2500110"> </text:reference-mark>: </text:span>DeepDepth Fieldtype controller function</text:span>
</text:p> 
<!--l. 481lstlisting
--><text:p text:style-name="Preformatted-Text">
<text:s/><text:line-break/><text:reference-mark text:name="x1-25002r1"> </text:reference-mark><text:span text:style-name="cmtt-10">/*</text:span><text:span text:style-name="cmtt-10">*</text:span><text:s/><text:line-break/><text:reference-mark text:name="x1-25003r2"> </text:reference-mark><text:span text:style-name="cmtt-10">*</text:span><text:span text:style-name="cmtt-10"><text:s/></text:span><text:span text:style-name="cmtt-10">Delete</text:span><text:span text:style-name="cmtt-10"><text:s/></text:span><text:span text:style-name="cmtt-10">an</text:span><text:span text:style-name="cmtt-10"><text:s/></text:span><text:span text:style-name="cmtt-10">Fieldtype</text:span><text:s/><text:line-break/><text:reference-mark text:name="x1-25004r3"> </text:reference-mark><text:span text:style-name="cmtt-10">*/</text:span><text:s/><text:line-break/><text:reference-mark text:name="x1-25005r4"> </text:reference-mark><text:span text:style-name="cmtt-10">exports</text:span><text:span text:style-name="cmtt-10">.</text:span><text:span text:style-name="cmtt-10">delete</text:span><text:span text:style-name="cmtt-10"><text:s/></text:span><text:span text:style-name="cmtt-10">=</text:span><text:span text:style-name="cmtt-10"><text:s/></text:span><text:span text:style-name="cmtt-10">function</text:span><text:span text:style-name="cmtt-10">(</text:span><text:span text:style-name="cmtt-10">req</text:span><text:span text:style-name="cmtt-10">,</text:span><text:span text:style-name="cmtt-10"><text:s/></text:span><text:span text:style-name="cmtt-10">res</text:span><text:span text:style-name="cmtt-10">)</text:span><text:span text:style-name="cmtt-10"><text:s/></text:span><text:span text:style-name="cmtt-10">{</text:span><text:s/><text:line-break/><text:reference-mark text:name="x1-25006r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var</text:span><text:span text:style-name="cmtt-10"><text:s/></text:span><text:span text:style-name="cmtt-10">fieldtype</text:span><text:span text:style-name="cmtt-10"><text:s/></text:span><text:span text:style-name="cmtt-10">=</text:span><text:span text:style-name="cmtt-10"><text:s/></text:span><text:span text:style-name="cmtt-10">req</text:span><text:span text:style-name="cmtt-10">.</text:span><text:span text:style-name="cmtt-10">fieldtype</text:span><text:span text:style-name="cmtt-10"><text:s/></text:span><text:span text:style-name="cmtt-10">;</text:span><text:s/><text:line-break/><text:reference-mark text:name="x1-25007r6"> </text:reference-mark><text:s/><text:line-break/><text:reference-mark text:name="x1-25008r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fieldtype</text:span><text:span text:style-name="cmtt-10">.</text:span><text:span text:style-name="cmtt-10">remove</text:span><text:span text:style-name="cmtt-10">(</text:span><text:span text:style-name="cmtt-10">function</text:span><text:span text:style-name="cmtt-10">(</text:span><text:span text:style-name="cmtt-10">err</text:span><text:span text:style-name="cmtt-10">)</text:span><text:span text:style-name="cmtt-10"><text:s/></text:span><text:span text:style-name="cmtt-10">{</text:span><text:s/><text:line-break/><text:reference-mark text:name="x1-25009r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5010r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turn</text:span><text:span text:style-name="cmtt-10"><text:s/></text:span><text:span text:style-name="cmtt-10">res</text:span><text:span text:style-name="cmtt-10">.</text:span><text:span text:style-name="cmtt-10">status</text:span><text:span text:style-name="cmtt-10">(400)</text:span><text:span text:style-name="cmtt-10">.</text:span><text:span text:style-name="cmtt-10">send</text:span><text:span text:style-name="cmtt-10">({</text:span><text:s/><text:line-break/><text:reference-mark text:name="x1-25011r1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message</text:span><text:span text:style-name="cmtt-10">:</text:span><text:span text:style-name="cmtt-10"><text:s/></text:span><text:span text:style-name="cmtt-10">errorHandler</text:span><text:span text:style-name="cmtt-10">.</text:span><text:span text:style-name="cmtt-10">getErrorMessage</text:span><text:span text:style-name="cmtt-10">(</text:span><text:span text:style-name="cmtt-10">err</text:span><text:span text:style-name="cmtt-10">)</text:span><text:s/><text:line-break/><text:reference-mark text:name="x1-25012r1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5013r1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text:span><text:span text:style-name="cmtt-10">else</text:span><text:span text:style-name="cmtt-10"><text:s/></text:span><text:span text:style-name="cmtt-10">{</text:span><text:s/><text:line-break/><text:reference-mark text:name="x1-25014r1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s</text:span><text:span text:style-name="cmtt-10">.</text:span><text:span text:style-name="cmtt-10">jsonp</text:span><text:span text:style-name="cmtt-10">(</text:span><text:span text:style-name="cmtt-10">fieldtype</text:span><text:span text:style-name="cmtt-10">)</text:span><text:span text:style-name="cmtt-10">;</text:span><text:s/><text:line-break/><text:reference-mark text:name="x1-25015r1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5016r1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5017r16"> </text:reference-mark><text:span text:style-name="cmtt-10">};</text:span><text:s/><text:line-break/><text:reference-mark text:name="x1-25018r17"> </text:reference-mark><text:s/><text:line-break/><text:reference-mark text:name="x1-25019r18"> </text:reference-mark><text:span text:style-name="cmtt-10">/*</text:span><text:span text:style-name="cmtt-10">*</text:span><text:s/><text:line-break/><text:reference-mark text:name="x1-25020r19"> </text:reference-mark><text:span text:style-name="cmtt-10">*</text:span><text:span text:style-name="cmtt-10"><text:s/></text:span><text:span text:style-name="cmtt-10">List</text:span><text:span text:style-name="cmtt-10"><text:s/></text:span><text:span text:style-name="cmtt-10">of</text:span><text:span text:style-name="cmtt-10"><text:s/></text:span><text:span text:style-name="cmtt-10">Fieldtypes</text:span><text:s/><text:line-break/><text:reference-mark text:name="x1-25021r20"> </text:reference-mark><text:span text:style-name="cmtt-10">*/</text:span><text:s/><text:line-break/><text:reference-mark text:name="x1-25022r21"> </text:reference-mark><text:span text:style-name="cmtt-10">exports</text:span><text:span text:style-name="cmtt-10">.</text:span><text:span text:style-name="cmtt-10">list</text:span><text:span text:style-name="cmtt-10"><text:s/></text:span><text:span text:style-name="cmtt-10">=</text:span><text:span text:style-name="cmtt-10"><text:s/></text:span><text:span text:style-name="cmtt-10">function</text:span><text:span text:style-name="cmtt-10">(</text:span><text:span text:style-name="cmtt-10">req</text:span><text:span text:style-name="cmtt-10">,</text:span><text:span text:style-name="cmtt-10"><text:s/></text:span><text:span text:style-name="cmtt-10">res</text:span><text:span text:style-name="cmtt-10">)</text:span><text:span text:style-name="cmtt-10"><text:s/></text:span><text:span text:style-name="cmtt-10">{</text:span><text:span text:style-name="cmtt-10"><text:s/></text:span><text:span text:style-name="cmtt-10">Fieldtype</text:span><text:span text:style-name="cmtt-10">.</text:span><text:span text:style-name="cmtt-10">find</text:span><text:span text:style-name="cmtt-10">()</text:span><text:span text:style-name="cmtt-10">.</text:span><text:span text:style-name="cmtt-10">sort</text:span><text:span text:style-name="cmtt-10">(</text:span><text:span text:style-name="cmtt-10">’</text:span><text:span text:style-name="cmtt-10">-</text:span><text:span text:style-name="cmtt-10">created</text:span><text:span text:style-name="cmtt-10">’</text:span><text:span text:style-name="cmtt-10">)</text:span><text:span text:style-name="cmtt-10">.</text:span><text:span text:style-name="cmtt-10">populate</text:span><text:span text:style-name="cmtt-10">(</text:span><text:span text:style-name="cmtt-10">’</text:span><text:span text:style-name="cmtt-10">user</text:span><text:span text:style-name="cmtt-10">’</text:span><text:span text:style-name="cmtt-10">,</text:span><text:span text:style-name="cmtt-10"><text:s/></text:span><text:span text:style-name="cmtt-10">’</text:span><text:span text:style-name="cmtt-10">displayName</text:span><text:span text:style-name="cmtt-10">’</text:span><text:span text:style-name="cmtt-10">)</text:span><text:span text:style-name="cmtt-10">.</text:span><text:span text:style-name="cmtt-10">exec</text:span><text:span text:style-name="cmtt-10">(</text:span><text:span text:style-name="cmtt-10">function</text:span><text:span text:style-name="cmtt-10">(</text:span><text:span text:style-name="cmtt-10">err</text:span><text:span text:style-name="cmtt-10">,</text:span><text:span text:style-name="cmtt-10"><text:s/></text:span><text:span text:style-name="cmtt-10">fieldtypes</text:span><text:span text:style-name="cmtt-10">)</text:span><text:span text:style-name="cmtt-10"><text:s/></text:span><text:span text:style-name="cmtt-10">{</text:span><text:s/><text:line-break/><text:reference-mark text:name="x1-25023r2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5024r2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turn</text:span><text:span text:style-name="cmtt-10"><text:s/></text:span><text:span text:style-name="cmtt-10">res</text:span><text:span text:style-name="cmtt-10">.</text:span><text:span text:style-name="cmtt-10">status</text:span><text:span text:style-name="cmtt-10">(400)</text:span><text:span text:style-name="cmtt-10">.</text:span><text:span text:style-name="cmtt-10">send</text:span><text:span text:style-name="cmtt-10">({</text:span><text:s/><text:line-break/><text:reference-mark text:name="x1-25025r2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message</text:span><text:span text:style-name="cmtt-10">:</text:span><text:span text:style-name="cmtt-10"><text:s/></text:span><text:span text:style-name="cmtt-10">errorHandler</text:span><text:span text:style-name="cmtt-10">.</text:span><text:span text:style-name="cmtt-10">getErrorMessage</text:span><text:span text:style-name="cmtt-10">(</text:span><text:span text:style-name="cmtt-10">err</text:span><text:span text:style-name="cmtt-10">)</text:span><text:s/><text:line-break/><text:reference-mark text:name="x1-25026r2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5027r2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text:span><text:span text:style-name="cmtt-10">else</text:span><text:span text:style-name="cmtt-10"><text:s/></text:span><text:span text:style-name="cmtt-10">{</text:span><text:s/><text:line-break/><text:reference-mark text:name="x1-25028r2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s</text:span><text:span text:style-name="cmtt-10">.</text:span><text:span text:style-name="cmtt-10">jsonp</text:span><text:span text:style-name="cmtt-10">(</text:span><text:span text:style-name="cmtt-10">fieldtypes</text:span><text:span text:style-name="cmtt-10">)</text:span><text:span text:style-name="cmtt-10">;</text:span><text:s/><text:line-break/><text:reference-mark text:name="x1-25029r2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5030r2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5031r30"> </text:reference-mark><text:span text:style-name="cmtt-10">};</text:span><text:s/><text:line-break/><text:reference-mark text:name="x1-25032r31"> </text:reference-mark><text:s/><text:line-break/><text:reference-mark text:name="x1-25033r32"> </text:reference-mark><text:span text:style-name="cmtt-10">/*</text:span><text:span text:style-name="cmtt-10">*</text:span><text:s/><text:line-break/><text:reference-mark text:name="x1-25034r33"> </text:reference-mark><text:span text:style-name="cmtt-10">*</text:span><text:span text:style-name="cmtt-10"><text:s/></text:span><text:span text:style-name="cmtt-10">Fieldtype</text:span><text:span text:style-name="cmtt-10"><text:s/></text:span><text:span text:style-name="cmtt-10">authorization</text:span><text:span text:style-name="cmtt-10"><text:s/></text:span><text:span text:style-name="cmtt-10">middleware</text:span><text:s/><text:line-break/><text:reference-mark text:name="x1-25035r34"> </text:reference-mark><text:span text:style-name="cmtt-10">*/</text:span><text:s/><text:line-break/><text:reference-mark text:name="x1-25036r35"> </text:reference-mark><text:span text:style-name="cmtt-10">exports</text:span><text:span text:style-name="cmtt-10">.</text:span><text:span text:style-name="cmtt-10">hasAuthorization</text:span><text:span text:style-name="cmtt-10"><text:s/></text:span><text:span text:style-name="cmtt-10">=</text:span><text:span text:style-name="cmtt-10"><text:s/></text:span><text:span text:style-name="cmtt-10">function</text:span><text:span text:style-name="cmtt-10">(</text:span><text:span text:style-name="cmtt-10">req</text:span><text:span text:style-name="cmtt-10">,</text:span><text:span text:style-name="cmtt-10"><text:s/></text:span><text:span text:style-name="cmtt-10">res</text:span><text:span text:style-name="cmtt-10">,</text:span><text:span text:style-name="cmtt-10"><text:s/></text:span><text:span text:style-name="cmtt-10">next</text:span><text:span text:style-name="cmtt-10">)</text:span><text:span text:style-name="cmtt-10"><text:s/></text:span><text:span text:style-name="cmtt-10">{</text:span><text:s/><text:line-break/><text:reference-mark text:name="x1-25037r3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req</text:span><text:span text:style-name="cmtt-10">.</text:span><text:span text:style-name="cmtt-10">fieldtype</text:span><text:span text:style-name="cmtt-10">.</text:span><text:span text:style-name="cmtt-10">user</text:span><text:span text:style-name="cmtt-10">.</text:span><text:span text:style-name="cmtt-10">id</text:span><text:span text:style-name="cmtt-10"><text:s/></text:span><text:span text:style-name="cmtt-10">!==</text:span><text:span text:style-name="cmtt-10"><text:s/></text:span><text:span text:style-name="cmtt-10">req</text:span><text:span text:style-name="cmtt-10">.</text:span><text:span text:style-name="cmtt-10">user</text:span><text:span text:style-name="cmtt-10">.</text:span><text:span text:style-name="cmtt-10">id</text:span><text:span text:style-name="cmtt-10">)</text:span><text:span text:style-name="cmtt-10"><text:s/></text:span><text:span text:style-name="cmtt-10">{</text:span><text:s/><text:line-break/><text:reference-mark text:name="x1-25038r3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turn</text:span><text:span text:style-name="cmtt-10"><text:s/></text:span><text:span text:style-name="cmtt-10">res</text:span><text:span text:style-name="cmtt-10">.</text:span><text:span text:style-name="cmtt-10">status</text:span><text:span text:style-name="cmtt-10">(403)</text:span><text:span text:style-name="cmtt-10">.</text:span><text:span text:style-name="cmtt-10">send</text:span><text:span text:style-name="cmtt-10">(</text:span><text:span text:style-name="cmtt-10">’</text:span><text:span text:style-name="cmtt-10">User</text:span><text:span text:style-name="cmtt-10"><text:s/></text:span><text:span text:style-name="cmtt-10">is</text:span><text:span text:style-name="cmtt-10"><text:s/></text:span><text:span text:style-name="cmtt-10">not</text:span><text:span text:style-name="cmtt-10"><text:s/></text:span><text:span text:style-name="cmtt-10">authorized</text:span><text:span text:style-name="cmtt-10">’</text:span><text:span text:style-name="cmtt-10">)</text:span><text:span text:style-name="cmtt-10">;</text:span><text:s/><text:line-break/><text:reference-mark text:name="x1-25039r3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5040r3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next</text:span><text:span text:style-name="cmtt-10">()</text:span><text:span text:style-name="cmtt-10">;</text:span><text:s/><text:line-break/><text:reference-mark text:name="x1-25041r40"> </text:reference-mark><text:span text:style-name="cmtt-10">};</text:span>

</text:p>
                                                                     

                                                                     
   <text:p text:style-name="bigskip"/></text:section>
   <!--end of subsubsection
--><!--start of subsubsection
--><text:h text:style-name="Heading-4" text:outline-level="4"><text:span text:style-name="subsubsection">2.2.1.4    </text:span><t4htlink href="#QQ2-1-36" name="x1-260002.2.1.4"/>Routes</text:h> 

<!--l. 534
--><text:p text:style-name="Text-body">     </text:p> 
<!--l. 534
--><text:list text:style-name="Itemize"> 

     <text:list-item>
     <text:p text:style-name="Inside-itemize">What are server routes
     </text:p> 
</text:list-item> 

     <text:list-item>
     <text:p text:style-name="Inside-itemize">How my code handle routes</text:p> 
</text:list-item> 
</text:list> 
                                    <text:line-break/>DeepDepth provides a RESTFul API to access models. This features is
implemented by handling HTTP requests that are GET, POST, PUT and
DELETE. Routes are the addresses that web server provides that are able to
recieve HTTP requests and perform actions on models. These actions are done by
calling controller functions. In figure 2.11<!--tex4ht:ref: fig:queryroute 
--><text:span xmlns:text="urn:oasis:names:tc:opendocument:xmlns:text:1.0" xmlns:number="urn:oasis:names:tc:opendocument:xmlns:datastyle:1.0" xmlns:form="urn:oasis:names:tc:opendocument:xmlns:form:1.0" xmlns:math="http://www.w3.org/1998/Math/MathML" xmlns:dr3d="urn:oasis:names:tc:opendocument:xmlns:dr3d:1.0" xmlns:ooow="http://openoffice.org/2004/writer" xmlns:xsi="http://www.w3.org/2001/XMLSchema-instance" xmlns:fo="http://www.w3.org/1999/XSL/Format" xmlns:office="urn:oasis:names:tc:opendocument:xmlns:office:1.0" xmlns:xlink="http://www.w3.org/1999/xlink" xmlns:xsd="http://www.w3.org/2001/XMLSchema" xmlns:draw="urn:oasis:names:tc:opendocument:xmlns:drawing:1.0" xmlns:meta="urn:oasis:names:tc:opendocument:xmlns:meta:1.0" xmlns:chart="urn:oasis:names:tc:opendocument:xmlns:chart:1.0" xmlns:svg="http://www.w3.org/2000/svg"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text:style-name="reference-ref"><text:reference-ref text:ref-name="x1-2600111" text:reference-format="text"> </text:reference-ref></text:span> HTTP requirests and their address
are defined for Query model. Using middleware approach of controllers
implementation, routes are able to call various functions for each HTTP request.
These middlewares also help to put access restrictions on some routes and
required login and authorization for them. Using these approach some routes can
be restricted to admins and some to users and some to public. Routes are also
used by the client side. That means DeepDepth can be used as a service also and
many other applications and services could be created using DeepDepth
services.
   <text:section text:name="fig" text:style-name="Figure"><text:p text:style-name="bigskip"/>
                                                                     

                                                                     
                                                                     

                                                                     
<!--l. 538
--><text:p text:style-name="Text-body"> 
<text:span text:style-name="caption"><text:span text:style-name="caption-title">Figure<text:s/>2.11<text:reference-mark text:name="x1-2600111"> </text:reference-mark>: </text:span>DeepDepth Query Routes</text:span>
</text:p> 
<!--l. 539lstlisting
--><text:p text:style-name="Preformatted-Text">
<text:s/><text:line-break/><text:reference-mark text:name="x1-26002r1"> </text:reference-mark><text:span text:style-name="cmtt-10">’</text:span><text:span text:style-name="cmtt-10">use</text:span><text:span text:style-name="cmtt-10"><text:s/></text:span><text:span text:style-name="cmtt-10">strict</text:span><text:span text:style-name="cmtt-10">’</text:span><text:span text:style-name="cmtt-10">;</text:span><text:s/><text:line-break/><text:reference-mark text:name="x1-26003r2"> </text:reference-mark><text:s/><text:line-break/><text:reference-mark text:name="x1-26004r3"> </text:reference-mark><text:span text:style-name="cmtt-10">module</text:span><text:span text:style-name="cmtt-10">.</text:span><text:span text:style-name="cmtt-10">exports</text:span><text:span text:style-name="cmtt-10"><text:s/></text:span><text:span text:style-name="cmtt-10">=</text:span><text:span text:style-name="cmtt-10"><text:s/></text:span><text:span text:style-name="cmtt-10">function</text:span><text:span text:style-name="cmtt-10">(</text:span><text:span text:style-name="cmtt-10">app</text:span><text:span text:style-name="cmtt-10">)</text:span><text:span text:style-name="cmtt-10"><text:s/></text:span><text:span text:style-name="cmtt-10">{</text:span><text:s/><text:line-break/><text:reference-mark text:name="x1-26005r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var</text:span><text:span text:style-name="cmtt-10"><text:s/></text:span><text:span text:style-name="cmtt-10">users</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app</text:span><text:span text:style-name="cmtt-10">/</text:span><text:span text:style-name="cmtt-10">controllers</text:span><text:span text:style-name="cmtt-10">/</text:span><text:span text:style-name="cmtt-10">users</text:span><text:span text:style-name="cmtt-10">’</text:span><text:span text:style-name="cmtt-10">)</text:span><text:span text:style-name="cmtt-10">;</text:span><text:s/><text:line-break/><text:reference-mark text:name="x1-26006r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var</text:span><text:span text:style-name="cmtt-10"><text:s/></text:span><text:span text:style-name="cmtt-10">queries</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app</text:span><text:span text:style-name="cmtt-10">/</text:span><text:span text:style-name="cmtt-10">controllers</text:span><text:span text:style-name="cmtt-10">/</text:span><text:span text:style-name="cmtt-10">queries</text:span><text:span text:style-name="cmtt-10">’</text:span><text:span text:style-name="cmtt-10">)</text:span><text:span text:style-name="cmtt-10">;</text:span><text:s/><text:line-break/><text:reference-mark text:name="x1-26007r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var</text:span><text:span text:style-name="cmtt-10"><text:s/></text:span><text:span text:style-name="cmtt-10">queryTask</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app</text:span><text:span text:style-name="cmtt-10">/</text:span><text:span text:style-name="cmtt-10">tasks</text:span><text:span text:style-name="cmtt-10">/</text:span><text:span text:style-name="cmtt-10">queries</text:span><text:span text:style-name="cmtt-10">’</text:span><text:span text:style-name="cmtt-10">)</text:span><text:span text:style-name="cmtt-10">;</text:span><text:s/><text:line-break/><text:reference-mark text:name="x1-26008r7"> </text:reference-mark><text:s/><text:line-break/><text:reference-mark text:name="x1-26009r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text:span><text:span text:style-name="cmtt-10">Queries</text:span><text:span text:style-name="cmtt-10"><text:s/></text:span><text:span text:style-name="cmtt-10">Routes</text:span><text:s/><text:line-break/><text:reference-mark text:name="x1-26010r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app</text:span><text:span text:style-name="cmtt-10">.</text:span><text:span text:style-name="cmtt-10">route</text:span><text:span text:style-name="cmtt-10">(</text:span><text:span text:style-name="cmtt-10">’</text:span><text:span text:style-name="cmtt-10">/</text:span><text:span text:style-name="cmtt-10">queries</text:span><text:span text:style-name="cmtt-10">’</text:span><text:span text:style-name="cmtt-10">)</text:span><text:s/><text:line-break/><text:reference-mark text:name="x1-26011r1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get</text:span><text:span text:style-name="cmtt-10">(</text:span><text:span text:style-name="cmtt-10">queries</text:span><text:span text:style-name="cmtt-10">.</text:span><text:span text:style-name="cmtt-10">list</text:span><text:span text:style-name="cmtt-10">)</text:span><text:s/><text:line-break/><text:reference-mark text:name="x1-26012r1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post</text:span><text:span text:style-name="cmtt-10">(</text:span><text:span text:style-name="cmtt-10">users</text:span><text:span text:style-name="cmtt-10">.</text:span><text:span text:style-name="cmtt-10">requiresLogin</text:span><text:span text:style-name="cmtt-10">,</text:span><text:span text:style-name="cmtt-10"><text:s/></text:span><text:span text:style-name="cmtt-10">queries</text:span><text:span text:style-name="cmtt-10">.</text:span><text:span text:style-name="cmtt-10">create</text:span><text:span text:style-name="cmtt-10">)</text:span><text:span text:style-name="cmtt-10">;</text:span><text:s/><text:line-break/><text:reference-mark text:name="x1-26013r12"> </text:reference-mark><text:s/><text:line-break/><text:reference-mark text:name="x1-26014r1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app</text:span><text:span text:style-name="cmtt-10">.</text:span><text:span text:style-name="cmtt-10">route</text:span><text:span text:style-name="cmtt-10">(</text:span><text:span text:style-name="cmtt-10">’</text:span><text:span text:style-name="cmtt-10">/</text:span><text:span text:style-name="cmtt-10">queries</text:span><text:span text:style-name="cmtt-10">/:</text:span><text:span text:style-name="cmtt-10">queryId</text:span><text:span text:style-name="cmtt-10">’</text:span><text:span text:style-name="cmtt-10">)</text:span><text:s/><text:line-break/><text:reference-mark text:name="x1-26015r1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get</text:span><text:span text:style-name="cmtt-10">(</text:span><text:span text:style-name="cmtt-10">queries</text:span><text:span text:style-name="cmtt-10">.</text:span><text:span text:style-name="cmtt-10">read</text:span><text:span text:style-name="cmtt-10">)</text:span><text:s/><text:line-break/><text:reference-mark text:name="x1-26016r1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put</text:span><text:span text:style-name="cmtt-10">(</text:span><text:span text:style-name="cmtt-10">users</text:span><text:span text:style-name="cmtt-10">.</text:span><text:span text:style-name="cmtt-10">requiresLogin</text:span><text:span text:style-name="cmtt-10">,</text:span><text:span text:style-name="cmtt-10"><text:s/></text:span><text:span text:style-name="cmtt-10">queries</text:span><text:span text:style-name="cmtt-10">.</text:span><text:span text:style-name="cmtt-10">hasAuthorization</text:span><text:span text:style-name="cmtt-10">,</text:span><text:span text:style-name="cmtt-10"><text:s/></text:span><text:span text:style-name="cmtt-10">queries</text:span><text:span text:style-name="cmtt-10">.</text:span><text:span text:style-name="cmtt-10">update</text:span><text:span text:style-name="cmtt-10">)</text:span><text:s/><text:line-break/><text:reference-mark text:name="x1-26017r1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delete</text:span><text:span text:style-name="cmtt-10">(</text:span><text:span text:style-name="cmtt-10">users</text:span><text:span text:style-name="cmtt-10">.</text:span><text:span text:style-name="cmtt-10">requiresLogin</text:span><text:span text:style-name="cmtt-10">,</text:span><text:span text:style-name="cmtt-10"><text:s/></text:span><text:span text:style-name="cmtt-10">queries</text:span><text:span text:style-name="cmtt-10">.</text:span><text:span text:style-name="cmtt-10">hasAuthorization</text:span><text:span text:style-name="cmtt-10">,</text:span><text:span text:style-name="cmtt-10"><text:s/></text:span><text:span text:style-name="cmtt-10">queries</text:span><text:span text:style-name="cmtt-10">.</text:span><text:span text:style-name="cmtt-10">delete</text:span><text:span text:style-name="cmtt-10">)</text:span><text:span text:style-name="cmtt-10">;</text:span><text:s/><text:line-break/><text:reference-mark text:name="x1-26018r17"> </text:reference-mark><text:s/><text:line-break/><text:reference-mark text:name="x1-26019r1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text:span><text:span text:style-name="cmtt-10">Finish</text:span><text:span text:style-name="cmtt-10"><text:s/></text:span><text:span text:style-name="cmtt-10">by</text:span><text:span text:style-name="cmtt-10"><text:s/></text:span><text:span text:style-name="cmtt-10">binding</text:span><text:span text:style-name="cmtt-10"><text:s/></text:span><text:span text:style-name="cmtt-10">the</text:span><text:span text:style-name="cmtt-10"><text:s/></text:span><text:span text:style-name="cmtt-10">Query</text:span><text:span text:style-name="cmtt-10"><text:s/></text:span><text:span text:style-name="cmtt-10">middleware</text:span><text:s/><text:line-break/><text:reference-mark text:name="x1-26020r1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app</text:span><text:span text:style-name="cmtt-10">.</text:span><text:span text:style-name="cmtt-10">param</text:span><text:span text:style-name="cmtt-10">(</text:span><text:span text:style-name="cmtt-10">’</text:span><text:span text:style-name="cmtt-10">queryId</text:span><text:span text:style-name="cmtt-10">’</text:span><text:span text:style-name="cmtt-10">,</text:span><text:span text:style-name="cmtt-10"><text:s/></text:span><text:span text:style-name="cmtt-10">queries</text:span><text:span text:style-name="cmtt-10">.</text:span><text:span text:style-name="cmtt-10">queryByID</text:span><text:span text:style-name="cmtt-10">)</text:span><text:span text:style-name="cmtt-10">;</text:span><text:s/><text:line-break/><text:reference-mark text:name="x1-26021r20"> </text:reference-mark><text:span text:style-name="cmtt-10">};</text:span>

</text:p>
                                                                     

                                                                     
   <text:p text:style-name="bigskip"/></text:section>
   <!--end of subsubsection
--><!--start of subsubsection
--><text:h text:style-name="Heading-4" text:outline-level="4"><text:span text:style-name="subsubsection">2.2.1.5    </text:span><t4htlink href="#QQ2-1-38" name="x1-270002.2.1.5"/>Tasks</text:h> 

<!--l. 571
--><text:p text:style-name="Text-body">     </text:p> 
<!--l. 571
--><text:list text:style-name="Itemize"> 

     <text:list-item>
     <text:p text:style-name="Inside-itemize">how tasks are implemented in deepdepth</text:p> 
</text:list-item> 
</text:list> 
                        <text:line-break/>DeepDepth requires to perform some routine tasks in intervals. One example for
those tasks is to check status of submitted queries in Social Data database.
These tasks are CronJobs that are defined in DeepDepth. Developers can
add other Tasks into DeepDepth. Figure 2.12<!--tex4ht:ref: fig:querytask 
--><text:span xmlns:text="urn:oasis:names:tc:opendocument:xmlns:text:1.0" xmlns:number="urn:oasis:names:tc:opendocument:xmlns:datastyle:1.0" xmlns:form="urn:oasis:names:tc:opendocument:xmlns:form:1.0" xmlns:math="http://www.w3.org/1998/Math/MathML" xmlns:dr3d="urn:oasis:names:tc:opendocument:xmlns:dr3d:1.0" xmlns:ooow="http://openoffice.org/2004/writer" xmlns:xsi="http://www.w3.org/2001/XMLSchema-instance" xmlns:fo="http://www.w3.org/1999/XSL/Format" xmlns:office="urn:oasis:names:tc:opendocument:xmlns:office:1.0" xmlns:xlink="http://www.w3.org/1999/xlink" xmlns:xsd="http://www.w3.org/2001/XMLSchema" xmlns:draw="urn:oasis:names:tc:opendocument:xmlns:drawing:1.0" xmlns:meta="urn:oasis:names:tc:opendocument:xmlns:meta:1.0" xmlns:chart="urn:oasis:names:tc:opendocument:xmlns:chart:1.0" xmlns:svg="http://www.w3.org/2000/svg"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text:style-name="reference-ref"><text:reference-ref text:ref-name="x1-2700112" text:reference-format="text"> </text:reference-ref></text:span> is the source code of the
task that check the status of queries in database every 10 seconds. It’s
been done by using Query controllers to access their status and updating
them.
   <text:section text:name="fig" text:style-name="Figure"><text:p text:style-name="bigskip"/>
                                                                     

                                                                     
                                                                     

                                                                     
<!--l. 575
--><text:p text:style-name="Text-body"> 
<text:span text:style-name="caption"><text:span text:style-name="caption-title">Figure<text:s/>2.12<text:reference-mark text:name="x1-2700112"> </text:reference-mark>: </text:span>DeepDepth Query Task</text:span>
</text:p> 
<!--l. 576lstlisting
--><text:p text:style-name="Preformatted-Text">
<text:s/><text:line-break/><text:reference-mark text:name="x1-27002r1"> </text:reference-mark><text:span text:style-name="cmtt-10">’</text:span><text:span text:style-name="cmtt-10">use</text:span><text:span text:style-name="cmtt-10"><text:s/></text:span><text:span text:style-name="cmtt-10">strict</text:span><text:span text:style-name="cmtt-10">’</text:span><text:span text:style-name="cmtt-10">;</text:span><text:s/><text:line-break/><text:reference-mark text:name="x1-27003r2"> </text:reference-mark><text:span text:style-name="cmtt-10">/*</text:span><text:s/><text:line-break/><text:reference-mark text:name="x1-27004r3"> </text:reference-mark><text:span text:style-name="cmtt-10">*</text:span><text:span text:style-name="cmtt-10">Module</text:span><text:span text:style-name="cmtt-10"><text:s/></text:span><text:span text:style-name="cmtt-10">Dependencies</text:span><text:s/><text:line-break/><text:reference-mark text:name="x1-27005r4"> </text:reference-mark><text:span text:style-name="cmtt-10">*/</text:span><text:s/><text:line-break/><text:reference-mark text:name="x1-27006r5"> </text:reference-mark><text:span text:style-name="cmtt-10">var</text:span><text:span text:style-name="cmtt-10"><text:s/></text:span><text:span text:style-name="cmtt-10">mongoose</text:span><text:span text:style-name="cmtt-10"><text:s/></text:span><text:span text:style-name="cmtt-10">=</text:span><text:span text:style-name="cmtt-10"><text:s/></text:span><text:span text:style-name="cmtt-10">require</text:span><text:span text:style-name="cmtt-10">(</text:span><text:span text:style-name="cmtt-10">’</text:span><text:span text:style-name="cmtt-10">mongoose</text:span><text:span text:style-name="cmtt-10">’</text:span><text:span text:style-name="cmtt-10">)</text:span><text:span text:style-name="cmtt-10">,</text:span><text:s/><text:line-break/><text:reference-mark text:name="x1-27007r6"> </text:reference-mark><text:span text:style-name="cmtt-10"><text:s/></text:span><text:span text:style-name="cmtt-10"><text:s/></text:span><text:span text:style-name="cmtt-10"><text:s/></text:span><text:span text:style-name="cmtt-10">CronJob</text:span><text:span text:style-name="cmtt-10"><text:s/></text:span><text:span text:style-name="cmtt-10">=</text:span><text:span text:style-name="cmtt-10"><text:s/></text:span><text:span text:style-name="cmtt-10">require</text:span><text:span text:style-name="cmtt-10">(</text:span><text:span text:style-name="cmtt-10">’</text:span><text:span text:style-name="cmtt-10">cron</text:span><text:span text:style-name="cmtt-10">’</text:span><text:span text:style-name="cmtt-10">)</text:span><text:span text:style-name="cmtt-10">.</text:span><text:span text:style-name="cmtt-10">CronJob</text:span><text:span text:style-name="cmtt-10">,</text:span><text:s/><text:line-break/><text:reference-mark text:name="x1-27008r7"> </text:reference-mark><text:span text:style-name="cmtt-10"><text:s/></text:span><text:span text:style-name="cmtt-10"><text:s/></text:span><text:span text:style-name="cmtt-10"><text:s/></text:span><text:span text:style-name="cmtt-10">queries</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app</text:span><text:span text:style-name="cmtt-10">/</text:span><text:span text:style-name="cmtt-10">controllers</text:span><text:span text:style-name="cmtt-10">/</text:span><text:span text:style-name="cmtt-10">queries</text:span><text:span text:style-name="cmtt-10">’</text:span><text:span text:style-name="cmtt-10">)</text:span><text:span text:style-name="cmtt-10">,</text:span><text:s/><text:line-break/><text:reference-mark text:name="x1-27009r8"> </text:reference-mark><text:span text:style-name="cmtt-10"><text:s/></text:span><text:span text:style-name="cmtt-10"><text:s/></text:span><text:span text:style-name="cmtt-10"><text:s/></text:span><text:span text:style-name="cmtt-10">request</text:span><text:span text:style-name="cmtt-10"><text:s/></text:span><text:span text:style-name="cmtt-10">=</text:span><text:span text:style-name="cmtt-10"><text:s/></text:span><text:span text:style-name="cmtt-10">require</text:span><text:span text:style-name="cmtt-10">(</text:span><text:span text:style-name="cmtt-10">’</text:span><text:span text:style-name="cmtt-10">request</text:span><text:span text:style-name="cmtt-10">’</text:span><text:span text:style-name="cmtt-10">)</text:span><text:span text:style-name="cmtt-10">,</text:span><text:s/><text:line-break/><text:reference-mark text:name="x1-27010r9"> </text:reference-mark><text:span text:style-name="cmtt-10"><text:s/></text:span><text:span text:style-name="cmtt-10"><text:s/></text:span><text:span text:style-name="cmtt-10"><text:s/></text:span><text:span text:style-name="cmtt-10">config</text:span><text:span text:style-name="cmtt-10"><text:s/></text:span><text:span text:style-name="cmtt-10">=</text:span><text:span text:style-name="cmtt-10"><text:s/></text:span><text:span text:style-name="cmtt-10">require</text:span><text:span text:style-name="cmtt-10">(</text:span><text:span text:style-name="cmtt-10">’</text:span><text:span text:style-name="cmtt-10">../../</text:span><text:span text:style-name="cmtt-10">config</text:span><text:span text:style-name="cmtt-10">/</text:span><text:span text:style-name="cmtt-10">config</text:span><text:span text:style-name="cmtt-10">’</text:span><text:span text:style-name="cmtt-10">)</text:span><text:span text:style-name="cmtt-10">;</text:span><text:s/><text:line-break/><text:reference-mark text:name="x1-27011r10"> </text:reference-mark><text:span text:style-name="cmtt-10">//</text:span><text:span text:style-name="cmtt-10">Create</text:span><text:span text:style-name="cmtt-10"><text:s/></text:span><text:span text:style-name="cmtt-10">and</text:span><text:span text:style-name="cmtt-10"><text:s/></text:span><text:span text:style-name="cmtt-10">run</text:span><text:span text:style-name="cmtt-10"><text:s/></text:span><text:span text:style-name="cmtt-10">a</text:span><text:span text:style-name="cmtt-10"><text:s/></text:span><text:span text:style-name="cmtt-10">task</text:span><text:span text:style-name="cmtt-10"><text:s/></text:span><text:span text:style-name="cmtt-10">every</text:span><text:span text:style-name="cmtt-10"><text:s/></text:span><text:span text:style-name="cmtt-10">10</text:span><text:span text:style-name="cmtt-10"><text:s/></text:span><text:span text:style-name="cmtt-10">seconds</text:span><text:s/><text:line-break/><text:reference-mark text:name="x1-27012r11"> </text:reference-mark><text:span text:style-name="cmtt-10">new</text:span><text:span text:style-name="cmtt-10"><text:s/></text:span><text:span text:style-name="cmtt-10">CronJob</text:span><text:span text:style-name="cmtt-10">(</text:span><text:span text:style-name="cmtt-10">’</text:span><text:span text:style-name="cmtt-10">*/10</text:span><text:span text:style-name="cmtt-10"><text:s/></text:span><text:span text:style-name="cmtt-10">*</text:span><text:span text:style-name="cmtt-10"><text:s/></text:span><text:span text:style-name="cmtt-10">*</text:span><text:span text:style-name="cmtt-10"><text:s/></text:span><text:span text:style-name="cmtt-10">*</text:span><text:span text:style-name="cmtt-10"><text:s/></text:span><text:span text:style-name="cmtt-10">*</text:span><text:span text:style-name="cmtt-10"><text:s/></text:span><text:span text:style-name="cmtt-10">*</text:span><text:span text:style-name="cmtt-10">’</text:span><text:span text:style-name="cmtt-10">,</text:span><text:span text:style-name="cmtt-10"><text:s/></text:span><text:span text:style-name="cmtt-10">function</text:span><text:span text:style-name="cmtt-10">()</text:span><text:span text:style-name="cmtt-10"><text:s/></text:span><text:span text:style-name="cmtt-10">{</text:span><text:s/><text:line-break/><text:reference-mark text:name="x1-27013r12"> </text:reference-mark><text:span text:style-name="cmtt-10"><text:s/></text:span><text:span text:style-name="cmtt-10"><text:s/></text:span><text:span text:style-name="cmtt-10"><text:s/></text:span><text:span text:style-name="cmtt-10">var</text:span><text:span text:style-name="cmtt-10"><text:s/></text:span><text:span text:style-name="cmtt-10">req</text:span><text:span text:style-name="cmtt-10"><text:s/></text:span><text:span text:style-name="cmtt-10">=</text:span><text:span text:style-name="cmtt-10"><text:s/></text:span><text:span text:style-name="cmtt-10">{},</text:span><text:s/><text:line-break/><text:reference-mark text:name="x1-27014r1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res</text:span><text:span text:style-name="cmtt-10"><text:s/></text:span><text:span text:style-name="cmtt-10">=</text:span><text:span text:style-name="cmtt-10"><text:s/></text:span><text:span text:style-name="cmtt-10">{};</text:span><text:s/><text:line-break/><text:reference-mark text:name="x1-27015r14"> </text:reference-mark><text:span text:style-name="cmtt-10"><text:s/></text:span><text:span text:style-name="cmtt-10"><text:s/></text:span><text:span text:style-name="cmtt-10"><text:s/></text:span><text:span text:style-name="cmtt-10">queries</text:span><text:span text:style-name="cmtt-10">.</text:span><text:span text:style-name="cmtt-10">findIncompletes</text:span><text:span text:style-name="cmtt-10">(</text:span><text:span text:style-name="cmtt-10">req</text:span><text:span text:style-name="cmtt-10">,</text:span><text:span text:style-name="cmtt-10"><text:s/></text:span><text:span text:style-name="cmtt-10">res</text:span><text:span text:style-name="cmtt-10">,</text:span><text:span text:style-name="cmtt-10"><text:s/></text:span><text:span text:style-name="cmtt-10">function</text:span><text:span text:style-name="cmtt-10">(</text:span><text:span text:style-name="cmtt-10">err</text:span><text:span text:style-name="cmtt-10">)</text:span><text:span text:style-name="cmtt-10"><text:s/></text:span><text:span text:style-name="cmtt-10">{</text:span><text:s/><text:line-break/><text:reference-mark text:name="x1-27016r1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7017r1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onsole</text:span><text:span text:style-name="cmtt-10">.</text:span><text:span text:style-name="cmtt-10">log</text:span><text:span text:style-name="cmtt-10">(</text:span><text:span text:style-name="cmtt-10">err</text:span><text:span text:style-name="cmtt-10">)</text:span><text:span text:style-name="cmtt-10">;</text:span><text:s/><text:line-break/><text:reference-mark text:name="x1-27018r1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19r1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else</text:span><text:span text:style-name="cmtt-10"><text:s/></text:span><text:span text:style-name="cmtt-10">{</text:span><text:s/><text:line-break/><text:reference-mark text:name="x1-27020r1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q</text:span><text:span text:style-name="cmtt-10">.</text:span><text:span text:style-name="cmtt-10">queries</text:span><text:span text:style-name="cmtt-10">.</text:span><text:span text:style-name="cmtt-10">forEach</text:span><text:span text:style-name="cmtt-10">(</text:span><text:span text:style-name="cmtt-10">function</text:span><text:span text:style-name="cmtt-10">(</text:span><text:span text:style-name="cmtt-10">query</text:span><text:span text:style-name="cmtt-10">)</text:span><text:span text:style-name="cmtt-10"><text:s/></text:span><text:span text:style-name="cmtt-10">{</text:span><text:s/><text:line-break/><text:reference-mark text:name="x1-27021r2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ODO</text:span><text:span text:style-name="cmtt-10"><text:s/></text:span><text:span text:style-name="cmtt-10">fix</text:span><text:span text:style-name="cmtt-10"><text:s/></text:span><text:span text:style-name="cmtt-10">it</text:span><text:span text:style-name="cmtt-10"><text:s/></text:span><text:span text:style-name="cmtt-10">into</text:span><text:span text:style-name="cmtt-10"><text:s/></text:span><text:span text:style-name="cmtt-10">database</text:span><text:span text:style-name="cmtt-10"><text:s/></text:span><text:span text:style-name="cmtt-10">and</text:span><text:span text:style-name="cmtt-10"><text:s/></text:span><text:span text:style-name="cmtt-10">jobtype</text:span><text:s/><text:line-break/><text:reference-mark text:name="x1-27022r2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var</text:span><text:span text:style-name="cmtt-10"><text:s/></text:span><text:span text:style-name="cmtt-10">statusAddress</text:span><text:span text:style-name="cmtt-10"><text:s/></text:span><text:span text:style-name="cmtt-10">=</text:span><text:span text:style-name="cmtt-10"><text:s/></text:span><text:span text:style-name="cmtt-10">query</text:span><text:span text:style-name="cmtt-10">.</text:span><text:span text:style-name="cmtt-10">job</text:span><text:span text:style-name="cmtt-10">.</text:span><text:span text:style-name="cmtt-10">address</text:span><text:span text:style-name="cmtt-10">.</text:span><text:span text:style-name="cmtt-10">replace</text:span><text:span text:style-name="cmtt-10">(</text:span><text:span text:style-name="cmtt-10">’</text:span><text:span text:style-name="cmtt-10">issue</text:span><text:span text:style-name="cmtt-10">/</text:span><text:span text:style-name="cmtt-10">hive</text:span><text:span text:style-name="cmtt-10">/</text:span><text:span text:style-name="cmtt-10">twitter_db</text:span><text:span text:style-name="cmtt-10">’</text:span><text:span text:style-name="cmtt-10">,</text:span><text:span text:style-name="cmtt-10"><text:s/></text:span><text:span text:style-name="cmtt-10">’</text:span><text:span text:style-name="cmtt-10">status</text:span><text:span text:style-name="cmtt-10">/</text:span><text:span text:style-name="cmtt-10">’</text:span><text:span text:style-name="cmtt-10">)</text:span><text:span text:style-name="cmtt-10">;</text:span><text:s/><text:line-break/><text:reference-mark text:name="x1-27023r2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request</text:span><text:span text:style-name="cmtt-10">({</text:span><text:s/><text:line-break/><text:reference-mark text:name="x1-27024r2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uri</text:span><text:span text:style-name="cmtt-10">:</text:span><text:span text:style-name="cmtt-10"><text:s/></text:span><text:span text:style-name="cmtt-10">statusAddress</text:span><text:span text:style-name="cmtt-10"><text:s/></text:span><text:span text:style-name="cmtt-10">+</text:span><text:span text:style-name="cmtt-10"><text:s/></text:span><text:span text:style-name="cmtt-10">query</text:span><text:span text:style-name="cmtt-10">.</text:span><text:span text:style-name="cmtt-10">dbJobId</text:span><text:span text:style-name="cmtt-10">,</text:span><text:s/><text:line-break/><text:reference-mark text:name="x1-27025r2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method</text:span><text:span text:style-name="cmtt-10">:</text:span><text:span text:style-name="cmtt-10"><text:s/></text:span><text:span text:style-name="cmtt-10">’</text:span><text:span text:style-name="cmtt-10">GET</text:span><text:span text:style-name="cmtt-10">’</text:span><text:span text:style-name="cmtt-10">,</text:span><text:s/><text:line-break/><text:reference-mark text:name="x1-27026r2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headers</text:span><text:span text:style-name="cmtt-10">:</text:span><text:span text:style-name="cmtt-10"><text:s/></text:span><text:span text:style-name="cmtt-10">{</text:span><text:s/><text:line-break/><text:reference-mark text:name="x1-27027r2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AUTHORIZATION</text:span><text:span text:style-name="cmtt-10">’</text:span><text:span text:style-name="cmtt-10">:</text:span><text:span text:style-name="cmtt-10"><text:s/></text:span><text:span text:style-name="cmtt-10">’</text:span><text:span text:style-name="cmtt-10">TD1</text:span><text:span text:style-name="cmtt-10"><text:s/></text:span><text:span text:style-name="cmtt-10">’</text:span><text:span text:style-name="cmtt-10"><text:s/></text:span><text:span text:style-name="cmtt-10">+</text:span><text:span text:style-name="cmtt-10"><text:s/></text:span><text:span text:style-name="cmtt-10">config</text:span><text:span text:style-name="cmtt-10">.</text:span><text:span text:style-name="cmtt-10">td</text:span><text:s/><text:line-break/><text:reference-mark text:name="x1-27028r2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29r2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text:span><text:span text:style-name="cmtt-10">function</text:span><text:span text:style-name="cmtt-10">(</text:span><text:span text:style-name="cmtt-10">err</text:span><text:span text:style-name="cmtt-10">,</text:span><text:span text:style-name="cmtt-10"><text:s/></text:span><text:span text:style-name="cmtt-10">response</text:span><text:span text:style-name="cmtt-10">,</text:span><text:span text:style-name="cmtt-10"><text:s/></text:span><text:span text:style-name="cmtt-10">body</text:span><text:span text:style-name="cmtt-10">)</text:span><text:span text:style-name="cmtt-10"><text:s/></text:span><text:span text:style-name="cmtt-10">{</text:span><text:s/><text:line-break/><text:reference-mark text:name="x1-27030r2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7031r3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onsole</text:span><text:span text:style-name="cmtt-10">.</text:span><text:span text:style-name="cmtt-10">log</text:span><text:span text:style-name="cmtt-10">(</text:span><text:span text:style-name="cmtt-10">err</text:span><text:span text:style-name="cmtt-10">)</text:span><text:span text:style-name="cmtt-10">;</text:span><text:s/><text:line-break/><text:reference-mark text:name="x1-27032r3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33r3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else</text:span><text:span text:style-name="cmtt-10"><text:s/></text:span><text:span text:style-name="cmtt-10">{</text:span><text:s/><text:line-break/><text:reference-mark text:name="x1-27034r3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body</text:span><text:span text:style-name="cmtt-10"><text:s/></text:span><text:span text:style-name="cmtt-10">=</text:span><text:span text:style-name="cmtt-10"><text:s/></text:span><text:span text:style-name="cmtt-10">JSON</text:span><text:span text:style-name="cmtt-10">.</text:span><text:span text:style-name="cmtt-10">parse</text:span><text:span text:style-name="cmtt-10">(</text:span><text:span text:style-name="cmtt-10">body</text:span><text:span text:style-name="cmtt-10">)</text:span><text:span text:style-name="cmtt-10">;</text:span><text:s/><text:line-break/><text:reference-mark text:name="x1-27035r34">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query</text:span><text:span text:style-name="cmtt-10">.</text:span><text:span text:style-name="cmtt-10">status</text:span><text:span text:style-name="cmtt-10"><text:s/></text:span><text:span text:style-name="cmtt-10">=</text:span><text:span text:style-name="cmtt-10"><text:s/></text:span><text:span text:style-name="cmtt-10">body</text:span><text:span text:style-name="cmtt-10">.</text:span><text:span text:style-name="cmtt-10">status</text:span><text:span text:style-name="cmtt-10">;</text:span><text:s/><text:line-break/><text:reference-mark text:name="x1-27036r35">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queries</text:span><text:span text:style-name="cmtt-10">.</text:span><text:span text:style-name="cmtt-10">updateStatus</text:span><text:span text:style-name="cmtt-10">(</text:span><text:span text:style-name="cmtt-10">query</text:span><text:span text:style-name="cmtt-10">,</text:span><text:span text:style-name="cmtt-10"><text:s/></text:span><text:span text:style-name="cmtt-10">function</text:span><text:span text:style-name="cmtt-10">(</text:span><text:span text:style-name="cmtt-10">err</text:span><text:span text:style-name="cmtt-10">,</text:span><text:span text:style-name="cmtt-10"><text:s/></text:span><text:span text:style-name="cmtt-10">result</text:span><text:span text:style-name="cmtt-10">,</text:span><text:span text:style-name="cmtt-10"><text:s/></text:span><text:span text:style-name="cmtt-10">raw</text:span><text:span text:style-name="cmtt-10">)</text:span><text:span text:style-name="cmtt-10"><text:s/></text:span><text:span text:style-name="cmtt-10">{</text:span><text:s/><text:line-break/><text:reference-mark text:name="x1-27037r36">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if</text:span><text:span text:style-name="cmtt-10"><text:s/></text:span><text:span text:style-name="cmtt-10">(</text:span><text:span text:style-name="cmtt-10">err</text:span><text:span text:style-name="cmtt-10">)</text:span><text:span text:style-name="cmtt-10"><text:s/></text:span><text:span text:style-name="cmtt-10">{</text:span><text:s/><text:line-break/><text:reference-mark text:name="x1-27038r37">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console</text:span><text:span text:style-name="cmtt-10">.</text:span><text:span text:style-name="cmtt-10">log</text:span><text:span text:style-name="cmtt-10">(</text:span><text:span text:style-name="cmtt-10">err</text:span><text:span text:style-name="cmtt-10">)</text:span><text:span text:style-name="cmtt-10">;</text:span><text:s/><text:line-break/><text:reference-mark text:name="x1-27039r38">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40r39">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7041r40">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42r41">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7043r42">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pan text:style-name="cmtt-10">;</text:span><text:s/><text:line-break/><text:reference-mark text:name="x1-27044r43"> </text:reference-mark><text:span text:style-name="cmtt-10"><text:s/></text:span><text:span text:style-name="cmtt-10"><text:s/></text:span><text:span text:style-name="cmtt-10"><text:s/></text:span><text:span text:style-name="cmtt-10"><text:s/></text:span><text:span text:style-name="cmtt-10"><text:s/></text:span><text:span text:style-name="cmtt-10"><text:s/></text:span><text:span text:style-name="cmtt-10">}</text:span><text:s/><text:line-break/><text:reference-mark text:name="x1-27045r44"> </text:reference-mark><text:span text:style-name="cmtt-10"><text:s/></text:span><text:span text:style-name="cmtt-10"><text:s/></text:span><text:span text:style-name="cmtt-10"><text:s/></text:span><text:span text:style-name="cmtt-10">})</text:span><text:span text:style-name="cmtt-10">;</text:span><text:s/><text:line-break/><text:reference-mark text:name="x1-27046r45"> </text:reference-mark><text:span text:style-name="cmtt-10">},</text:span><text:span text:style-name="cmtt-10"><text:s/></text:span><text:span text:style-name="cmtt-10">null</text:span><text:span text:style-name="cmtt-10">,</text:span><text:span text:style-name="cmtt-10"><text:s/></text:span><text:span text:style-name="cmtt-10">true</text:span><text:span text:style-name="cmtt-10">)</text:span><text:span text:style-name="cmtt-10">;</text:span>

</text:p>
                                                                     

                                                                     
   <text:p text:style-name="bigskip"/></text:section>
   <!--end of subsubsection
--><!--start of subsubsection
--><text:h text:style-name="Heading-4" text:outline-level="4"><text:span text:style-name="subsubsection">2.2.1.6    </text:span><t4htlink href="#QQ2-1-40" name="x1-280002.2.1.6"/>Tests</text:h> 

<!--l. 634
--><text:p text:style-name="Text-body">     </text:p> 
<!--l. 634
--><text:list text:style-name="Itemize"> 

     <text:list-item>
     <text:p text:style-name="Inside-itemize">Test types implemented for server side
     </text:p> 
</text:list-item> 

     <text:list-item>
     <text:p text:style-name="Inside-itemize">how they are implemented</text:p> 
</text:list-item> 
</text:list> 
                                     <text:line-break/>DeepDepth is using Should.JS and Karma.JS to implement testing blocks of
application. On the server side before writing each model failing tests are written.
This approach is called Test Driven Development. That means a test and it’s
requirements are coded first before having the module and then the module is
programmed to meet the test requirements. DeepDepth is doing unit testing for
each module and developers are able to add to unit tests by editting each module
test file.
<!--l. 637
--><text:p text:style-name="Text-body">
   </text:p> 
<!--end of subsubsection
--><!--end of subsection
--><!--start of subsection
--><text:h text:style-name="Heading-3" text:outline-level="3"><text:span text:style-name="subsection">2.2.2    </text:span><t4htlink href="#QQ2-1-41" name="x1-290002.2.2"/>Client</text:h> 

<!--l. 644
--><text:p text:style-name="Text-body">     </text:p> 
<!--l. 644
--><text:list text:style-name="Itemize"> 

     <text:list-item>
     <text:p text:style-name="Inside-itemize">Client side implementation</text:p> 
</text:list-item> 
</text:list> 
                                     <text:line-break/>On the client side of DeepDepth web application, HTML, CSS and Javascript are
used. It consists of distribution version of CSS and Javascript files which are
uglified version of them, library files such as Angular.JS, jQuery and etc. It also
has modules which are the client interface to interact with server side services
and their required HTML implementation.
<!--l. 647
--><text:p text:style-name="Text-body">
   </text:p> 
<!--start of subsubsection
--><text:h text:style-name="Heading-4" text:outline-level="4"><text:span text:style-name="subsubsection">2.2.2.1    </text:span><t4htlink href="#QQ2-1-42" name="x1-300002.2.2.1"/>Modules</text:h> 

<!--l. 654
--><text:p text:style-name="Text-body">     </text:p> 
<!--l. 654
--><text:list text:style-name="Itemize"> 

     <text:list-item>
     <text:p text:style-name="Inside-itemize">what are the modules on client side</text:p> 
</text:list-item> 
</text:list> 
                             <text:line-break/>Modules are packaged versions of models in client side. Every model on server
side has a module on client side which define how to show the module, what are
it’s configuration and services that this module can use to access routes. There is
also a core module which is responsible for general aspect of client side
application such as menu and it’s items.
                                                                     

                                                                     
<!--l. 657
--><text:p text:style-name="Text-body">
   </text:p> 
<!--end of subsubsection
--><!--start of subsubsection
--><text:h text:style-name="Heading-4" text:outline-level="4"><text:span text:style-name="subsubsection">2.2.2.2    </text:span><t4htlink href="#QQ2-1-43" name="x1-310002.2.2.2"/>Config</text:h> 

<!--l. 664
--><text:p text:style-name="Text-body">     </text:p> 
<!--l. 664
--><text:list text:style-name="Itemize"> 

     <text:list-item>
     <text:p text:style-name="Inside-itemize">how configuration of modules programmed</text:p> 
</text:list-item> 
</text:list> 
                      <text:line-break/>For each module in DeepDepth, Menu items and it routes should be defined.
Menu item configuration set the menu items for that module and wheter it
should be shown to user or not based on user role. Since DeepDepth is a single
page application, routes are defined for each module to show different
HTML results in case of viewing, editing or creating a new instance of
each model. By using routes addresses can be human readable and also
easier to copy and reuse in future by pasting them into browser address
bar.
<!--l. 667
--><text:p text:style-name="Text-body">
   </text:p> 
<!--end of subsubsection
--><!--start of subsubsection
--><text:h text:style-name="Heading-4" text:outline-level="4"><text:span text:style-name="subsubsection">2.2.2.3    </text:span><t4htlink href="#QQ2-1-44" name="x1-320002.2.2.3"/>Services</text:h> 

<!--l. 674
--><text:p text:style-name="Text-body">     </text:p> 
<!--l. 674
--><text:list text:style-name="Itemize"> 

     <text:list-item>
     <text:p text:style-name="Inside-itemize">describe client side services implemented for models</text:p> 
</text:list-item> 
</text:list> 
              <text:line-break/>By defining factories and resources components of Angular.JS, server RESTFul
APIs are connected to client side. Since RESTFul APIs of DeepDepth are defined
in standard version, this approach enables the developers of DeepDepth to easily
manage models from modules of client side and have two way integration of data
and services.
<!--l. 677
--><text:p text:style-name="Text-body">
   </text:p> 
<!--end of subsubsection
--><!--start of subsubsection
--><text:h text:style-name="Heading-4" text:outline-level="4"><text:span text:style-name="subsubsection">2.2.2.4    </text:span><t4htlink href="#QQ2-1-45" name="x1-330002.2.2.4"/>Views</text:h> 

<!--l. 684
--><text:p text:style-name="Text-body">     </text:p> 
<!--l. 684
--><text:list text:style-name="Itemize"> 

     <text:list-item>
     <text:p text:style-name="Inside-itemize">implementation of CRUD views for different modules</text:p> 
</text:list-item> 
</text:list> 
             <text:line-break/>Each module has a Create, Read, Update and Delete functionality. For users and
admins to be able to interact with DeepDepth, these functions are presented in
HTML form. Developers create a HTML form for each action and connects it to
its routes using routes configuration.
<!--l. 687
--><text:p text:style-name="Text-body">
   </text:p> 
<!--end of subsubsection
--><!--end of subsection
--><!--start of subsection
--><text:h text:style-name="Heading-3" text:outline-level="3"><text:span text:style-name="subsection">2.2.3    </text:span><t4htlink href="#QQ2-1-46" name="x1-340002.2.3"/>Example</text:h> 

<!--l. 689
--><text:p text:style-name="Text-body">In this section an example of working with DeepDepth is demonstrated. DeepDepth
is accessible via browsers by navigating to http://deepdepth.amir.ninja. Users
                                                                     

                                                                     
can register, login, manage and submit queries using this interface. Figure 2.13<!--tex4ht:ref: fig:dd_firstpage 
--><text:span text:style-name="reference-ref"><text:reference-ref text:ref-name="x1-3400113" text:reference-format="text"> </text:reference-ref></text:span>
shows the home page of DeepDepth before registering or logging into
software
   </text:p> 
<text:section text:name="fig" text:style-name="Figure"><text:p text:style-name="bigskip"/>
                                                                     

                                                                     
                                                                     

                                                                     
<text:section text:style-name="begin-end-env" text:name="begin-end-env-6"><text:p text:style-name="begin-env-p"/><!--begin center
-->
<text:p text:style-name="center">
 <draw:frame draw:name="./images/dd_firstpage.png" text:anchor-type="as-char" draw:z-index="0" svg:width="517pt" svg:height="426pt"><draw:image xlink:href="Pictures/./images/dd_firstpage.png" xlink:type="simple" xlink:show="embed" xlink:actuate="onLoad"/><!--draw:name="IMG"  

--></draw:frame>
</text:p><text:p text:style-name="end-env-p"/></text:section><!--end center
-->
<!--l. 695
--><text:p text:style-name="Text-body"> 
<text:span text:style-name="caption"><text:span text:style-name="caption-title">Figure<text:s/>2.13<text:reference-mark text:name="x1-3400113"> </text:reference-mark>: </text:span>DeepDepth Home Page</text:span>
                                                                     

                                                                     
   </text:p> 
<text:p text:style-name="bigskip"/></text:section>
   <!--start of subsubsection
--><text:h text:style-name="Heading-4" text:outline-level="4"><text:span text:style-name="subsubsection">2.2.3.1    </text:span><t4htlink href="#QQ2-1-48" name="x1-350002.2.3.1"/>Register and Login</text:h> 

<!--l. 701
--><text:p text:style-name="Text-body">The user can register it self into DeepDepth by visiting sign up page.
Figure 2.14<!--tex4ht:ref: fig:dd_register 
--><text:span text:style-name="reference-ref"><text:reference-ref text:ref-name="x1-3500114" text:reference-format="text"> </text:reference-ref></text:span> shows that a user can sign up using his social accounts such as
Facebook and Twitter or create a new Login in DeepDepth. Users are able to
link their accounts to their social network accounts later in their profile
settings.
   </text:p> 
<text:section text:name="fig" text:style-name="Figure"><text:p text:style-name="bigskip"/>
                                                                     

                                                                     
                                                                     

                                                                     
<text:section text:style-name="begin-end-env" text:name="begin-end-env-7"><text:p text:style-name="begin-env-p"/><!--begin center
-->
<text:p text:style-name="center">
 <draw:frame draw:name="./images/dd_register.png" text:anchor-type="as-char" draw:z-index="0" svg:width="502pt" svg:height="325pt"><draw:image xlink:href="Pictures/./images/dd_register.png" xlink:type="simple" xlink:show="embed" xlink:actuate="onLoad"/><!--draw:name="IMG"  

--></draw:frame>
</text:p><text:p text:style-name="end-env-p"/></text:section><!--end center
-->
<!--l. 707
--><text:p text:style-name="Text-body"> 
<text:span text:style-name="caption"><text:span text:style-name="caption-title">Figure<text:s/>2.14<text:reference-mark text:name="x1-3500114"> </text:reference-mark>: </text:span>DeepDepth Sign Up</text:span>
                                                                     

                                                                     
   </text:p> 
<text:p text:style-name="bigskip"/></text:section>
<!--l. 711
--><text:p text:style-name="First-line-indent">   After Registring into system users are able to login into system. Figure 2.15<!--tex4ht:ref: fig:dd_login 
--><text:span text:style-name="reference-ref"><text:reference-ref text:ref-name="x1-3500215" text:reference-format="text"> </text:reference-ref></text:span>
shows the Sign in page.
   </text:p> 
<text:section text:name="fig" text:style-name="Figure"><text:p text:style-name="bigskip"/>
                                                                     

                                                                     
                                                                     

                                                                     
<text:section text:style-name="begin-end-env" text:name="begin-end-env-8"><text:p text:style-name="begin-env-p"/><!--begin center
-->
<text:p text:style-name="center">
 <draw:frame draw:name="./images/dd_login.png" text:anchor-type="as-char" draw:z-index="0" svg:width="506pt" svg:height="261pt"><draw:image xlink:href="Pictures/./images/dd_login.png" xlink:type="simple" xlink:show="embed" xlink:actuate="onLoad"/><!--draw:name="IMG"  

--></draw:frame>
</text:p><text:p text:style-name="end-env-p"/></text:section><!--end center
-->
<!--l. 717
--><text:p text:style-name="Text-body"> 
<text:span text:style-name="caption"><text:span text:style-name="caption-title">Figure<text:s/>2.15<text:reference-mark text:name="x1-3500215"> </text:reference-mark>: </text:span>DeepDepth Sign in</text:span>
                                                                     

                                                                     
   </text:p> 
<text:p text:style-name="bigskip"/></text:section>
   <!--end of subsubsection
--><!--start of subsubsection
--><text:h text:style-name="Heading-4" text:outline-level="4"><text:span text:style-name="subsubsection">2.2.3.2    </text:span><t4htlink href="#QQ2-1-51" name="x1-360002.2.3.2"/>Main Menu</text:h> 

<!--l. 723
--><text:p text:style-name="Text-body">After signing into DeepDepth, based on the user role in system, they will see
different menu items. Considering an admin user loging into system figure 2.16<!--tex4ht:ref: fig:dd_afterlogin 
--><text:span text:style-name="reference-ref"><text:reference-ref text:ref-name="x1-3600116" text:reference-format="text"> </text:reference-ref></text:span>
shows the availbale menu item for admins.
   </text:p> 
<text:section text:name="fig" text:style-name="Figure"><text:p text:style-name="bigskip"/>
                                                                     

                                                                     
                                                                     

                                                                     
<text:section text:style-name="begin-end-env" text:name="begin-end-env-9"><text:p text:style-name="begin-env-p"/><!--begin center
-->
<text:p text:style-name="center">
 <draw:frame draw:name="./images/dd_afterlogin.png" text:anchor-type="as-char" draw:z-index="0" svg:width="524pt" svg:height="430pt"><draw:image xlink:href="Pictures/./images/dd_afterlogin.png" xlink:type="simple" xlink:show="embed" xlink:actuate="onLoad"/><!--draw:name="IMG"  

--></draw:frame>
</text:p><text:p text:style-name="end-env-p"/></text:section><!--end center
-->
<!--l. 729
--><text:p text:style-name="Text-body"> 
<text:span text:style-name="caption"><text:span text:style-name="caption-title">Figure<text:s/>2.16<text:reference-mark text:name="x1-3600116"> </text:reference-mark>: </text:span>DeepDepth Admin Menu</text:span>
                                                                     

                                                                     
   </text:p> 
<text:p text:style-name="bigskip"/></text:section>
<!--l. 733
--><text:p text:style-name="First-line-indent">   Each model in application has two menu items. Listing model items and
creating a new item. By hovering mouse on each menu item, sub menu items can
be seen. As an example considering Field types, by clicking on ’List Fieldtypes’,
list of created Fieldtypes will be shown. Figure <text:span text:style-name="cmbx-10x-x-109">??</text:span> and figure 2.18<!--tex4ht:ref: fig:dd_newfieldtype 
--><text:span text:style-name="reference-ref"><text:reference-ref text:ref-name="x1-3600318" text:reference-format="text"> </text:reference-ref></text:span> shows listing
and creating interface for Fieldtypes.
   </text:p> 
<text:section text:name="fig" text:style-name="Figure"><text:p text:style-name="bigskip"/>
                                                                     

                                                                     
                                                                     

                                                                     
<text:section text:style-name="begin-end-env" text:name="begin-end-env-10"><text:p text:style-name="begin-env-p"/><!--begin center
-->
<text:p text:style-name="center">
 <draw:frame draw:name="./images/dd_listfieldtypes.png" text:anchor-type="as-char" draw:z-index="0" svg:width="511pt" svg:height="207pt"><draw:image xlink:href="Pictures/./images/dd_listfieldtypes.png" xlink:type="simple" xlink:show="embed" xlink:actuate="onLoad"/><!--draw:name="IMG"  

--></draw:frame>
</text:p><text:p text:style-name="end-env-p"/></text:section><!--end center
-->
<!--l. 740
--><text:p text:style-name="Text-body"> 
<text:span text:style-name="caption"><text:span text:style-name="caption-title">Figure<text:s/>2.17<text:reference-mark text:name="x1-3600217"> </text:reference-mark>: </text:span>DeepDepth List Field type</text:span>
                                                                     

                                                                     
   </text:p> 
<text:p text:style-name="bigskip"/></text:section>
   <text:section text:name="fig" text:style-name="Figure"><text:p text:style-name="bigskip"/>
                                                                     

                                                                     
                                                                     

                                                                     
<text:section text:style-name="begin-end-env" text:name="begin-end-env-11"><text:p text:style-name="begin-env-p"/><!--begin center
-->
<text:p text:style-name="center">
 <draw:frame draw:name="./images/dd_newfieldtype.png" text:anchor-type="as-char" draw:z-index="0" svg:width="517pt" svg:height="180pt"><draw:image xlink:href="Pictures/./images/dd_newfieldtype.png" xlink:type="simple" xlink:show="embed" xlink:actuate="onLoad"/><!--draw:name="IMG"  

--></draw:frame>
</text:p><text:p text:style-name="end-env-p"/></text:section><!--end center
-->
<!--l. 748
--><text:p text:style-name="Text-body"> 
<text:span text:style-name="caption"><text:span text:style-name="caption-title">Figure<text:s/>2.18<text:reference-mark text:name="x1-3600318"> </text:reference-mark>: </text:span>DeepDepth New Field type</text:span>
                                                                     

                                                                     
   </text:p> 
<text:p text:style-name="bigskip"/></text:section>
<!--l. 752
--><text:p text:style-name="First-line-indent">   By clickin on each item in listing, more details will be shown. Also editing
and deleting each item is availble while viewing the item. Figure 2.19<!--tex4ht:ref: fig:dd_viewfieldtype 
--><text:span text:style-name="reference-ref"><text:reference-ref text:ref-name="x1-3600419" text:reference-format="text"> </text:reference-ref></text:span> and 2.20<!--tex4ht:ref: fig:dd_editfieldtype 
--><text:span text:style-name="reference-ref"><text:reference-ref text:ref-name="x1-3600520" text:reference-format="text"> </text:reference-ref></text:span>
show the interface for viewing and editing a FieldType. As it can bee seen,
in viewing a Fieldtype two buttons are available to edit or delete that
item.
   </text:p> 
<text:section text:name="fig" text:style-name="Figure"><text:p text:style-name="bigskip"/>
                                                                     

                                                                     
                                                                     

                                                                     
<text:section text:style-name="begin-end-env" text:name="begin-end-env-12"><text:p text:style-name="begin-env-p"/><!--begin center
-->
<text:p text:style-name="center">
 <draw:frame draw:name="./images/dd_viewfieldtype.png" text:anchor-type="as-char" draw:z-index="0" svg:width="512pt" svg:height="139pt"><draw:image xlink:href="Pictures/./images/dd_viewfieldtype.png" xlink:type="simple" xlink:show="embed" xlink:actuate="onLoad"/><!--draw:name="IMG"  

--></draw:frame>
</text:p><text:p text:style-name="end-env-p"/></text:section><!--end center
-->
<!--l. 758
--><text:p text:style-name="Text-body"> 
<text:span text:style-name="caption"><text:span text:style-name="caption-title">Figure<text:s/>2.19<text:reference-mark text:name="x1-3600419"> </text:reference-mark>: </text:span>DeepDepth View Field type</text:span>
                                                                     

                                                                     
   </text:p> 
<text:p text:style-name="bigskip"/></text:section>
   <text:section text:name="fig" text:style-name="Figure"><text:p text:style-name="bigskip"/>
                                                                     

                                                                     
                                                                     

                                                                     
<text:section text:style-name="begin-end-env" text:name="begin-end-env-13"><text:p text:style-name="begin-env-p"/><!--begin center
-->
<text:p text:style-name="center">
 <draw:frame draw:name="./images/dd_editfieldtype.png" text:anchor-type="as-char" draw:z-index="0" svg:width="518pt" svg:height="176pt"><draw:image xlink:href="Pictures/./images/dd_editfieldtype.png" xlink:type="simple" xlink:show="embed" xlink:actuate="onLoad"/><!--draw:name="IMG"  

--></draw:frame>
</text:p><text:p text:style-name="end-env-p"/></text:section><!--end center
-->
<!--l. 766
--><text:p text:style-name="Text-body"> 
<text:span text:style-name="caption"><text:span text:style-name="caption-title">Figure<text:s/>2.20<text:reference-mark text:name="x1-3600520"> </text:reference-mark>: </text:span>DeepDepth Edit Field type</text:span>
                                                                     

                                                                     
   </text:p> 
<text:p text:style-name="bigskip"/></text:section>
   <!--end of subsubsection
--><!--start of subsubsection
--><text:h text:style-name="Heading-4" text:outline-level="4"><text:span text:style-name="subsubsection">2.2.3.3    </text:span><t4htlink href="#QQ2-1-57" name="x1-370002.2.3.3"/>Query</text:h> 

<!--l. 772
--><text:p text:style-name="Text-body">Query menu is the menu which is shared between admins and users. To submit a
new Query a user should login to DeepDepth and go to New Query interface by
choosing it from menu Items. Then a unique name for the query should be
chosen. Another required field is the Jobtype. Based on the availble Jobtypes
and users requirements, Jobtype should be chosen. Afterwards a list
of required Fields for that Jobtype will be shown that user should fill
them to be able to submit the query. Figure 2.21<!--tex4ht:ref: fig:dd_editcreatequery 
--><text:span text:style-name="reference-ref"><text:reference-ref text:ref-name="x1-3700121" text:reference-format="text"> </text:reference-ref></text:span> shows a query getting
created. As it can bee seen in the figure, selected Jobtype is Twitter
over Time and required field are filled using Ebola keyword and a time
frame.
   </text:p> 
<text:section text:name="fig" text:style-name="Figure"><text:p text:style-name="bigskip"/>
                                                                     

                                                                     
                                                                     

                                                                     
<text:section text:style-name="begin-end-env" text:name="begin-end-env-14"><text:p text:style-name="begin-env-p"/><!--begin center
-->
<text:p text:style-name="center">
 <draw:frame draw:name="./images/dd_editcreatequery.png" text:anchor-type="as-char" draw:z-index="0" svg:width="529pt" svg:height="298pt"><draw:image xlink:href="Pictures/./images/dd_editcreatequery.png" xlink:type="simple" xlink:show="embed" xlink:actuate="onLoad"/><!--draw:name="IMG"  

--></draw:frame>
</text:p><text:p text:style-name="end-env-p"/></text:section><!--end center
-->
<!--l. 778
--><text:p text:style-name="Text-body"> 
<text:span text:style-name="caption"><text:span text:style-name="caption-title">Figure<text:s/>2.21<text:reference-mark text:name="x1-3700121"> </text:reference-mark>: </text:span>DeepDepth Create Query</text:span>
                                                                     

                                                                     
   </text:p> 
<text:p text:style-name="bigskip"/></text:section>
<!--l. 782
--><text:p text:style-name="First-line-indent">   After submiting the query user should wait for the data to get collected from
Social network database. By visiting the created query page status of the query
can be checked. When the required processes are done the status will be changed
to success and user can choose from the Graphtypes, the graph that is desired to
view. Figure 2.22<!--tex4ht:ref: fig:dd_viewquery 
--><text:span text:style-name="reference-ref"><text:reference-ref text:ref-name="x1-3700222" text:reference-format="text"> </text:reference-ref></text:span> shows one Graphtype for the Ebola query. It shows
states of U.S. which are talking about Ebola over time and by clicking on
the play button it will go through days and shows how it changes over
time.
   </text:p> 
<text:section text:name="fig" text:style-name="Figure"><text:p text:style-name="bigskip"/>
                                                                     

                                                                     
                                                                     

                                                                     
<text:section text:style-name="begin-end-env" text:name="begin-end-env-15"><text:p text:style-name="begin-env-p"/><!--begin center
-->
<text:p text:style-name="center">
 <draw:frame draw:name="./images/dd_viewquery.png" text:anchor-type="as-char" draw:z-index="0" svg:width="519pt" svg:height="448pt"><draw:image xlink:href="Pictures/./images/dd_viewquery.png" xlink:type="simple" xlink:show="embed" xlink:actuate="onLoad"/><!--draw:name="IMG"  

--></draw:frame>
</text:p><text:p text:style-name="end-env-p"/></text:section><!--end center
-->
<!--l. 788
--><text:p text:style-name="Text-body"> 
<text:span text:style-name="caption"><text:span text:style-name="caption-title">Figure<text:s/>2.22<text:reference-mark text:name="x1-3700222"> </text:reference-mark>: </text:span>DeepDepth View Query</text:span>
                                                                     

                                                                     
   </text:p> 
<text:p text:style-name="bigskip"/></text:section>
                                                                     

                                                                     
   <!--end of subsubsection
--><!--end of subsection
--><!--end of section
--><!--end of chapter
--><!--start of chapter
--><text:p text:style-name="clearpage"/><text:h text:style-name="Heading-1" text:outline-level="1"><text:span text:style-name="chapter">Chapter<text:s/>3 </text:span><text:line-break/><t4htlink href="#QQ2-1-60" name="x1-380003"/>Summary and Future Works</text:h> 

<!--l. 806
--><text:p text:style-name="Text-body"/> 
<!--l. 806
--><text:p text:style-name="Text-body">WY: This part is definitely needed. It basically summarizes what your
system is about, why you think it is cool, and you can add future work
here. Also, List of Figures is usually before Chapter 1 right in front of the
document.
     </text:p> 
<!--l. 806
--><text:list text:style-name="Itemize"> 

     <text:list-item>
     <text:p text:style-name="Inside-itemize">Talking about summary of project and it’s achievements(I am not
     sure if this part is needed or what should I put in here.)</text:p> 
</text:list-item> 
</text:list> 

     <!--l. 806
--><text:list text:style-name="Itemize"> 

     <text:list-item>
     <text:p text:style-name="Inside-itemize">How this projects can be improved in future
     </text:p> 
</text:list-item> 

     <text:list-item>
     <text:p text:style-name="Inside-itemize">nice to have features</text:p> 
</text:list-item> 
</text:list> 
                                          <text:line-break/>DeepDepth is a platform that helps users to analyze social networks and see
graphs and analysis based on their need. On the other hand it provide the
required infrastructure to developers and admins to add more features and data
sources into DeepDepth. The first version of DeepDepth provides Twitter U.S.
tweets as its datasource and two Jobtypes as example. Because of having the
required infrastructure admins and developers can add more datasources,
Jobtypes and Graphs into system.
<!--l. 809
--><text:p text:style-name="First-line-indent">   In future, DeepDepth can be improved by getting connected to realtime data
analytic systems such as Apache Storm. So users will be able to get analysis
without waiting for the MapReduce job to be finished.
</text:p> 
<!--l. 811
--><text:p text:style-name="First-line-indent">   Another feature that can be added in next releases is that to enable users to
ask admin for their desired Jobtype and Graphs. So admins will be notified on
users needs and create them. Being able to share results on Social Networks and
downloading Graphs for future use is another nice to have feauture in future of
DeepDepth.
                                                                     

                                                                     
   </text:p> 
<!--end of chapter
--><!--end of chapter*
--><!--start of chapter*
--><text:p text:style-name="clearpage"/><text:h text:style-name="Heading-1" text:outline-level="1"><text:reference-mark text:name="x1-390003"> </text:reference-mark>Bibliography</text:h> 

   <text:bibliography text:name="bib-1"> <text:bibliography-source> 
<text:index-title-template>Bibliography</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ext:reference-mark text:name="Xstankath"> </text:reference-mark>  Social   Network   Analysis   Methods   and   Applications,   Stanley
   Wasserman, University of Illinois, Katherine Faust, University of South
   Carolina, November 1994
   </text:p><text:p text:style-name="p-bibitem">
 [2]<text:reference-mark text:name="Xpescosolido"> </text:reference-mark> Pescosolido,  B.  1991.  ”The  Sociology  of  the  Professions  and  the
   Profession  of  Sociology:  Professional  Responsibility,  Teaching,  and
   Graduate Training.” Teaching Sociology 19:351-361 (special issue on the
   state of graduate education).
   </text:p><text:p text:style-name="p-bibitem">
 [3]<text:reference-mark text:name="Xsocialnetworkdef"> </text:reference-mark> BERNICE A. PESCOSOLIDO <text:a xlink:type="simple" xlink:href="http://www.uk.sagepub.com/leonguerrero4e/study/materials/reference/05434_socnet.pdf"><text:span text:style-name="cmtt-10x-x-109">http://www.uk.sagepub.com/leonguerrero4e/study/materials/reference/05434_socnet.pdf</text:span></text:a>
   <text:span text:style-name="Emphasis"><text:span text:style-name="cmti-10x-x-109">THE SOCIOLOGY OF SOCIAL NETWORKS</text:span></text:span>
   </text:p><text:p text:style-name="p-bibitem">
 [4]<text:reference-mark text:name="Xsocialwebw3"> </text:reference-mark>  Halpin,  Harry;  Tuffield,  Mischa.  <text:span text:style-name="Emphasis"><text:span text:style-name="cmti-10x-x-109">”A  Standards-based,  Open  and</text:span>
   <text:span text:style-name="cmti-10x-x-109">Privacy-aware Social Web”</text:span></text:span> W3C Social Web Incubator Group Report
   6th December 2010 Report. W3C Incubator Group Report. Retrieved
   6/8/2011
   </text:p><text:p text:style-name="p-bibitem">
 [5]<text:reference-mark text:name="Xtwitterstat"> </text:reference-mark> <text:a xlink:type="simple" xlink:href="http://www.internetlivestats.com/twitter-statistics/"><text:span text:style-name="cmtt-10x-x-109">http://www.internetlivestats.com/twitter-_statistics/</text:span></text:a>
   </text:p><text:p text:style-name="p-bibitem">
 [6]<text:reference-mark text:name="Xtwittercompany"> </text:reference-mark> <text:a xlink:type="simple" xlink:href="https://about.twitter.com/company"><text:span text:style-name="cmtt-10x-x-109">https://about.twitter.com/company</text:span></text:a>
   </text:p><text:p text:style-name="p-bibitem">
 [7]<text:reference-mark text:name="Xorgnet"> </text:reference-mark> <text:a xlink:type="simple" xlink:href="http://www.orgnet.com/sna.html"><text:span text:style-name="cmtt-10x-x-109">http://www.orgnet.com/sna.html</text:span></text:a>
   </text:p><text:p text:style-name="p-bibitem">
 [8]<text:reference-mark text:name="Xtwazzup"> </text:reference-mark> <text:a xlink:type="simple" xlink:href="http://www.twazzup.com/"><text:span text:style-name="cmtt-10x-x-109">http://www.twazzup.com/</text:span></text:a>
   </text:p><text:p text:style-name="p-bibitem">
 [9]<text:reference-mark text:name="Xtwitscoop"> </text:reference-mark> <text:a xlink:type="simple" xlink:href="http://twitscoop.com/"><text:span text:style-name="cmtt-10x-x-109">http://twitscoop.com/</text:span></text:a>
   </text:p><text:p text:style-name="p-bibitem">
 [10]<text:reference-mark text:name="Xtweetpsych"> </text:reference-mark> <text:a xlink:type="simple" xlink:href="http://tweetpsych.com/"><text:span text:style-name="cmtt-10x-x-109">http://tweetpsych.com/</text:span></text:a>
                                                                     

                                                                     
   </text:p><text:p text:style-name="p-bibitem">
 [11]<text:reference-mark text:name="Xtweeps"> </text:reference-mark> <text:a xlink:type="simple" xlink:href="http://www.tweeps.com/"><text:span text:style-name="cmtt-10x-x-109">http://www.tweeps.com/</text:span></text:a>
   </text:p><text:p text:style-name="p-bibitem">
 [12]<text:reference-mark text:name="Xtwitonomy"> </text:reference-mark> <text:a xlink:type="simple" xlink:href="http://www.twitonomy.com/"><text:span text:style-name="cmtt-10x-x-109">http://www.twitonomy.com/</text:span></text:a>
   </text:p><text:p text:style-name="p-bibitem">
 [13]<text:reference-mark text:name="Xtwitterfirehose"> </text:reference-mark> <text:a xlink:type="simple" xlink:href="http://www.brightplanet.com/2013/06/twitter-firehose-vs-twitter-api-whats-the-difference-and-why-should-you-care/"><text:span text:style-name="cmtt-10x-x-109">http://www.brightplanet.com/2013/06/twitter-_firehose-_vs-_twitter-_api-_whats-_the-_difference-_and-_why-_should-_you-_care/</text:span></text:a>
   </text:p><text:p text:style-name="p-bibitem">
 [14]<text:reference-mark text:name="Xherokuadd"> </text:reference-mark> <text:a xlink:type="simple" xlink:href="https://www.heroku.com/"><text:span text:style-name="cmtt-10x-x-109">https://www.heroku.com/</text:span></text:a>
   </text:p><text:p text:style-name="p-bibitem">
 [15]<text:reference-mark text:name="Xtreasuredataadd"> </text:reference-mark> <text:a xlink:type="simple" xlink:href="http://www.treasuredata.com/"><text:span text:style-name="cmtt-10x-x-109">http://www.treasuredata.com/</text:span></text:a>
   </text:p><text:p text:style-name="p-bibitem">
 [16]<text:reference-mark text:name="Xapachestormadd"> </text:reference-mark> <text:a xlink:type="simple" xlink:href="https://storm.apache.org/"><text:span text:style-name="cmtt-10x-x-109">https://storm.apache.org/</text:span></text:a>
   </text:p><text:p text:style-name="p-bibitem">
 [17]<text:reference-mark text:name="Xd3jsadd"> </text:reference-mark> <text:a xlink:type="simple" xlink:href="http://d3js.org/"><text:span text:style-name="cmtt-10x-x-109">http://d3js.org/</text:span></text:a>
   </text:p></text:index-body></text:bibliography>
   <!--end of chapter*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ain.tex, options: xhtml,ooffice,html,refcaption 
(http://www.cse.ohio-state.edu/~gurari/TeX4ht/)  
</meta:initial-creator>
    <meta:generator>TeX4ht from main.tex, options: xhtml,ooffice,html,refcaption 
(http://www.cse.ohio-state.edu/~gurari/TeX4ht/)  
</meta:generator>
    <meta:creation-date>2014-11-20 13:56:00</meta:creation-date>
    <dc:date>2014-11-20 13:56:00</dc:date>
  </office:meta>
</office:document-meta>
</file>